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family="text" style:name="T1" style:display-name="T1">
      <style:text-properties fo:font-size="18pt"/>
    </style:style>
    <style:style style:family="text" style:name="T2" style:display-name="T2">
      <style:text-properties style:text-underline-type="single"/>
    </style:style>
    <style:style style:family="text" style:name="T3" style:display-name="T3">
      <style:text-properties style:font-name="Arial" fo:font-size="12pt" fo:language="es" fo:country="ES" fo:font-weight="bold"/>
    </style:style>
    <style:style style:family="text" style:name="T4" style:display-name="T4">
      <style:text-properties style:font-name="Arial" fo:font-size="12pt" fo:language="es" fo:country="ES" fo:font-weight="normal"/>
    </style:style>
    <style:style style:family="text" style:name="T5" style:display-name="T5">
      <style:text-properties fo:color="#000000" style:font-name="Arial" fo:font-size="12pt" fo:language="es" fo:country="ES" fo:font-weight="normal"/>
    </style:style>
    <style:style style:family="paragraph" style:name="P20" style:display-name="P20" style:parent-style-name="Normal">
      <style:text-properties style:font-name="Arial" fo:font-size="12pt"/>
    </style:style>
    <style:style style:family="paragraph" style:name="P21" style:display-name="P21" style:parent-style-name="Normal">
      <style:paragraph-properties fo:text-align="justify"/>
      <style:text-properties style:font-name="Arial" fo:font-style="italic"/>
    </style:style>
    <style:style style:family="paragraph" style:name="P22" style:display-name="P22" style:parent-style-name="Heading-1">
      <style:text-properties fo:font-size="12pt"/>
    </style:style>
    <style:style style:family="paragraph" style:name="P23" style:display-name="P23" style:parent-style-name="Heading-1">
      <style:text-properties fo:font-size="12pt" fo:font-weight="normal"/>
    </style:style>
    <style:style style:family="paragraph" style:name="P24" style:display-name="P24" style:parent-style-name="Heading-1">
      <style:text-properties fo:font-weight="normal"/>
    </style:style>
    <style:style style:family="paragraph" style:name="P25" style:display-name="P25" style:parent-style-name="Heading-1">
      <style:text-properties style:font-name="Arial" fo:font-size="12pt"/>
    </style:style>
    <style:style style:family="paragraph" style:name="P26" style:display-name="P26" style:parent-style-name="Heading-3">
      <style:text-properties style:font-name="Arial"/>
    </style:style>
    <style:style style:family="paragraph" style:name="P27" style:display-name="P27" style:parent-style-name="Heading-1">
      <style:text-properties style:font-name="Arial"/>
    </style:style>
    <style:style style:family="paragraph" style:name="P28" style:display-name="P28" style:parent-style-name="Heading-1">
      <style:text-properties style:font-name="Arial" fo:font-size="12pt" fo:font-weight="normal"/>
    </style:style>
    <style:style style:family="paragraph" style:name="P29" style:display-name="P29" style:parent-style-name="Normal">
      <style:text-properties style:font-name="Comic Sans MS" fo:font-size="10pt"/>
    </style:style>
    <style:style style:family="paragraph" style:name="P8" style:display-name="P8" style:parent-style-name="Heading-1">
      <style:paragraph-properties fo:break-before="page"/>
      <style:text-properties fo:font-size="12pt"/>
    </style:style>
    <style:style style:family="paragraph" style:name="P3" style:display-name="P3" style:parent-style-name="Normal">
      <style:paragraph-properties fo:text-align="center"/>
      <style:text-properties style:font-name="Comic Sans MS" fo:font-size="15pt"/>
    </style:style>
    <style:style style:family="paragraph" style:name="P4" style:display-name="P4" style:parent-style-name="Normal">
      <style:text-properties style:font-name="Comic Sans MS"/>
    </style:style>
    <style:style style:family="paragraph" style:name="P2" style:display-name="P2" style:parent-style-name="Normal">
      <style:paragraph-properties fo:text-align="center"/>
      <style:text-properties style:font-name="Comic Sans MS"/>
    </style:style>
    <style:style style:family="paragraph" style:name="P1" style:display-name="P1">
      <style:paragraph-properties fo:break-before="page"/>
    </style:style>
    <style:style style:family="paragraph" style:name="P6" style:display-name="P6" style:parent-style-name="Normal">
      <style:text-properties style:text-underline-type="single" style:font-name="Comic Sans MS" fo:font-size="16pt"/>
    </style:style>
    <style:style style:family="paragraph" style:name="P7" style:display-name="P7" style:parent-style-name="Normal">
      <style:text-properties style:font-name="Comic Sans MS" fo:font-size="14pt"/>
    </style:style>
    <style:style style:family="paragraph" style:name="P5" style:display-name="P5" style:parent-style-name="Normal">
      <style:paragraph-properties fo:border-bottom="0.06pt solid #000000" fo:padding-left="0.074cm" fo:padding-right="0.074cm" fo:padding-top="0.074cm"/>
      <style:text-properties style:font-name="Comic Sans MS"/>
    </style:style>
    <style:style style:family="paragraph" style:name="P30" style:display-name="P30" style:parent-style-name="Normal">
      <style:text-properties style:font-name="Comic Sans MS" fo:font-size="12pt"/>
    </style:style>
    <style:style style:family="paragraph" style:name="P31" style:display-name="P31" style:parent-style-name="Normal">
      <style:paragraph-properties fo:text-align="justify"/>
      <style:text-properties style:font-name="Arial" fo:font-size="12pt"/>
    </style:style>
    <style:style style:family="paragraph" style:name="P32" style:display-name="P32" style:parent-style-name="Normal">
      <style:paragraph-properties fo:break-before="page"/>
      <style:text-properties style:font-name="Arial" fo:font-weight="bold"/>
    </style:style>
    <style:style style:family="paragraph" style:name="P33" style:display-name="P33" style:parent-style-name="Normal">
      <style:paragraph-properties fo:break-before="page"/>
      <style:text-properties style:font-name="Arial"/>
    </style:style>
    <style:style style:family="paragraph" style:name="P34" style:display-name="P34" style:parent-style-name="Normal">
      <style:paragraph-properties fo:text-align="justify" fo:break-before="page"/>
      <style:text-properties style:font-name="Arial" fo:font-size="12pt"/>
    </style:style>
    <style:style style:family="paragraph" style:name="P35" style:display-name="P35" style:parent-style-name="Normal">
      <style:text-properties fo:font-size="3pt"/>
    </style:style>
    <style:style style:family="paragraph" style:name="P36" style:display-name="P36" style:parent-style-name="Normal">
      <style:paragraph-properties fo:text-align="left"/>
      <style:text-properties style:font-name="Arial" fo:font-weight="normal"/>
    </style:style>
    <style:style style:family="paragraph" style:name="P37" style:display-name="P37" style:parent-style-name="Heading-1">
      <style:paragraph-properties fo:break-before="page"/>
    </style:style>
    <style:style style:family="paragraph" style:name="P38" style:display-name="P38" style:parent-style-name="Normal">
      <style:paragraph-properties fo:break-before="page"/>
      <style:text-properties style:font-name="Arial" fo:font-weight="normal"/>
    </style:style>
    <style:style style:family="paragraph" style:name="P39" style:display-name="P39" style:parent-style-name="Normal">
      <style:paragraph-properties fo:break-before="page"/>
      <style:text-properties style:font-name="Arial" fo:font-size="12pt"/>
    </style:style>
    <style:style style:family="paragraph" style:name="P9" style:display-name="P9" style:parent-style-name="Heading-3"/>
    <style:style style:family="paragraph" style:name="P40" style:display-name="P40" style:parent-style-name="Normal">
      <style:paragraph-properties fo:text-align="justify" fo:break-before="page"/>
      <style:text-properties style:font-name="Arial" fo:font-size="12pt" fo:font-weight="normal"/>
    </style:style>
    <style:style style:family="paragraph" style:name="P41" style:display-name="P41" style:parent-style-name="Normal">
      <style:text-properties fo:color="#000000" style:font-name="Arial" fo:font-size="12pt" fo:font-weight="normal"/>
    </style:style>
    <style:style style:family="paragraph" style:name="P42" style:display-name="P42" style:parent-style-name="Heading-1">
      <style:paragraph-properties fo:text-align="left" fo:text-indent="0.0000in" fo:line-height="100%" fo:margin-left="0.0000in" fo:margin-right="0.0000in" fo:margin-top="0.0000in" fo:margin-bottom="0.0000in" fo:break-before="page" style:writing-mode="lr"/>
    </style:style>
    <style:style style:family="paragraph" style:name="P43" style:display-name="P43" style:parent-style-name="Normal">
      <style:paragraph-properties fo:text-align="left" fo:text-indent="0.0000in" fo:line-height="100%" fo:margin-left="0.0000in" fo:margin-right="0.0000in" fo:margin-top="0.0000in" fo:margin-bottom="0.0000in" fo:break-before="page" style:writing-mode="lr"/>
    </style:style>
    <style:style style:family="paragraph" style:name="P44" style:display-name="P44" style:parent-style-name="Normal">
      <style:paragraph-properties fo:text-align="left" fo:text-indent="0.0000in" fo:line-height="100%" fo:margin-left="0.0000in" fo:margin-right="0.0000in" fo:margin-top="0.0000in" fo:margin-bottom="0.0000in" fo:break-before="page" style:writing-mode="lr"/>
      <style:text-properties fo:color="#000000" style:font-name="Arial" fo:font-size="12pt" fo:font-weight="normal"/>
    </style:style>
    <style:style style:family="paragraph" style:name="P45" style:display-name="P45" style:parent-style-name="Normal">
      <style:paragraph-properties fo:text-align="justify" fo:text-indent="0.0000in" fo:line-height="100%" fo:margin-left="0.0000in" fo:margin-right="0.0000in" fo:margin-top="0.0000in" fo:margin-bottom="0.0000in" fo:break-before="page" style:writing-mode="lr"/>
      <style:text-properties style:font-name="Arial" fo:font-size="12pt" fo:font-weight="normal"/>
    </style:style>
    <style:style style:family="paragraph" style:name="P46" style:display-name="P46" style:parent-style-name="Normal">
      <style:paragraph-properties fo:text-align="justify" fo:text-indent="0.0000in" fo:line-height="100%" fo:margin-left="0.0000in" fo:margin-right="0.0000in" fo:margin-top="0.0000in" fo:margin-bottom="0.0000in" fo:break-before="page" style:writing-mode="lr"/>
      <style:text-properties style:font-name="Arial" fo:font-size="12pt" fo:language="es" fo:country="ES" fo:font-weight="normal"/>
    </style:style>
    <style:style style:family="paragraph" style:name="P47" style:display-name="P47">
      <style:text-properties fo:color="#000000" style:font-name="Arial" fo:font-size="12pt" fo:font-weight="normal"/>
    </style:style>
    <style:style style:family="paragraph" style:name="P10" style:display-name="P10" style:parent-style-name="Normal">
      <style:text-properties style:font-name="Arial" fo:font-size="8pt"/>
    </style:style>
    <style:style style:family="paragraph" style:name="P11" style:display-name="P11" style:parent-style-name="Normal">
      <style:text-properties style:font-name="Arial" fo:font-weight="bold"/>
    </style:style>
    <style:style style:family="paragraph" style:name="P12" style:display-name="P12" style:parent-style-name="Normal">
      <style:text-properties style:font-name="Arial" fo:font-style="italic"/>
    </style:style>
    <style:style style:family="paragraph" style:name="P13" style:display-name="P13" style:parent-style-name="Heading-2"/>
    <style:style style:family="paragraph" style:name="P14" style:display-name="P14" style:parent-style-name="Normal">
      <style:text-properties style:font-name="Arial"/>
    </style:style>
    <style:style style:family="paragraph" style:name="P15" style:display-name="P15" style:parent-style-name="Normal"/>
    <style:style style:family="paragraph" style:name="P16" style:display-name="P16" style:parent-style-name="Heading-1">
      <style:paragraph-properties fo:break-before="page"/>
      <style:text-properties fo:font-size="12pt" fo:font-weight="normal"/>
    </style:style>
    <style:style style:family="paragraph" style:name="P17" style:display-name="P17" style:parent-style-name="Heading-1"/>
    <style:style style:family="paragraph" style:name="P18" style:display-name="P18" style:parent-style-name="Normal">
      <style:text-properties style:font-name="Arial" fo:font-weight="normal"/>
    </style:style>
    <style:style style:family="paragraph" style:name="P19" style:display-name="P19" style:parent-style-name="Normal">
      <style:paragraph-properties fo:break-before="page"/>
      <style:text-properties style:font-name="Arial" fo:font-style="italic"/>
    </style:style>
    <style:style style:family="section" style:name="Sect1" style:display-name="Sect1"/>
    <style:style style:family="table" style:name="Table90" style:display-name="Table90">
      <style:table-properties style:width="0.000000" table:align="margins" fo:margin-left="-0.162cm"/>
    </style:style>
    <style:style style:family="table" style:name="Table91" style:display-name="Table91">
      <style:table-properties style:width="0.000000" table:align="margins" fo:margin-left="-0.162cm"/>
    </style:style>
    <style:style style:family="table" style:name="Table92" style:display-name="Table92">
      <style:table-properties style:width="0.000000" table:align="margins" fo:margin-left="-0.162cm"/>
    </style:style>
    <style:style style:family="table" style:name="Table93" style:display-name="Table93">
      <style:table-properties style:width="0.000000" table:align="margins" fo:margin-left="-0.162cm"/>
    </style:style>
    <style:style style:family="table" style:name="Table94" style:display-name="Table94">
      <style:table-properties style:width="0.000000" table:align="margins" fo:margin-left="-0.162cm"/>
    </style:style>
    <style:style style:family="table" style:name="Table95" style:display-name="Table95">
      <style:table-properties style:width="0.000000" table:align="margins" fo:margin-left="-0.162cm"/>
    </style:style>
    <style:style style:family="table" style:name="Table96" style:display-name="Table96">
      <style:table-properties style:width="0.000000" table:align="margins" fo:margin-left="-0.162cm"/>
    </style:style>
    <style:style style:family="table" style:name="Table97" style:display-name="Table97">
      <style:table-properties style:width="0.000000" table:align="margins" fo:margin-left="-0.162cm"/>
    </style:style>
    <style:style style:family="table" style:name="Table98" style:display-name="Table98">
      <style:table-properties style:width="0.000000" table:align="margins" fo:margin-left="-0.162cm"/>
    </style:style>
    <style:style style:family="table" style:name="Table99" style:display-name="Table99">
      <style:table-properties style:width="0.000000" table:align="margins" fo:margin-left="-0.162cm"/>
    </style:style>
    <style:style style:family="table" style:name="Table20" style:display-name="Table20">
      <style:table-properties style:width="0.000000" table:align="margins" fo:margin-left="-0.016cm"/>
    </style:style>
    <style:style style:family="table" style:name="Table21" style:display-name="Table21">
      <style:table-properties style:width="0.000000" table:align="margins" fo:margin-left="-0.016cm"/>
    </style:style>
    <style:style style:family="table" style:name="Table22" style:display-name="Table22">
      <style:table-properties style:width="0.000000" table:align="margins" fo:margin-left="0.011cm"/>
    </style:style>
    <style:style style:family="table" style:name="Table23" style:display-name="Table23">
      <style:table-properties style:width="0.000000" table:align="margins" fo:margin-left="-0.016cm"/>
    </style:style>
    <style:style style:family="table" style:name="Table24" style:display-name="Table24">
      <style:table-properties style:width="0.000000" table:align="margins" fo:margin-left="-0.042cm"/>
    </style:style>
    <style:style style:family="table" style:name="Table25" style:display-name="Table25">
      <style:table-properties style:width="0.000000" table:align="margins" fo:margin-left="-0.162cm"/>
    </style:style>
    <style:style style:family="table" style:name="Table26" style:display-name="Table26">
      <style:table-properties style:width="0.000000" table:align="margins" fo:margin-left="-0.162cm"/>
    </style:style>
    <style:style style:family="table" style:name="Table27" style:display-name="Table27">
      <style:table-properties style:width="0.000000" table:align="margins" fo:margin-left="-0.162cm"/>
    </style:style>
    <style:style style:family="table" style:name="Table28" style:display-name="Table28">
      <style:table-properties style:width="0.000000" table:align="margins" fo:margin-left="-0.162cm"/>
    </style:style>
    <style:style style:family="table" style:name="Table29" style:display-name="Table29">
      <style:table-properties style:width="0.000000" table:align="margins" fo:margin-left="-0.162cm"/>
    </style:style>
    <style:style style:family="table" style:name="Table100" style:display-name="Table100">
      <style:table-properties style:width="0.000000" table:align="margins" fo:margin-left="-0.162cm"/>
    </style:style>
    <style:style style:family="table" style:name="Table101" style:display-name="Table101">
      <style:table-properties style:width="0.000000" table:align="margins" fo:margin-left="-0.162cm"/>
    </style:style>
    <style:style style:family="table" style:name="Table102" style:display-name="Table102">
      <style:table-properties style:width="0.000000" table:align="margins" fo:margin-left="-0.162cm"/>
    </style:style>
    <style:style style:family="table" style:name="Table103" style:display-name="Table103">
      <style:table-properties style:width="0.000000" table:align="margins" fo:margin-left="-0.162cm"/>
    </style:style>
    <style:style style:family="table" style:name="Table104" style:display-name="Table104">
      <style:table-properties style:width="0.000000" table:align="margins" fo:margin-left="-0.162cm"/>
    </style:style>
    <style:style style:family="table" style:name="Table105" style:display-name="Table105">
      <style:table-properties style:width="0.000000" table:align="margins" fo:margin-left="-0.162cm"/>
    </style:style>
    <style:style style:family="table" style:name="Table106" style:display-name="Table106">
      <style:table-properties style:width="0.000000" table:align="margins" fo:margin-left="-0.162cm"/>
    </style:style>
    <style:style style:family="table" style:name="Table107" style:display-name="Table107">
      <style:table-properties style:width="0.000000" table:align="margins" fo:margin-left="-0.162cm"/>
    </style:style>
    <style:style style:family="table" style:name="Table108" style:display-name="Table108">
      <style:table-properties style:width="0.000000" table:align="margins" fo:margin-left="-0.162cm"/>
    </style:style>
    <style:style style:family="table" style:name="Table109" style:display-name="Table109">
      <style:table-properties style:width="0.000000" table:align="margins" fo:margin-left="-0.162cm"/>
    </style:style>
    <style:style style:family="table" style:name="Table30" style:display-name="Table30">
      <style:table-properties style:width="0.000000" table:align="margins" fo:margin-left="-0.162cm"/>
    </style:style>
    <style:style style:family="table" style:name="Table31" style:display-name="Table31">
      <style:table-properties style:width="0.000000" table:align="margins" fo:margin-left="-0.162cm"/>
    </style:style>
    <style:style style:family="table" style:name="Table32" style:display-name="Table32">
      <style:table-properties style:width="0.000000" table:align="margins" fo:margin-left="-0.162cm"/>
    </style:style>
    <style:style style:family="table" style:name="Table33" style:display-name="Table33">
      <style:table-properties style:width="0.000000" table:align="margins" fo:margin-left="-0.162cm"/>
    </style:style>
    <style:style style:family="table" style:name="Table34" style:display-name="Table34">
      <style:table-properties style:width="0.000000" table:align="margins" fo:margin-left="-0.162cm"/>
    </style:style>
    <style:style style:family="table" style:name="Table35" style:display-name="Table35">
      <style:table-properties style:width="0.000000" table:align="margins" fo:margin-left="-0.162cm"/>
    </style:style>
    <style:style style:family="table" style:name="Table36" style:display-name="Table36">
      <style:table-properties style:width="0.000000" table:align="margins" fo:margin-left="-0.162cm"/>
    </style:style>
    <style:style style:family="table" style:name="Table37" style:display-name="Table37">
      <style:table-properties style:width="0.000000" table:align="margins" fo:margin-left="-0.162cm"/>
    </style:style>
    <style:style style:family="table" style:name="Table38" style:display-name="Table38">
      <style:table-properties style:width="0.000000" table:align="margins" fo:margin-left="-0.162cm"/>
    </style:style>
    <style:style style:family="table" style:name="Table39" style:display-name="Table39">
      <style:table-properties style:width="0.000000" table:align="margins" fo:margin-left="-0.162cm"/>
    </style:style>
    <style:style style:family="table" style:name="Table110" style:display-name="Table110">
      <style:table-properties style:width="0.000000" table:align="margins" fo:margin-left="-0.162cm"/>
    </style:style>
    <style:style style:family="table" style:name="Table111" style:display-name="Table111">
      <style:table-properties style:width="0.000000" table:align="margins" fo:margin-left="-0.162cm"/>
    </style:style>
    <style:style style:family="table" style:name="Table112" style:display-name="Table112">
      <style:table-properties style:width="0.000000" table:align="margins" fo:margin-left="-0.162cm"/>
    </style:style>
    <style:style style:family="table" style:name="Table113" style:display-name="Table113">
      <style:table-properties style:width="0.000000" table:align="margins" fo:margin-left="-0.162cm"/>
    </style:style>
    <style:style style:family="table" style:name="Table114" style:display-name="Table114">
      <style:table-properties style:width="0.000000" table:align="margins" fo:margin-left="-0.162cm"/>
    </style:style>
    <style:style style:family="table" style:name="Table115" style:display-name="Table115">
      <style:table-properties style:width="0.000000" table:align="margins" fo:margin-left="-0.162cm"/>
    </style:style>
    <style:style style:family="table" style:name="Table116" style:display-name="Table116">
      <style:table-properties style:width="0.000000" table:align="margins" fo:margin-left="-0.162cm"/>
    </style:style>
    <style:style style:family="table" style:name="Table117" style:display-name="Table117">
      <style:table-properties style:width="0.000000" table:align="margins" fo:margin-left="-0.162cm"/>
    </style:style>
    <style:style style:family="table" style:name="Table118" style:display-name="Table118">
      <style:table-properties style:width="0.000000" table:align="margins" fo:margin-left="-0.162cm"/>
    </style:style>
    <style:style style:family="table" style:name="Table119" style:display-name="Table119">
      <style:table-properties style:width="0.000000" table:align="margins" fo:margin-left="-0.162cm"/>
    </style:style>
    <style:style style:family="table" style:name="Table40" style:display-name="Table40">
      <style:table-properties style:width="0.000000" table:align="margins" fo:margin-left="-0.162cm"/>
    </style:style>
    <style:style style:family="table" style:name="Table41" style:display-name="Table41">
      <style:table-properties style:width="0.000000" table:align="margins" fo:margin-left="-0.162cm"/>
    </style:style>
    <style:style style:family="table" style:name="Table42" style:display-name="Table42">
      <style:table-properties style:width="0.000000" table:align="margins" fo:margin-left="-0.162cm"/>
    </style:style>
    <style:style style:family="table" style:name="Table43" style:display-name="Table43">
      <style:table-properties style:width="0.000000" table:align="margins" fo:margin-left="-0.162cm"/>
    </style:style>
    <style:style style:family="table" style:name="Table44" style:display-name="Table44">
      <style:table-properties style:width="0.000000" table:align="margins" fo:margin-left="-0.162cm"/>
    </style:style>
    <style:style style:family="table" style:name="Table45" style:display-name="Table45">
      <style:table-properties style:width="0.000000" table:align="margins" fo:margin-left="-0.162cm"/>
    </style:style>
    <style:style style:family="table" style:name="Table46" style:display-name="Table46">
      <style:table-properties style:width="0.000000" table:align="margins" fo:margin-left="-0.162cm"/>
    </style:style>
    <style:style style:family="table" style:name="Table47" style:display-name="Table47">
      <style:table-properties style:width="0.000000" table:align="margins" fo:margin-left="-0.162cm"/>
    </style:style>
    <style:style style:family="table" style:name="Table48" style:display-name="Table48">
      <style:table-properties style:width="0.000000" table:align="margins" fo:margin-left="-0.162cm"/>
    </style:style>
    <style:style style:family="table" style:name="Table49" style:display-name="Table49">
      <style:table-properties style:width="0.000000" table:align="margins" fo:margin-left="-0.162cm"/>
    </style:style>
    <style:style style:family="table" style:name="Table120" style:display-name="Table120">
      <style:table-properties style:width="0.000000" table:align="margins" fo:margin-left="-0.162cm"/>
    </style:style>
    <style:style style:family="table" style:name="Table121" style:display-name="Table121">
      <style:table-properties style:width="0.000000" table:align="margins" fo:margin-left="-0.162cm"/>
    </style:style>
    <style:style style:family="table" style:name="Table122" style:display-name="Table122">
      <style:table-properties style:width="0.000000" table:align="margins" fo:margin-left="-0.162cm"/>
    </style:style>
    <style:style style:family="table" style:name="Table123" style:display-name="Table123">
      <style:table-properties style:width="0.000000" table:align="margins" fo:margin-left="-0.162cm"/>
    </style:style>
    <style:style style:family="table" style:name="Table124" style:display-name="Table124">
      <style:table-properties style:width="0.000000" table:align="margins" fo:margin-left="-0.162cm"/>
    </style:style>
    <style:style style:family="table" style:name="Table125" style:display-name="Table125">
      <style:table-properties style:width="0.000000" table:align="margins" fo:margin-left="-0.162cm"/>
    </style:style>
    <style:style style:family="table" style:name="Table126" style:display-name="Table126">
      <style:table-properties style:width="0.000000" table:align="margins" fo:margin-left="-0.162cm"/>
    </style:style>
    <style:style style:family="table" style:name="Table127" style:display-name="Table127">
      <style:table-properties style:width="0.000000" table:align="margins" fo:margin-left="-0.162cm"/>
    </style:style>
    <style:style style:family="table" style:name="Table128" style:display-name="Table128">
      <style:table-properties style:width="0.000000" table:align="margins" fo:margin-left="-0.162cm"/>
    </style:style>
    <style:style style:family="table" style:name="Table129" style:display-name="Table129">
      <style:table-properties style:width="0.000000" table:align="margins" fo:margin-left="-0.162cm"/>
    </style:style>
    <style:style style:family="table" style:name="Table50" style:display-name="Table50">
      <style:table-properties style:width="0.000000" table:align="margins" fo:margin-left="-0.162cm"/>
    </style:style>
    <style:style style:family="table" style:name="Table51" style:display-name="Table51">
      <style:table-properties style:width="0.000000" table:align="margins" fo:margin-left="-0.162cm"/>
    </style:style>
    <style:style style:family="table" style:name="Table52" style:display-name="Table52">
      <style:table-properties style:width="0.000000" table:align="margins" fo:margin-left="-0.162cm"/>
    </style:style>
    <style:style style:family="table" style:name="Table53" style:display-name="Table53">
      <style:table-properties style:width="0.000000" table:align="margins" fo:margin-left="-0.162cm"/>
    </style:style>
    <style:style style:family="table" style:name="Table54" style:display-name="Table54">
      <style:table-properties style:width="0.000000" table:align="margins" fo:margin-left="-0.162cm"/>
    </style:style>
    <style:style style:family="table" style:name="Table55" style:display-name="Table55">
      <style:table-properties style:width="0.000000" table:align="margins" fo:margin-left="-0.162cm"/>
    </style:style>
    <style:style style:family="table" style:name="Table56" style:display-name="Table56">
      <style:table-properties style:width="0.000000" table:align="margins" fo:margin-left="-0.162cm"/>
    </style:style>
    <style:style style:family="table" style:name="Table57" style:display-name="Table57">
      <style:table-properties style:width="0.000000" table:align="margins" fo:margin-left="-0.162cm"/>
    </style:style>
    <style:style style:family="table" style:name="Table58" style:display-name="Table58">
      <style:table-properties style:width="0.000000" table:align="margins" fo:margin-left="-0.162cm"/>
    </style:style>
    <style:style style:family="table" style:name="Table59" style:display-name="Table59">
      <style:table-properties style:width="0.000000" table:align="margins" fo:margin-left="-0.162cm"/>
    </style:style>
    <style:style style:family="table" style:name="Table130" style:display-name="Table130">
      <style:table-properties style:width="0.000000" table:align="margins" fo:margin-left="-0.162cm"/>
    </style:style>
    <style:style style:family="table" style:name="Table131" style:display-name="Table131">
      <style:table-properties style:width="0.000000" table:align="margins" fo:margin-left="-0.162cm"/>
    </style:style>
    <style:style style:family="table" style:name="Table132" style:display-name="Table132">
      <style:table-properties style:width="0.000000" table:align="margins" fo:margin-left="-0.162cm"/>
    </style:style>
    <style:style style:family="table" style:name="Table133" style:display-name="Table133">
      <style:table-properties style:width="0.000000" table:align="margins" fo:margin-left="-0.162cm"/>
    </style:style>
    <style:style style:family="table" style:name="Table134" style:display-name="Table134">
      <style:table-properties style:width="0.000000" table:align="margins" fo:margin-left="-0.162cm"/>
    </style:style>
    <style:style style:family="table" style:name="Table135" style:display-name="Table135">
      <style:table-properties style:width="0.000000" table:align="margins" fo:margin-left="-0.162cm"/>
    </style:style>
    <style:style style:family="table" style:name="Table136" style:display-name="Table136">
      <style:table-properties style:width="0.000000" table:align="margins" fo:margin-left="-0.162cm"/>
    </style:style>
    <style:style style:family="table" style:name="Table137" style:display-name="Table137">
      <style:table-properties style:width="0.000000" table:align="margins" fo:margin-left="-0.162cm"/>
    </style:style>
    <style:style style:family="table" style:name="Table138" style:display-name="Table138">
      <style:table-properties style:width="0.000000" table:align="margins" fo:margin-left="-0.162cm"/>
    </style:style>
    <style:style style:family="table" style:name="Table139" style:display-name="Table139">
      <style:table-properties style:width="0.000000" table:align="margins" fo:margin-left="-0.162cm"/>
    </style:style>
    <style:style style:family="table" style:name="Table60" style:display-name="Table60">
      <style:table-properties style:width="0.000000" table:align="margins" fo:margin-left="-0.162cm"/>
    </style:style>
    <style:style style:family="table" style:name="Table61" style:display-name="Table61">
      <style:table-properties style:width="0.000000" table:align="margins" fo:margin-left="-0.162cm"/>
    </style:style>
    <style:style style:family="table" style:name="Table62" style:display-name="Table62">
      <style:table-properties style:width="0.000000" table:align="margins" fo:margin-left="-0.162cm"/>
    </style:style>
    <style:style style:family="table" style:name="Table63" style:display-name="Table63">
      <style:table-properties style:width="0.000000" table:align="margins" fo:margin-left="-0.162cm"/>
    </style:style>
    <style:style style:family="table" style:name="Table64" style:display-name="Table64">
      <style:table-properties style:width="0.000000" table:align="margins" fo:margin-left="-0.162cm"/>
    </style:style>
    <style:style style:family="table" style:name="Table65" style:display-name="Table65">
      <style:table-properties style:width="0.000000" table:align="margins" fo:margin-left="-0.162cm"/>
    </style:style>
    <style:style style:family="table" style:name="Table66" style:display-name="Table66">
      <style:table-properties style:width="0.000000" table:align="margins" fo:margin-left="-0.162cm"/>
    </style:style>
    <style:style style:family="table" style:name="Table67" style:display-name="Table67">
      <style:table-properties style:width="0.000000" table:align="margins" fo:margin-left="-0.162cm"/>
    </style:style>
    <style:style style:family="table" style:name="Table68" style:display-name="Table68">
      <style:table-properties style:width="0.000000" table:align="margins" fo:margin-left="-0.162cm"/>
    </style:style>
    <style:style style:family="table" style:name="Table69" style:display-name="Table69">
      <style:table-properties style:width="0.000000" table:align="margins" fo:margin-left="-0.162cm"/>
    </style:style>
    <style:style style:family="table" style:name="Table140" style:display-name="Table140">
      <style:table-properties style:width="0.000000" table:align="margins" fo:margin-left="-0.162cm"/>
    </style:style>
    <style:style style:family="table" style:name="Table141" style:display-name="Table141">
      <style:table-properties style:width="0.000000" table:align="margins" fo:margin-left="-0.162cm"/>
    </style:style>
    <style:style style:family="table" style:name="Table70" style:display-name="Table70">
      <style:table-properties style:width="0.000000" table:align="margins" fo:margin-left="-0.162cm"/>
    </style:style>
    <style:style style:family="table" style:name="Table71" style:display-name="Table71">
      <style:table-properties style:width="0.000000" table:align="margins" fo:margin-left="-0.162cm"/>
    </style:style>
    <style:style style:family="table" style:name="Table72" style:display-name="Table72">
      <style:table-properties style:width="0.000000" table:align="margins" fo:margin-left="-0.162cm"/>
    </style:style>
    <style:style style:family="table" style:name="Table73" style:display-name="Table73">
      <style:table-properties style:width="0.000000" table:align="margins" fo:margin-left="-0.162cm"/>
    </style:style>
    <style:style style:family="table" style:name="Table74" style:display-name="Table74">
      <style:table-properties style:width="0.000000" table:align="margins" fo:margin-left="-0.162cm"/>
    </style:style>
    <style:style style:family="table" style:name="Table75" style:display-name="Table75">
      <style:table-properties style:width="0.000000" table:align="margins" fo:margin-left="-0.162cm"/>
    </style:style>
    <style:style style:family="table" style:name="Table76" style:display-name="Table76">
      <style:table-properties style:width="0.000000" table:align="margins" fo:margin-left="-0.162cm"/>
    </style:style>
    <style:style style:family="table" style:name="Table77" style:display-name="Table77">
      <style:table-properties style:width="0.000000" table:align="margins" fo:margin-left="-0.162cm"/>
    </style:style>
    <style:style style:family="table" style:name="Table78" style:display-name="Table78">
      <style:table-properties style:width="0.000000" table:align="margins" fo:margin-left="-0.162cm"/>
    </style:style>
    <style:style style:family="table" style:name="Table79" style:display-name="Table79">
      <style:table-properties style:width="0.000000" table:align="margins" fo:margin-left="-0.162cm"/>
    </style:style>
    <style:style style:family="table" style:name="Table15" style:display-name="Table15">
      <style:table-properties style:width="0.000000" table:align="margins" fo:margin-left="0.037cm"/>
    </style:style>
    <style:style style:family="table" style:name="Table13" style:display-name="Table13">
      <style:table-properties style:width="0.000000" table:align="margins" fo:margin-left="0.064cm"/>
    </style:style>
    <style:style style:family="table" style:name="Table88" style:display-name="Table88">
      <style:table-properties style:width="0.000000" table:align="margins" fo:margin-left="-0.162cm"/>
    </style:style>
    <style:style style:family="table" style:name="Table14" style:display-name="Table14">
      <style:table-properties style:width="0.000000" table:align="margins" fo:margin-left="0.064cm"/>
    </style:style>
    <style:style style:family="table" style:name="Table2" style:display-name="Table2">
      <style:table-properties style:width="0.000000" table:align="margins" fo:margin-left="0.037cm"/>
    </style:style>
    <style:style style:family="table" style:name="Table10" style:display-name="Table10">
      <style:table-properties style:width="0.000000" table:align="margins" fo:margin-left="-0.016cm"/>
    </style:style>
    <style:style style:family="table" style:name="Table11" style:display-name="Table11">
      <style:table-properties style:width="0.000000" table:align="margins" fo:margin-left="0.011cm"/>
    </style:style>
    <style:style style:family="table" style:name="Table16" style:display-name="Table16">
      <style:table-properties style:width="0.000000" table:align="margins" fo:margin-left="0.064cm"/>
    </style:style>
    <style:style style:family="table" style:name="Table12" style:display-name="Table12">
      <style:table-properties style:width="0.000000" table:align="margins" fo:margin-left="0.037cm"/>
    </style:style>
    <style:style style:family="table" style:name="Table80" style:display-name="Table80">
      <style:table-properties style:width="0.000000" table:align="margins" fo:margin-left="-0.162cm"/>
    </style:style>
    <style:style style:family="table" style:name="Table81" style:display-name="Table81">
      <style:table-properties style:width="0.000000" table:align="margins" fo:margin-left="-0.162cm"/>
    </style:style>
    <style:style style:family="table" style:name="Table82" style:display-name="Table82">
      <style:table-properties style:width="0.000000" table:align="margins" fo:margin-left="-0.162cm"/>
    </style:style>
    <style:style style:family="table" style:name="Table83" style:display-name="Table83">
      <style:table-properties style:width="0.000000" table:align="margins" fo:margin-left="-0.162cm"/>
    </style:style>
    <style:style style:family="table" style:name="Table84" style:display-name="Table84">
      <style:table-properties style:width="0.000000" table:align="margins" fo:margin-left="-0.162cm"/>
    </style:style>
    <style:style style:family="table" style:name="Table85" style:display-name="Table85">
      <style:table-properties style:width="0.000000" table:align="margins" fo:margin-left="-0.162cm"/>
    </style:style>
    <style:style style:family="table" style:name="Table86" style:display-name="Table86">
      <style:table-properties style:width="0.000000" table:align="margins" fo:margin-left="-0.162cm"/>
    </style:style>
    <style:style style:family="table" style:name="Table87" style:display-name="Table87">
      <style:table-properties style:width="0.000000" table:align="margins" fo:margin-left="-0.162cm"/>
    </style:style>
    <style:style style:family="table" style:name="Table1" style:display-name="Table1">
      <style:table-properties style:width="0.000000" table:align="margins" fo:margin-left="0.037cm"/>
    </style:style>
    <style:style style:family="table" style:name="Table89" style:display-name="Table89">
      <style:table-properties style:width="0.000000" table:align="margins" fo:margin-left="-0.162cm"/>
    </style:style>
    <style:style style:family="table" style:name="Table3" style:display-name="Table3">
      <style:table-properties style:width="0.000000" table:align="margins" fo:margin-left="0.037cm"/>
    </style:style>
    <style:style style:family="table" style:name="Table4" style:display-name="Table4">
      <style:table-properties style:width="0.000000" table:align="margins" fo:margin-left="0.09cm"/>
    </style:style>
    <style:style style:family="table" style:name="Table5" style:display-name="Table5">
      <style:table-properties style:width="0.000000" table:align="margins" fo:margin-left="0.037cm"/>
    </style:style>
    <style:style style:family="table" style:name="Table6" style:display-name="Table6">
      <style:table-properties style:width="0.000000" table:align="margins" fo:margin-left="0.037cm"/>
    </style:style>
    <style:style style:family="table" style:name="Table7" style:display-name="Table7">
      <style:table-properties style:width="0.000000" table:align="margins" fo:margin-left="-0.016cm"/>
    </style:style>
    <style:style style:family="table" style:name="Table8" style:display-name="Table8">
      <style:table-properties style:width="0.000000" table:align="margins" fo:margin-left="0.037cm"/>
    </style:style>
    <style:style style:family="table" style:name="Table9" style:display-name="Table9">
      <style:table-properties style:width="0.000000" table:align="margins" fo:margin-left="0.037cm"/>
    </style:style>
    <style:style style:family="table" style:name="Table17" style:display-name="Table17">
      <style:table-properties style:width="0.000000" table:align="margins" fo:margin-left="0.064cm"/>
    </style:style>
    <style:style style:family="table" style:name="Table18" style:display-name="Table18">
      <style:table-properties style:width="0.000000" table:align="margins" fo:margin-left="0.037cm"/>
    </style:style>
    <style:style style:family="table" style:name="Table19" style:display-name="Table19">
      <style:table-properties style:width="0.000000" table:align="margins" fo:margin-left="0.037cm"/>
    </style:style>
    <style:style style:family="table-cell" style:name="Table72-col1-row1" style:display-name="Table72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0-col2-row2" style:display-name="Table20_col2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72-col1-row2" style:display-name="Table72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0-col2-row4" style:display-name="Table20_col2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0-col2-row3" style:display-name="Table20_col2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6-col1-row6" style:display-name="Table16_col1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14-col1-row1" style:display-name="Table114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28-col1-row2" style:display-name="Table128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24-col1-row1" style:display-name="Table124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85-col5-row7" style:display-name="Table85_col5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52-col8-row7" style:display-name="Table52_col8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36-col8-row7" style:display-name="Table136_col8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33-col1-row1" style:display-name="Table133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91-col4-row4" style:display-name="Table91_col4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33-col1-row5" style:display-name="Table133_col1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3-col3-row6" style:display-name="Table13_col3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33-col1-row7" style:display-name="Table133_col1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4-col3-row6" style:display-name="Table4_col3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27-col1-row2" style:display-name="Table127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03-col2-row1" style:display-name="Table103_col2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03-col2-row2" style:display-name="Table103_col2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03-col2-row3" style:display-name="Table103_col2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8-col5-row7" style:display-name="Table28_col5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03-col2-row5" style:display-name="Table103_col2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03-col2-row6" style:display-name="Table103_col2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03-col2-row7" style:display-name="Table103_col2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95-col1-row1" style:display-name="Table95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0-col5-row1" style:display-name="Table10_col5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4-col4-row4" style:display-name="Table34_col4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40-col1-row6" style:display-name="Table40_col1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18-col4-row4" style:display-name="Table118_col4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5-row1" style:display-name="Table1_col5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33-col4-row4" style:display-name="Table133_col4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49-col6-row1" style:display-name="Table49_col6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5-col7-row7" style:display-name="Table25_col7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24-col3-row7" style:display-name="Table124_col3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88-col2-row1" style:display-name="Table88_col2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88-col2-row2" style:display-name="Table88_col2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88-col2-row3" style:display-name="Table88_col2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88-col2-row4" style:display-name="Table88_col2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88-col2-row5" style:display-name="Table88_col2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88-col2-row6" style:display-name="Table88_col2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88-col2-row7" style:display-name="Table88_col2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30-col2-row4" style:display-name="Table130_col2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27-col1-row5" style:display-name="Table127_col1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8-col1-row1" style:display-name="Table38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8-col1-row2" style:display-name="Table38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66-col1-row1" style:display-name="Table66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66-col1-row2" style:display-name="Table66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94-col1-row1" style:display-name="Table94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94-col1-row2" style:display-name="Table94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94-col1-row3" style:display-name="Table94_col1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94-col1-row4" style:display-name="Table94_col1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94-col1-row5" style:display-name="Table94_col1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94-col1-row6" style:display-name="Table94_col1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94-col1-row7" style:display-name="Table94_col1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5-col2-row2" style:display-name="Table5_col2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5-col2-row3" style:display-name="Table5_col2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5-col2-row4" style:display-name="Table5_col2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0-col1-row1" style:display-name="Table20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0-col1-row2" style:display-name="Table20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0-col1-row3" style:display-name="Table20_col1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58-col2-row1" style:display-name="Table58_col2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95-col1-row2" style:display-name="Table95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85-col4-row4" style:display-name="Table85_col4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52-col7-row7" style:display-name="Table52_col7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27-col1-row1" style:display-name="Table127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27-col1-row3" style:display-name="Table127_col1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27-col1-row4" style:display-name="Table127_col1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91-col3-row7" style:display-name="Table91_col3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3-col2-row1" style:display-name="Table13_col2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3-col2-row2" style:display-name="Table13_col2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3-col2-row3" style:display-name="Table13_col2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3-col2-row4" style:display-name="Table13_col2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3-col2-row5" style:display-name="Table13_col2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3-col2-row6" style:display-name="Table13_col2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27-col1-row7" style:display-name="Table127_col1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76-col7-row7" style:display-name="Table76_col7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4-col2-row2" style:display-name="Table4_col2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4-col2-row3" style:display-name="Table4_col2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4-col2-row4" style:display-name="Table4_col2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4-col2-row5" style:display-name="Table4_col2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4-col2-row6" style:display-name="Table4_col2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8-col4-row4" style:display-name="Table28_col4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03-col1-row2" style:display-name="Table103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03-col1-row3" style:display-name="Table103_col1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03-col1-row4" style:display-name="Table103_col1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03-col1-row5" style:display-name="Table103_col1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03-col1-row6" style:display-name="Table103_col1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03-col1-row7" style:display-name="Table103_col1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4-col3-row7" style:display-name="Table34_col3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0-col4-row6" style:display-name="Table10_col4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18-col3-row7" style:display-name="Table118_col3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89-col1-row1" style:display-name="Table89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30-col2-row2" style:display-name="Table130_col2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7-col2-row2" style:display-name="Table37_col2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30-col2-row3" style:display-name="Table130_col2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5-col6-row1" style:display-name="Table25_col6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4-row6" style:display-name="Table1_col4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24-col2-row2" style:display-name="Table124_col2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24-col2-row3" style:display-name="Table124_col2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49-col5-row7" style:display-name="Table49_col5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24-col2-row5" style:display-name="Table124_col2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03-col2-row4" style:display-name="Table103_col2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24-col2-row7" style:display-name="Table124_col2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88-col1-row1" style:display-name="Table88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88-col1-row2" style:display-name="Table88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88-col1-row3" style:display-name="Table88_col1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88-col1-row4" style:display-name="Table88_col1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88-col1-row5" style:display-name="Table88_col1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88-col1-row6" style:display-name="Table88_col1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70-col2-row1" style:display-name="Table70_col2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30-col1-row4" style:display-name="Table130_col1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70-col2-row2" style:display-name="Table70_col2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1-col5-row7" style:display-name="Table31_col5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70-col2-row3" style:display-name="Table70_col2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70-col2-row4" style:display-name="Table70_col2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09-col2-row2" style:display-name="Table109_col2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70-col2-row5" style:display-name="Table70_col2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70-col1-row1" style:display-name="Table70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70-col1-row2" style:display-name="Table70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70-col1-row3" style:display-name="Table70_col1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70-col1-row4" style:display-name="Table70_col1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5-col1-row1" style:display-name="Table5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5-col1-row2" style:display-name="Table5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5-col1-row3" style:display-name="Table5_col1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5-col1-row4" style:display-name="Table5_col1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5-col1-row5" style:display-name="Table5_col1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21-col5-row7" style:display-name="Table121_col5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52-col6-row1" style:display-name="Table52_col6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0-col1-row4" style:display-name="Table20_col1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0-col1-row5" style:display-name="Table20_col1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85-col3-row7" style:display-name="Table85_col3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59-col1-row1" style:display-name="Table59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59-col1-row2" style:display-name="Table59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87-col1-row1" style:display-name="Table87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87-col1-row2" style:display-name="Table87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91-col2-row1" style:display-name="Table91_col2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91-col2-row2" style:display-name="Table91_col2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91-col2-row3" style:display-name="Table91_col2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91-col2-row4" style:display-name="Table91_col2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91-col2-row5" style:display-name="Table91_col2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91-col2-row6" style:display-name="Table91_col2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91-col2-row7" style:display-name="Table91_col2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3-col1-row1" style:display-name="Table13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3-col1-row2" style:display-name="Table13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3-col1-row3" style:display-name="Table13_col1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3-col1-row4" style:display-name="Table13_col1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3-col1-row5" style:display-name="Table13_col1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3-col1-row6" style:display-name="Table13_col1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4-col1-row1" style:display-name="Table4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4-col1-row2" style:display-name="Table4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1-col6-row1" style:display-name="Table31_col6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4-col1-row4" style:display-name="Table4_col1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4-col1-row5" style:display-name="Table4_col1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4-col1-row6" style:display-name="Table4_col1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15-col1-row1" style:display-name="Table115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8-col3-row7" style:display-name="Table28_col3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4-col2-row1" style:display-name="Table34_col2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4-col2-row2" style:display-name="Table34_col2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4-col2-row3" style:display-name="Table34_col2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4-col2-row4" style:display-name="Table34_col2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4-col2-row5" style:display-name="Table34_col2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4-col2-row6" style:display-name="Table34_col2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4-col2-row7" style:display-name="Table34_col2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0-col3-row6" style:display-name="Table10_col3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18-col2-row7" style:display-name="Table118_col2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42-col1-row1" style:display-name="Table42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42-col1-row2" style:display-name="Table42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4-col2-row1" style:display-name="Table4_col2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3-row6" style:display-name="Table1_col3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24-col1-row2" style:display-name="Table124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0-col2-row2" style:display-name="Table10_col2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24-col1-row4" style:display-name="Table124_col1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22-col1-row1" style:display-name="Table122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5-col5-row7" style:display-name="Table25_col5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24-col1-row7" style:display-name="Table124_col1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18-col1-row3" style:display-name="Table118_col1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36-col1-row4" style:display-name="Table136_col1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03-col1-row1" style:display-name="Table103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0-col2-row4" style:display-name="Table10_col2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1-col4-row4" style:display-name="Table31_col4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31-col1-row1" style:display-name="Table131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39-col3-row7" style:display-name="Table139_col3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31-col1-row2" style:display-name="Table131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36-col1-row7" style:display-name="Table136_col1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70-col2-row6" style:display-name="Table70_col2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46-col8-row7" style:display-name="Table46_col8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27-col1-row6" style:display-name="Table127_col1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21-col3-row7" style:display-name="Table121_col3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85-col2-row1" style:display-name="Table85_col2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85-col2-row2" style:display-name="Table85_col2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85-col2-row3" style:display-name="Table85_col2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85-col2-row4" style:display-name="Table85_col2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85-col2-row5" style:display-name="Table85_col2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85-col2-row6" style:display-name="Table85_col2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85-col2-row7" style:display-name="Table85_col2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52-col5-row7" style:display-name="Table52_col5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5-col1-row1" style:display-name="Table35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5-col1-row2" style:display-name="Table35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63-col1-row1" style:display-name="Table63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63-col1-row2" style:display-name="Table63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91-col1-row1" style:display-name="Table91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91-col1-row2" style:display-name="Table91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91-col1-row3" style:display-name="Table91_col1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91-col1-row4" style:display-name="Table91_col1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91-col1-row5" style:display-name="Table91_col1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91-col1-row6" style:display-name="Table91_col1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91-col1-row7" style:display-name="Table91_col1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2-row2" style:display-name="Table2_col2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2-row3" style:display-name="Table2_col2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2-row4" style:display-name="Table2_col2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24-col2-row1" style:display-name="Table124_col2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30-col2-row5" style:display-name="Table130_col2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8-col2-row1" style:display-name="Table28_col2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8-col2-row2" style:display-name="Table28_col2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8-col2-row3" style:display-name="Table28_col2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8-col2-row4" style:display-name="Table28_col2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8-col2-row5" style:display-name="Table28_col2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8-col2-row6" style:display-name="Table28_col2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8-col2-row7" style:display-name="Table28_col2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4-col1-row1" style:display-name="Table34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4-col1-row2" style:display-name="Table34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4-col1-row3" style:display-name="Table34_col1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4-col1-row4" style:display-name="Table34_col1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4-col1-row5" style:display-name="Table34_col1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4-col1-row6" style:display-name="Table34_col1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4-col1-row7" style:display-name="Table34_col1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0-col2-row6" style:display-name="Table10_col2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18-col1-row7" style:display-name="Table118_col1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82-col5-row7" style:display-name="Table82_col5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2-row1" style:display-name="Table1_col2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2-row2" style:display-name="Table1_col2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2-row3" style:display-name="Table1_col2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65-col1-row1" style:display-name="Table65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2-row5" style:display-name="Table1_col2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65-col1-row2" style:display-name="Table65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30-col1-row5" style:display-name="Table130_col1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93-col1-row1" style:display-name="Table93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49-col3-row7" style:display-name="Table49_col3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93-col1-row2" style:display-name="Table93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30-col1-row7" style:display-name="Table130_col1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39-col2-row1" style:display-name="Table139_col2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79-col1-row4" style:display-name="Table79_col1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39-col2-row3" style:display-name="Table139_col2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71-col1-row1" style:display-name="Table71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39-col2-row5" style:display-name="Table139_col2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39-col2-row6" style:display-name="Table139_col2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1-col3-row7" style:display-name="Table31_col3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70-col2-row7" style:display-name="Table70_col2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70-col1-row5" style:display-name="Table70_col1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17-col1-row2" style:display-name="Table117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70-col1-row6" style:display-name="Table70_col1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7-col7-row6" style:display-name="Table7_col7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46-col7-row7" style:display-name="Table46_col7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21-col2-row2" style:display-name="Table121_col2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21-col2-row3" style:display-name="Table121_col2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46-col5-row7" style:display-name="Table46_col5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21-col2-row5" style:display-name="Table121_col2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21-col2-row6" style:display-name="Table121_col2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21-col2-row7" style:display-name="Table121_col2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85-col1-row1" style:display-name="Table85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85-col1-row2" style:display-name="Table85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85-col1-row3" style:display-name="Table85_col1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85-col1-row4" style:display-name="Table85_col1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85-col1-row5" style:display-name="Table85_col1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85-col1-row6" style:display-name="Table85_col1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85-col1-row7" style:display-name="Table85_col1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7-col8-row7" style:display-name="Table37_col8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36-col6-row1" style:display-name="Table136_col6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7-col3-row3" style:display-name="Table17_col3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58-col2-row3" style:display-name="Table58_col2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67-col6-row1" style:display-name="Table67_col6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58-col2-row5" style:display-name="Table58_col2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00-col2-row2" style:display-name="Table100_col2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1-row1" style:display-name="Table2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1-row2" style:display-name="Table2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1-row3" style:display-name="Table2_col1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1-row4" style:display-name="Table2_col1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1-row5" style:display-name="Table2_col1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09-col5-row7" style:display-name="Table109_col5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12-col4-row4" style:display-name="Table112_col4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8-col1-row1" style:display-name="Table28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8-col1-row2" style:display-name="Table28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8-col1-row3" style:display-name="Table28_col1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8-col1-row4" style:display-name="Table28_col1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84-col1-row1" style:display-name="Table84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84-col1-row2" style:display-name="Table84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92-col1-row1" style:display-name="Table92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92-col1-row2" style:display-name="Table92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67-col8-row7" style:display-name="Table67_col8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40-col2-row3" style:display-name="Table40_col2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3-row2" style:display-name="Table2_col3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40-col2-row4" style:display-name="Table40_col2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3-row3" style:display-name="Table2_col3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40-col2-row5" style:display-name="Table40_col2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41-col1-row1" style:display-name="Table41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0-col1-row2" style:display-name="Table10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0-col1-row3" style:display-name="Table10_col1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0-col1-row4" style:display-name="Table10_col1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0-col1-row5" style:display-name="Table10_col1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0-col1-row6" style:display-name="Table10_col1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1-row1" style:display-name="Table1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1-row2" style:display-name="Table1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1-row3" style:display-name="Table1_col1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1-row4" style:display-name="Table1_col1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1-row5" style:display-name="Table1_col1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1-row6" style:display-name="Table1_col1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49-col2-row5" style:display-name="Table49_col2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49-col2-row6" style:display-name="Table49_col2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49-col2-row7" style:display-name="Table49_col2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5-col3-row7" style:display-name="Table25_col3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55-col4-row4" style:display-name="Table55_col4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30-col2-row1" style:display-name="Table130_col2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1-col2-row1" style:display-name="Table31_col2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1-col2-row2" style:display-name="Table31_col2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1-col2-row3" style:display-name="Table31_col2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1-col2-row4" style:display-name="Table31_col2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1-col2-row5" style:display-name="Table31_col2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1-col2-row6" style:display-name="Table31_col2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1-col2-row7" style:display-name="Table31_col2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7-col6-row6" style:display-name="Table7_col6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46-col4-row4" style:display-name="Table46_col4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21-col1-row2" style:display-name="Table121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21-col1-row3" style:display-name="Table121_col1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21-col1-row4" style:display-name="Table121_col1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21-col1-row5" style:display-name="Table121_col1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21-col1-row6" style:display-name="Table121_col1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21-col1-row7" style:display-name="Table121_col1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18-col2-row1" style:display-name="Table118_col2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18-col2-row2" style:display-name="Table118_col2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18-col2-row3" style:display-name="Table118_col2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52-col3-row7" style:display-name="Table52_col3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7-col7-row7" style:display-name="Table37_col7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18-col2-row5" style:display-name="Table118_col2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18-col2-row6" style:display-name="Table118_col2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19-col1-row2" style:display-name="Table119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43-col6-row1" style:display-name="Table43_col6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67-col5-row7" style:display-name="Table67_col5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78-col1-row1" style:display-name="Table78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78-col1-row2" style:display-name="Table78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16-col1-row1" style:display-name="Table116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49-col4-row4" style:display-name="Table49_col4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20-col1-row2" style:display-name="Table120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76-col1-row3" style:display-name="Table76_col1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02-col1-row2" style:display-name="Table102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24-col1-row3" style:display-name="Table124_col1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58-col8-row7" style:display-name="Table58_col8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27-col8-row7" style:display-name="Table127_col8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46-col1-row7" style:display-name="Table46_col1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30-col1-row2" style:display-name="Table130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00-col8-row7" style:display-name="Table100_col8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60-col1-row1" style:display-name="Table60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60-col1-row2" style:display-name="Table60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36-col2-row2" style:display-name="Table136_col2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64-col7-row7" style:display-name="Table64_col7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40-col8-row7" style:display-name="Table40_col8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70-col6-row1" style:display-name="Table70_col6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36-col1-row5" style:display-name="Table136_col1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49-col1-row1" style:display-name="Table49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49-col1-row2" style:display-name="Table49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49-col1-row3" style:display-name="Table49_col1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49-col1-row4" style:display-name="Table49_col1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49-col1-row5" style:display-name="Table49_col1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5-col2-row4" style:display-name="Table25_col2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49-col1-row7" style:display-name="Table49_col1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5-col2-row6" style:display-name="Table25_col2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5-col2-row7" style:display-name="Table25_col2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1-col1-row1" style:display-name="Table31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1-col1-row2" style:display-name="Table31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1-col1-row3" style:display-name="Table31_col1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46-col6-row1" style:display-name="Table46_col6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1-col1-row5" style:display-name="Table31_col1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1-col1-row6" style:display-name="Table31_col1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1-col1-row7" style:display-name="Table31_col1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36-col2-row4" style:display-name="Table136_col2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7-col5-row1" style:display-name="Table7_col5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70-col1-row7" style:display-name="Table70_col1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37-col1-row1" style:display-name="Table137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46-col3-row7" style:display-name="Table46_col3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30-col2-row7" style:display-name="Table130_col2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39-col1-row1" style:display-name="Table139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33-col5-row7" style:display-name="Table133_col5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52-col2-row1" style:display-name="Table52_col2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7-col6-row1" style:display-name="Table37_col6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52-col2-row3" style:display-name="Table52_col2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52-col2-row4" style:display-name="Table52_col2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52-col2-row5" style:display-name="Table52_col2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52-col2-row6" style:display-name="Table52_col2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52-col2-row7" style:display-name="Table52_col2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98-col1-row1" style:display-name="Table98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36-col2-row7" style:display-name="Table136_col2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62-col1-row1" style:display-name="Table62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58-col1-row3" style:display-name="Table58_col1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25-col1-row2" style:display-name="Table125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86-col1-row2" style:display-name="Table86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14-col1-row2" style:display-name="Table114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67-col4-row4" style:display-name="Table67_col4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18-col1-row2" style:display-name="Table118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00-col1-row2" style:display-name="Table100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00-col1-row3" style:display-name="Table100_col1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43-col5-row7" style:display-name="Table43_col5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00-col1-row5" style:display-name="Table100_col1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09-col4-row4" style:display-name="Table109_col4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18-col1-row4" style:display-name="Table118_col1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58-col7-row7" style:display-name="Table58_col7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76-col6-row1" style:display-name="Table76_col6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2-col1-row2" style:display-name="Table12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00-col7-row7" style:display-name="Table100_col7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64-col6-row1" style:display-name="Table64_col6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67-col7-row7" style:display-name="Table67_col7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40-col1-row2" style:display-name="Table140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43-col8-row7" style:display-name="Table43_col8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15-col1-row4" style:display-name="Table115_col1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40-col7-row7" style:display-name="Table40_col7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99-col1-row2" style:display-name="Table99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40-col1-row7" style:display-name="Table40_col1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15-col3-row7" style:display-name="Table115_col3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33-col2-row4" style:display-name="Table133_col2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79-col8-row7" style:display-name="Table79_col8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5-col1-row1" style:display-name="Table25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5-col1-row2" style:display-name="Table25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5-col1-row3" style:display-name="Table25_col1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5-col1-row4" style:display-name="Table25_col1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5-col1-row5" style:display-name="Table25_col1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5-col1-row6" style:display-name="Table25_col1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5-col1-row7" style:display-name="Table25_col1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06-col6-row1" style:display-name="Table106_col6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24-col2-row4" style:display-name="Table124_col2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3-row4" style:display-name="Table2_col3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61-col8-row7" style:display-name="Table61_col8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2-col6-row6" style:display-name="Table22_col6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41-col1-row2" style:display-name="Table41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24-col2-row6" style:display-name="Table124_col2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83-col1-row2" style:display-name="Table83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46-col2-row1" style:display-name="Table46_col2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46-col2-row2" style:display-name="Table46_col2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46-col2-row3" style:display-name="Table46_col2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46-col2-row4" style:display-name="Table46_col2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46-col2-row5" style:display-name="Table46_col2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46-col2-row6" style:display-name="Table46_col2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46-col2-row7" style:display-name="Table46_col2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06-col1-row1" style:display-name="Table106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4-col1-row1" style:display-name="Table24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4-col1-row3" style:display-name="Table4_col1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52-col1-row1" style:display-name="Table52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52-col1-row2" style:display-name="Table52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52-col1-row3" style:display-name="Table52_col1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52-col1-row4" style:display-name="Table52_col1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52-col1-row5" style:display-name="Table52_col1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52-col1-row6" style:display-name="Table52_col1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52-col1-row7" style:display-name="Table52_col1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7-col5-row7" style:display-name="Table37_col5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0-col2-row5" style:display-name="Table10_col2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12-col5-row7" style:display-name="Table112_col5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18-col1-row6" style:display-name="Table118_col1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30-col1-row1" style:display-name="Table130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33-col8-row7" style:display-name="Table133_col8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79-col6-row1" style:display-name="Table79_col6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43-col4-row4" style:display-name="Table43_col4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67-col3-row7" style:display-name="Table67_col3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23-col1-row2" style:display-name="Table123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88-col1-row7" style:display-name="Table88_col1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2-row4" style:display-name="Table1_col2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70-col8-row7" style:display-name="Table70_col8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2-row6" style:display-name="Table1_col2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5-col4-row4" style:display-name="Table25_col4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30-col1-row6" style:display-name="Table130_col1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27-col7-row7" style:display-name="Table127_col7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33-col3-row7" style:display-name="Table133_col3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07-col1-row1" style:display-name="Table107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07-col1-row2" style:display-name="Table107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35-col1-row1" style:display-name="Table135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35-col1-row2" style:display-name="Table135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40-col6-row1" style:display-name="Table40_col6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64-col5-row7" style:display-name="Table64_col5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47-col1-row1" style:display-name="Table47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47-col1-row2" style:display-name="Table47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75-col1-row1" style:display-name="Table75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75-col1-row2" style:display-name="Table75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39-col2-row2" style:display-name="Table139_col2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30-col2-row6" style:display-name="Table130_col2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70-col4-row4" style:display-name="Table70_col4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39-col2-row4" style:display-name="Table139_col2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79-col7-row7" style:display-name="Table79_col7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55-col8-row7" style:display-name="Table55_col8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39-col2-row7" style:display-name="Table139_col2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12-col2-row7" style:display-name="Table112_col2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61-col7-row7" style:display-name="Table61_col7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27-col5-row7" style:display-name="Table127_col5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21-col2-row1" style:display-name="Table121_col2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8-col1-row1" style:display-name="Table18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8-col1-row2" style:display-name="Table18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46-col1-row1" style:display-name="Table46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46-col1-row2" style:display-name="Table46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74-col1-row1" style:display-name="Table74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74-col1-row2" style:display-name="Table74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46-col1-row5" style:display-name="Table46_col1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46-col1-row6" style:display-name="Table46_col1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9-col1-row1" style:display-name="Table9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9-col1-row2" style:display-name="Table9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10-col1-row1" style:display-name="Table110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26-col1-row1" style:display-name="Table126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82-col8-row7" style:display-name="Table82_col8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7-col4-row4" style:display-name="Table37_col4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24-col1-row5" style:display-name="Table124_col1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39-col7-row7" style:display-name="Table139_col7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24-col1-row6" style:display-name="Table124_col1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52-col4-row4" style:display-name="Table52_col4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67-col2-row1" style:display-name="Table67_col2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67-col2-row2" style:display-name="Table67_col2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67-col2-row3" style:display-name="Table67_col2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67-col2-row4" style:display-name="Table67_col2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67-col2-row5" style:display-name="Table67_col2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67-col2-row6" style:display-name="Table67_col2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67-col2-row7" style:display-name="Table67_col2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43-col3-row7" style:display-name="Table43_col3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29-col1-row1" style:display-name="Table129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29-col1-row2" style:display-name="Table129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33-col2-row1" style:display-name="Table133_col2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33-col2-row2" style:display-name="Table133_col2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33-col2-row3" style:display-name="Table133_col2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58-col5-row7" style:display-name="Table58_col5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33-col2-row5" style:display-name="Table133_col2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33-col2-row6" style:display-name="Table133_col2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09-col8-row7" style:display-name="Table109_col8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00-col5-row7" style:display-name="Table100_col5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39-col5-row7" style:display-name="Table139_col5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11-col1-row1" style:display-name="Table111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11-col1-row2" style:display-name="Table111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64-col4-row4" style:display-name="Table64_col4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43-col7-row7" style:display-name="Table43_col7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21-col8-row7" style:display-name="Table121_col8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40-col5-row7" style:display-name="Table40_col5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15-col7-row7" style:display-name="Table115_col7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4-col3-row2" style:display-name="Table14_col3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4-col3-row3" style:display-name="Table14_col3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4-col3-row4" style:display-name="Table14_col3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70-col3-row7" style:display-name="Table70_col3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55-col7-row7" style:display-name="Table55_col7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79-col1-row3" style:display-name="Table79_col1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2-col5-row1" style:display-name="Table22_col5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79-col1-row5" style:display-name="Table79_col1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61-col6-row1" style:display-name="Table61_col6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79-col1-row6" style:display-name="Table79_col1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18-col1-row1" style:display-name="Table118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79-col1-row7" style:display-name="Table79_col1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56-col1-row1" style:display-name="Table56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68-col1-row1" style:display-name="Table68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68-col1-row2" style:display-name="Table68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8-col1-row5" style:display-name="Table28_col1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96-col1-row2" style:display-name="Table96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8-col1-row6" style:display-name="Table28_col1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10-col1-row2" style:display-name="Table110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8-col1-row7" style:display-name="Table28_col1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7-col2-row1" style:display-name="Table7_col2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7-col2-row2" style:display-name="Table7_col2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7-col2-row3" style:display-name="Table7_col2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7-col2-row4" style:display-name="Table7_col2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7-col2-row5" style:display-name="Table7_col2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7-col2-row6" style:display-name="Table7_col2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50-col1-row1" style:display-name="Table50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50-col1-row2" style:display-name="Table50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7-col3-row4" style:display-name="Table17_col3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36-col7-row7" style:display-name="Table136_col7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64-col8-row7" style:display-name="Table64_col8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0-col1-row1" style:display-name="Table10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82-col7-row7" style:display-name="Table82_col7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30-col1-row3" style:display-name="Table130_col1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09-col1-row3" style:display-name="Table109_col1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37-col1-row2" style:display-name="Table137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7-col3-row7" style:display-name="Table37_col3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9-col1-row1" style:display-name="Table39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9-col1-row2" style:display-name="Table39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67-col1-row1" style:display-name="Table67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67-col1-row2" style:display-name="Table67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43-col2-row1" style:display-name="Table43_col2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43-col2-row2" style:display-name="Table43_col2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43-col2-row3" style:display-name="Table43_col2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43-col2-row4" style:display-name="Table43_col2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43-col2-row5" style:display-name="Table43_col2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43-col2-row6" style:display-name="Table43_col2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43-col2-row7" style:display-name="Table43_col2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27-col6-row1" style:display-name="Table127_col6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49-col2-row2" style:display-name="Table49_col2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70-col7-row7" style:display-name="Table70_col7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1-col1-row1" style:display-name="Table21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1-col1-row2" style:display-name="Table21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58-col4-row4" style:display-name="Table58_col4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33-col1-row2" style:display-name="Table133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33-col1-row3" style:display-name="Table133_col1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33-col1-row4" style:display-name="Table133_col1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00-col4-row4" style:display-name="Table100_col4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33-col1-row6" style:display-name="Table133_col1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09-col7-row7" style:display-name="Table109_col7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03-col7-row7" style:display-name="Table103_col7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15-col6-row1" style:display-name="Table115_col6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40-col4-row4" style:display-name="Table40_col4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64-col3-row7" style:display-name="Table64_col3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4-col2-row2" style:display-name="Table14_col2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4-col2-row3" style:display-name="Table14_col2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4-col2-row4" style:display-name="Table14_col2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39-col1-row2" style:display-name="Table139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55-col6-row1" style:display-name="Table55_col6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39-col1-row3" style:display-name="Table139_col1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39-col1-row4" style:display-name="Table139_col1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79-col5-row7" style:display-name="Table79_col5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39-col1-row5" style:display-name="Table139_col1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0-col2-row1" style:display-name="Table10_col2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39-col1-row6" style:display-name="Table139_col1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39-col1-row7" style:display-name="Table139_col1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04-col1-row1" style:display-name="Table104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04-col1-row2" style:display-name="Table104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32-col1-row1" style:display-name="Table132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32-col1-row2" style:display-name="Table132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36-col1-row1" style:display-name="Table136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12-col1-row1" style:display-name="Table112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97-col4-row4" style:display-name="Table97_col4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61-col5-row7" style:display-name="Table61_col5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12-col8-row7" style:display-name="Table112_col8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21-col4-row4" style:display-name="Table121_col4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40-col1-row1" style:display-name="Table140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7-col1-row1" style:display-name="Table7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7-col1-row2" style:display-name="Table7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7-col1-row3" style:display-name="Table7_col1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7-col1-row4" style:display-name="Table7_col1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7-col1-row5" style:display-name="Table7_col1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7-col1-row6" style:display-name="Table7_col1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36-col1-row6" style:display-name="Table136_col1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82-col6-row1" style:display-name="Table82_col6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7-col2-row1" style:display-name="Table37_col2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89-col1-row2" style:display-name="Table89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7-col2-row3" style:display-name="Table37_col2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7-col2-row4" style:display-name="Table37_col2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7-col2-row5" style:display-name="Table37_col2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7-col2-row6" style:display-name="Table37_col2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7-col2-row7" style:display-name="Table37_col2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5-col1-row1" style:display-name="Table15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5-col1-row2" style:display-name="Table15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43-col1-row1" style:display-name="Table43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43-col1-row2" style:display-name="Table43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43-col1-row3" style:display-name="Table43_col1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43-col1-row4" style:display-name="Table43_col1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43-col1-row5" style:display-name="Table43_col1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9-col7-row6" style:display-name="Table19_col7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6-col1-row1" style:display-name="Table6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6-col1-row2" style:display-name="Table6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09-col2-row6" style:display-name="Table109_col2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12-col2-row3" style:display-name="Table112_col2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09-col6-row1" style:display-name="Table109_col6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58-col3-row7" style:display-name="Table58_col3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00-col3-row7" style:display-name="Table100_col3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64-col2-row1" style:display-name="Table64_col2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64-col2-row2" style:display-name="Table64_col2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64-col2-row3" style:display-name="Table64_col2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64-col2-row4" style:display-name="Table64_col2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64-col2-row5" style:display-name="Table64_col2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64-col2-row6" style:display-name="Table64_col2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64-col2-row7" style:display-name="Table64_col2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40-col3-row7" style:display-name="Table40_col3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4-col1-row1" style:display-name="Table14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4-col1-row2" style:display-name="Table14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4-col1-row3" style:display-name="Table14_col1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4-col1-row4" style:display-name="Table14_col1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4-col1-row5" style:display-name="Table14_col1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62-col1-row2" style:display-name="Table62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79-col4-row4" style:display-name="Table79_col4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0-col2-row3" style:display-name="Table10_col2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7-col1-row1" style:display-name="Table27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55-col5-row7" style:display-name="Table55_col5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38-col1-row1" style:display-name="Table138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06-col8-row7" style:display-name="Table106_col8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27-col3-row7" style:display-name="Table127_col3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83-col1-row1" style:display-name="Table83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27-col4-row4" style:display-name="Table127_col4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58-col6-row1" style:display-name="Table58_col6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61-col4-row4" style:display-name="Table61_col4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2-col4-row6" style:display-name="Table22_col4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12-col7-row7" style:display-name="Table112_col7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1-col3-row2" style:display-name="Table11_col3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1-col3-row3" style:display-name="Table11_col3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1-col3-row4" style:display-name="Table11_col3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1-col3-row5" style:display-name="Table11_col3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39-col4-row4" style:display-name="Table139_col4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25-col1-row1" style:display-name="Table125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06-col2-row1" style:display-name="Table106_col2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7-col1-row1" style:display-name="Table37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7-col1-row2" style:display-name="Table37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7-col1-row3" style:display-name="Table37_col1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7-col1-row4" style:display-name="Table37_col1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7-col1-row5" style:display-name="Table37_col1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7-col1-row6" style:display-name="Table37_col1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7-col1-row7" style:display-name="Table37_col1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97-col7-row7" style:display-name="Table97_col7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73-col8-row7" style:display-name="Table73_col8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9-col6-row6" style:display-name="Table19_col6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4-col7-row6" style:display-name="Table4_col7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77-col1-row1" style:display-name="Table77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03-col6-row1" style:display-name="Table103_col6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77-col1-row2" style:display-name="Table77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58-col2-row2" style:display-name="Table58_col2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5-col2-row3" style:display-name="Table25_col2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58-col2-row4" style:display-name="Table58_col2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49-col1-row6" style:display-name="Table49_col1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58-col2-row6" style:display-name="Table58_col2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5-col2-row5" style:display-name="Table25_col2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00-col2-row4" style:display-name="Table100_col2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00-col2-row5" style:display-name="Table100_col2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00-col2-row6" style:display-name="Table100_col2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00-col2-row7" style:display-name="Table100_col2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6-col1-row1" style:display-name="Table36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6-col1-row2" style:display-name="Table36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64-col1-row1" style:display-name="Table64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64-col1-row2" style:display-name="Table64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64-col1-row3" style:display-name="Table64_col1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64-col1-row4" style:display-name="Table64_col1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64-col1-row5" style:display-name="Table64_col1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64-col1-row6" style:display-name="Table64_col1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64-col1-row7" style:display-name="Table64_col1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40-col2-row6" style:display-name="Table40_col2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40-col2-row7" style:display-name="Table40_col2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8-col3-row3" style:display-name="Table8_col3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12-col1-row3" style:display-name="Table112_col1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1-col1-row4" style:display-name="Table31_col1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79-col3-row7" style:display-name="Table79_col3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2-col7-row6" style:display-name="Table22_col7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18-col8-row7" style:display-name="Table118_col8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06-col7-row7" style:display-name="Table106_col7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9-col1-row6" style:display-name="Table19_col1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12-col6-row1" style:display-name="Table112_col6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61-col3-row7" style:display-name="Table61_col3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36-col2-row5" style:display-name="Table136_col2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19-col1-row1" style:display-name="Table119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1-col2-row2" style:display-name="Table11_col2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1-col2-row3" style:display-name="Table11_col2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1-col2-row4" style:display-name="Table11_col2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1-col2-row5" style:display-name="Table11_col2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21-col2-row4" style:display-name="Table121_col2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76-col5-row7" style:display-name="Table76_col5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24-col7-row7" style:display-name="Table124_col7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3-col3-row2" style:display-name="Table23_col3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01-col1-row1" style:display-name="Table101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01-col1-row2" style:display-name="Table101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3-col3-row4" style:display-name="Table23_col3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82-col4-row4" style:display-name="Table82_col4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33-col7-row7" style:display-name="Table133_col7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52-col2-row2" style:display-name="Table52_col2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97-col6-row1" style:display-name="Table97_col6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36-col2-row1" style:display-name="Table136_col2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71-col1-row2" style:display-name="Table71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36-col2-row3" style:display-name="Table136_col2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9-col5-row1" style:display-name="Table19_col5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73-col7-row7" style:display-name="Table73_col7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43-col1-row6" style:display-name="Table43_col1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03-col4-row4" style:display-name="Table103_col4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36-col2-row6" style:display-name="Table136_col2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43-col1-row7" style:display-name="Table43_col1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27-col2-row1" style:display-name="Table127_col2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36-col4-row4" style:display-name="Table136_col4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58-col1-row1" style:display-name="Table58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58-col1-row2" style:display-name="Table58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86-col1-row1" style:display-name="Table86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58-col1-row4" style:display-name="Table58_col1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58-col1-row5" style:display-name="Table58_col1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58-col1-row6" style:display-name="Table58_col1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58-col1-row7" style:display-name="Table58_col1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00-col1-row4" style:display-name="Table100_col1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00-col1-row1" style:display-name="Table100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00-col1-row6" style:display-name="Table100_col1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00-col1-row7" style:display-name="Table100_col1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2-col1-row1" style:display-name="Table12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94-col8-row7" style:display-name="Table94_col8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40-col1-row1" style:display-name="Table40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40-col1-row2" style:display-name="Table40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40-col1-row3" style:display-name="Table40_col1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40-col1-row4" style:display-name="Table40_col1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40-col1-row5" style:display-name="Table40_col1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6-col7-row6" style:display-name="Table16_col7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-col1-row1" style:display-name="Table3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-col1-row2" style:display-name="Table3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79-col2-row1" style:display-name="Table79_col2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79-col2-row2" style:display-name="Table79_col2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79-col2-row3" style:display-name="Table79_col2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79-col2-row4" style:display-name="Table79_col2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79-col2-row5" style:display-name="Table79_col2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79-col2-row6" style:display-name="Table79_col2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79-col2-row7" style:display-name="Table79_col2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55-col3-row7" style:display-name="Table55_col3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9-col1-row1" style:display-name="Table29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9-col1-row2" style:display-name="Table29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57-col1-row1" style:display-name="Table57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57-col1-row2" style:display-name="Table57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00-col2-row3" style:display-name="Table100_col2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61-col2-row1" style:display-name="Table61_col2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61-col2-row2" style:display-name="Table61_col2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61-col2-row3" style:display-name="Table61_col2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61-col2-row4" style:display-name="Table61_col2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61-col2-row5" style:display-name="Table61_col2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61-col2-row6" style:display-name="Table61_col2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61-col2-row7" style:display-name="Table61_col2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1-col1-row1" style:display-name="Table11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1-col1-row2" style:display-name="Table11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1-col1-row3" style:display-name="Table11_col1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1-col1-row4" style:display-name="Table11_col1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1-col1-row5" style:display-name="Table11_col1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1-col1-row6" style:display-name="Table11_col1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76-col4-row4" style:display-name="Table76_col4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06-col2-row4" style:display-name="Table106_col2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03-col8-row7" style:display-name="Table103_col8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12-col2-row1" style:display-name="Table112_col2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33-col6-row1" style:display-name="Table133_col6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82-col3-row7" style:display-name="Table82_col3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99-col1-row1" style:display-name="Table99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12-col2-row5" style:display-name="Table112_col2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15-col5-row7" style:display-name="Table115_col5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73-col6-row1" style:display-name="Table73_col6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48-col1-row1" style:display-name="Table48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97-col5-row7" style:display-name="Table97_col5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56-col1-row2" style:display-name="Table56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7-col3-row6" style:display-name="Table7_col3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76-col1-row2" style:display-name="Table76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98-col1-row2" style:display-name="Table98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9-col4-row6" style:display-name="Table19_col4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22-col1-row2" style:display-name="Table122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76-col1-row4" style:display-name="Table76_col1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26-col1-row2" style:display-name="Table126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76-col1-row5" style:display-name="Table76_col1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70-col5-row7" style:display-name="Table70_col5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88-col8-row7" style:display-name="Table88_col8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53-col1-row1" style:display-name="Table53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53-col1-row2" style:display-name="Table53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20-col1-row1" style:display-name="Table120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81-col1-row1" style:display-name="Table81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34-col1-row2" style:display-name="Table134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81-col1-row2" style:display-name="Table81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09-col3-row7" style:display-name="Table109_col3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94-col7-row7" style:display-name="Table94_col7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0-col1-row1" style:display-name="Table30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15-col2-row1" style:display-name="Table115_col2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15-col2-row2" style:display-name="Table115_col2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15-col2-row3" style:display-name="Table115_col2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15-col2-row4" style:display-name="Table115_col2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6-col6-row6" style:display-name="Table16_col6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15-col2-row6" style:display-name="Table115_col2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15-col2-row7" style:display-name="Table115_col2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79-col1-row1" style:display-name="Table79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79-col1-row2" style:display-name="Table79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55-col2-row1" style:display-name="Table55_col2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55-col2-row2" style:display-name="Table55_col2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55-col2-row3" style:display-name="Table55_col2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55-col2-row4" style:display-name="Table55_col2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55-col2-row5" style:display-name="Table55_col2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55-col2-row6" style:display-name="Table55_col2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55-col2-row7" style:display-name="Table55_col2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06-col5-row7" style:display-name="Table106_col5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3-col1-row1" style:display-name="Table33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3-col1-row2" style:display-name="Table33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61-col1-row1" style:display-name="Table61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61-col1-row2" style:display-name="Table61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61-col1-row3" style:display-name="Table61_col1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61-col1-row4" style:display-name="Table61_col1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61-col1-row5" style:display-name="Table61_col1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61-col1-row6" style:display-name="Table61_col1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61-col1-row7" style:display-name="Table61_col1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24-col6-row1" style:display-name="Table124_col6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7-col4-row6" style:display-name="Table7_col4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8-col3-row2" style:display-name="Table8_col3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49-col2-row1" style:display-name="Table49_col2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9-col1-row2" style:display-name="Table19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8-col3-row4" style:display-name="Table8_col3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76-col3-row7" style:display-name="Table76_col3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49-col2-row3" style:display-name="Table49_col2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49-col2-row4" style:display-name="Table49_col2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82-col2-row1" style:display-name="Table82_col2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82-col2-row2" style:display-name="Table82_col2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82-col2-row3" style:display-name="Table82_col2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82-col2-row4" style:display-name="Table82_col2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82-col2-row5" style:display-name="Table82_col2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82-col2-row6" style:display-name="Table82_col2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82-col2-row7" style:display-name="Table82_col2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4-col1-row2" style:display-name="Table24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2-col1-row1" style:display-name="Table32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2-col1-row2" style:display-name="Table32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08-col1-row2" style:display-name="Table108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16-col1-row2" style:display-name="Table116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80-col1-row1" style:display-name="Table80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24-col4-row4" style:display-name="Table124_col4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80-col1-row2" style:display-name="Table80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90-col1-row1" style:display-name="Table90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34-col1-row1" style:display-name="Table134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73-col5-row7" style:display-name="Table73_col5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90-col1-row2" style:display-name="Table90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24-col8-row7" style:display-name="Table124_col8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9-col3-row6" style:display-name="Table19_col3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18-col1-row5" style:display-name="Table118_col1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88-col7-row7" style:display-name="Table88_col7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09-col2-row1" style:display-name="Table109_col2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7-col2-row4" style:display-name="Table17_col2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09-col2-row3" style:display-name="Table109_col2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09-col2-row4" style:display-name="Table109_col2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09-col2-row5" style:display-name="Table109_col2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94-col6-row1" style:display-name="Table94_col6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09-col2-row7" style:display-name="Table109_col2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23-col1-row1" style:display-name="Table123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97-col1-row5" style:display-name="Table97_col1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6-col5-row1" style:display-name="Table16_col5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97-col1-row6" style:display-name="Table97_col1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15-col1-row2" style:display-name="Table115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15-col1-row3" style:display-name="Table115_col1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97-col1-row7" style:display-name="Table97_col1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15-col1-row5" style:display-name="Table115_col1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15-col1-row6" style:display-name="Table115_col1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15-col1-row7" style:display-name="Table115_col1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8-col2-row3" style:display-name="Table8_col2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7-col1-row2" style:display-name="Table27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55-col1-row1" style:display-name="Table55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55-col1-row2" style:display-name="Table55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55-col1-row3" style:display-name="Table55_col1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55-col1-row4" style:display-name="Table55_col1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55-col1-row5" style:display-name="Table55_col1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55-col1-row6" style:display-name="Table55_col1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55-col1-row7" style:display-name="Table55_col1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2-col2-row1" style:display-name="Table22_col2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00-col6-row1" style:display-name="Table100_col6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91-col8-row7" style:display-name="Table91_col8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06-col2-row2" style:display-name="Table106_col2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06-col2-row3" style:display-name="Table106_col2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3-col7-row6" style:display-name="Table13_col7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21-col1-row1" style:display-name="Table121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12-col3-row7" style:display-name="Table112_col3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06-col2-row6" style:display-name="Table106_col2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76-col2-row1" style:display-name="Table76_col2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76-col2-row2" style:display-name="Table76_col2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76-col2-row3" style:display-name="Table76_col2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76-col2-row4" style:display-name="Table76_col2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76-col2-row5" style:display-name="Table76_col2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76-col2-row6" style:display-name="Table76_col2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76-col2-row7" style:display-name="Table76_col2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6-col1-row1" style:display-name="Table26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6-col1-row2" style:display-name="Table26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54-col1-row1" style:display-name="Table54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54-col1-row2" style:display-name="Table54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82-col1-row1" style:display-name="Table82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82-col1-row2" style:display-name="Table82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82-col1-row3" style:display-name="Table82_col1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82-col1-row4" style:display-name="Table82_col1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82-col1-row5" style:display-name="Table82_col1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82-col1-row6" style:display-name="Table82_col1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82-col1-row7" style:display-name="Table82_col1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4-col8-row7" style:display-name="Table34_col8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15-col8-row7" style:display-name="Table115_col8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12-col1-row5" style:display-name="Table112_col1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33-col2-row7" style:display-name="Table133_col2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73-col4-row4" style:display-name="Table73_col4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97-col3-row7" style:display-name="Table97_col3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9-col2-row1" style:display-name="Table19_col2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9-col2-row2" style:display-name="Table19_col2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9-col2-row3" style:display-name="Table19_col2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9-col2-row4" style:display-name="Table19_col2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9-col2-row5" style:display-name="Table19_col2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9-col2-row6" style:display-name="Table19_col2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3-col3-row3" style:display-name="Table23_col3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88-col6-row1" style:display-name="Table88_col6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30-col6-row1" style:display-name="Table130_col6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18-col2-row4" style:display-name="Table118_col2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09-col1-row1" style:display-name="Table109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09-col1-row2" style:display-name="Table109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8-col7-row7" style:display-name="Table28_col7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09-col1-row4" style:display-name="Table109_col1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09-col1-row5" style:display-name="Table109_col1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09-col1-row6" style:display-name="Table109_col1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09-col1-row7" style:display-name="Table109_col1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91-col5-row7" style:display-name="Table91_col5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94-col5-row7" style:display-name="Table94_col5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6-col4-row6" style:display-name="Table16_col4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00-col2-row1" style:display-name="Table100_col2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17-col1-row1" style:display-name="Table117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85-col8-row7" style:display-name="Table85_col8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58-col2-row7" style:display-name="Table58_col2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36-col5-row7" style:display-name="Table136_col5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2-col3-row6" style:display-name="Table22_col3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06-col3-row7" style:display-name="Table106_col3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7-col2-row2" style:display-name="Table17_col2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97-col8-row7" style:display-name="Table97_col8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97-col1-row1" style:display-name="Table97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91-col7-row7" style:display-name="Table91_col7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73-col2-row1" style:display-name="Table73_col2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12-col2-row2" style:display-name="Table112_col2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97-col1-row4" style:display-name="Table97_col1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12-col2-row4" style:display-name="Table112_col2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3-col6-row6" style:display-name="Table13_col6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12-col2-row6" style:display-name="Table112_col2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7-row6" style:display-name="Table1_col7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4-col6-row1" style:display-name="Table4_col6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48-col1-row2" style:display-name="Table48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46-col1-row3" style:display-name="Table46_col1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73-col2-row6" style:display-name="Table73_col2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46-col1-row4" style:display-name="Table46_col1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73-col2-row7" style:display-name="Table73_col2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40-col2-row1" style:display-name="Table40_col2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76-col1-row6" style:display-name="Table76_col1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76-col1-row7" style:display-name="Table76_col1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40-col2-row2" style:display-name="Table40_col2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8-col8-row7" style:display-name="Table28_col8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24-col5-row7" style:display-name="Table124_col5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38-col1-row2" style:display-name="Table138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03-col5-row7" style:display-name="Table103_col5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51-col1-row1" style:display-name="Table51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0-col1-row2" style:display-name="Table30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51-col1-row2" style:display-name="Table51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15-col4-row4" style:display-name="Table115_col4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4-col7-row7" style:display-name="Table34_col7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18-col7-row7" style:display-name="Table118_col7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7-col3-row2" style:display-name="Table17_col3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97-col2-row1" style:display-name="Table97_col2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97-col2-row2" style:display-name="Table97_col2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97-col2-row3" style:display-name="Table97_col2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97-col2-row4" style:display-name="Table97_col2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97-col2-row5" style:display-name="Table97_col2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97-col2-row6" style:display-name="Table97_col2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97-col2-row7" style:display-name="Table97_col2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9-col1-row1" style:display-name="Table19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73-col3-row7" style:display-name="Table73_col3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9-col1-row3" style:display-name="Table19_col1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9-col1-row4" style:display-name="Table19_col1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9-col1-row5" style:display-name="Table19_col1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3-col2-row2" style:display-name="Table23_col2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3-col2-row3" style:display-name="Table23_col2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3-col2-row4" style:display-name="Table23_col2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30-col7-row7" style:display-name="Table130_col7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88-col5-row7" style:display-name="Table88_col5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39-col8-row7" style:display-name="Table139_col8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30-col5-row7" style:display-name="Table130_col5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13-col1-row1" style:display-name="Table113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13-col1-row2" style:display-name="Table113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41-col1-row1" style:display-name="Table141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41-col1-row2" style:display-name="Table141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94-col4-row4" style:display-name="Table94_col4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30-col8-row7" style:display-name="Table130_col8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21-col7-row7" style:display-name="Table121_col7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6-col3-row6" style:display-name="Table16_col3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0-col3-row2" style:display-name="Table20_col3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85-col6-row1" style:display-name="Table85_col6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85-col7-row7" style:display-name="Table85_col7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2-col2-row2" style:display-name="Table22_col2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2-col2-row3" style:display-name="Table22_col2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2-col2-row4" style:display-name="Table22_col2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2-col2-row5" style:display-name="Table22_col2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2-col2-row6" style:display-name="Table22_col2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06-col2-row5" style:display-name="Table106_col2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91-col6-row1" style:display-name="Table91_col6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06-col2-row7" style:display-name="Table106_col2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08-col1-row1" style:display-name="Table108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96-col1-row1" style:display-name="Table96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3-col5-row1" style:display-name="Table13_col5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06-col1-row2" style:display-name="Table106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12-col1-row2" style:display-name="Table112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06-col1-row3" style:display-name="Table106_col1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12-col1-row4" style:display-name="Table112_col1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06-col1-row4" style:display-name="Table106_col1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12-col1-row6" style:display-name="Table112_col1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12-col1-row7" style:display-name="Table112_col1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18-col5-row7" style:display-name="Table118_col5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36-col1-row2" style:display-name="Table136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4-col5-row6" style:display-name="Table4_col5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36-col1-row3" style:display-name="Table136_col1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5-col2-row1" style:display-name="Table25_col2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8-col1-row3" style:display-name="Table8_col1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5-col2-row2" style:display-name="Table25_col2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4-col6-row1" style:display-name="Table34_col6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18-col6-row1" style:display-name="Table118_col6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15-col2-row5" style:display-name="Table115_col2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0-col7-row6" style:display-name="Table10_col7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69-col1-row1" style:display-name="Table69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69-col1-row2" style:display-name="Table69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7-col2-row3" style:display-name="Table17_col2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97-col1-row2" style:display-name="Table97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97-col1-row3" style:display-name="Table97_col1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73-col2-row2" style:display-name="Table73_col2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73-col2-row3" style:display-name="Table73_col2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73-col2-row4" style:display-name="Table73_col2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73-col2-row5" style:display-name="Table73_col2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8-col2-row2" style:display-name="Table8_col2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49-col8-row7" style:display-name="Table49_col8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8-col2-row4" style:display-name="Table8_col2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3-col1-row1" style:display-name="Table23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3-col1-row2" style:display-name="Table23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3-col1-row3" style:display-name="Table23_col1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3-col1-row4" style:display-name="Table23_col1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3-col1-row5" style:display-name="Table23_col1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88-col4-row4" style:display-name="Table88_col4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30-col4-row4" style:display-name="Table130_col4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27-col2-row5" style:display-name="Table127_col2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1-col8-row7" style:display-name="Table31_col8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36-col3-row7" style:display-name="Table136_col3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27-col2-row7" style:display-name="Table127_col2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94-col3-row7" style:display-name="Table94_col3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6-col2-row1" style:display-name="Table16_col2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6-col2-row2" style:display-name="Table16_col2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6-col2-row3" style:display-name="Table16_col2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6-col2-row4" style:display-name="Table16_col2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6-col2-row5" style:display-name="Table16_col2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6-col2-row6" style:display-name="Table16_col2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0-col3-row3" style:display-name="Table20_col3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0-col3-row4" style:display-name="Table20_col3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49-col7-row7" style:display-name="Table49_col7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2-col1-row1" style:display-name="Table22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2-col1-row2" style:display-name="Table22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2-col1-row3" style:display-name="Table22_col1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2-col1-row4" style:display-name="Table22_col1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2-col1-row5" style:display-name="Table22_col1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2-col1-row6" style:display-name="Table22_col1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06-col1-row5" style:display-name="Table106_col1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06-col1-row6" style:display-name="Table106_col1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06-col1-row7" style:display-name="Table106_col1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02-col1-row1" style:display-name="Table102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45-col1-row1" style:display-name="Table45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45-col1-row2" style:display-name="Table45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06-col4-row4" style:display-name="Table106_col4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73-col1-row1" style:display-name="Table73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30-col3-row7" style:display-name="Table130_col3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3-col4-row6" style:display-name="Table13_col4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73-col1-row4" style:display-name="Table73_col1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76-col8-row7" style:display-name="Table76_col8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8-col1-row1" style:display-name="Table8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39-col6-row1" style:display-name="Table139_col6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8-col1-row2" style:display-name="Table8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8-col6-row1" style:display-name="Table28_col6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4-col4-row6" style:display-name="Table4_col4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27-col2-row2" style:display-name="Table127_col2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27-col2-row3" style:display-name="Table127_col2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27-col2-row4" style:display-name="Table127_col2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8-col1-row5" style:display-name="Table8_col1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27-col2-row6" style:display-name="Table127_col2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21-col6-row1" style:display-name="Table121_col6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03-col3-row7" style:display-name="Table103_col3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05-col1-row1" style:display-name="Table105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05-col1-row2" style:display-name="Table105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5-col3-row2" style:display-name="Table5_col3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4-col5-row7" style:display-name="Table34_col5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0-col6-row6" style:display-name="Table10_col6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7-col1-row1" style:display-name="Table17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7-col1-row2" style:display-name="Table17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7-col1-row3" style:display-name="Table17_col1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7-col1-row4" style:display-name="Table17_col1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7-col1-row5" style:display-name="Table17_col1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73-col1-row2" style:display-name="Table73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73-col1-row3" style:display-name="Table73_col1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6-row6" style:display-name="Table1_col6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73-col1-row5" style:display-name="Table73_col1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73-col1-row6" style:display-name="Table73_col1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73-col1-row7" style:display-name="Table73_col1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8-col1-row4" style:display-name="Table8_col1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5-col8-row7" style:display-name="Table25_col8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94-col2-row3" style:display-name="Table94_col2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5-col3-row4" style:display-name="Table5_col3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44-col1-row1" style:display-name="Table44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94-col2-row1" style:display-name="Table94_col2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5-col3-row3" style:display-name="Table5_col3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94-col2-row7" style:display-name="Table94_col2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28-col1-row1" style:display-name="Table128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88-col3-row7" style:display-name="Table88_col3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44-col1-row2" style:display-name="Table44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94-col2-row4" style:display-name="Table94_col2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1-col7-row7" style:display-name="Table31_col7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94-col2-row5" style:display-name="Table94_col2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67-col1-row3" style:display-name="Table67_col1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94-col2-row6" style:display-name="Table94_col2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67-col1-row4" style:display-name="Table67_col1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94-col2-row2" style:display-name="Table94_col2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67-col1-row5" style:display-name="Table67_col1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76-col1-row1" style:display-name="Table76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67-col1-row6" style:display-name="Table67_col1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6-col1-row5" style:display-name="Table16_col1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67-col1-row7" style:display-name="Table67_col1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6-col1-row1" style:display-name="Table16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6-col1-row2" style:display-name="Table16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6-col1-row3" style:display-name="Table16_col1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6-col1-row4" style:display-name="Table16_col1_row4">
      <style:table-cell-properties style:vertical-align="top" fo:border-left="0.72pt solid #000000" fo:border-right="0.72pt solid #000000" fo:border-top="0.72pt solid #000000" fo:border-bottom="0.72pt solid #000000"/>
    </style:style>
    <style:page-layout style:name="PLayout2">
      <style:page-layout-properties fo:margin-top="2.000000cm" fo:margin-bottom="2cm" fo:margin-left="2cm" fo:margin-right="2cm"/>
      <style:header-style>
        <style:header-footer-properties svg:height="1.769000cm"/>
      </style:header-style>
    </style:page-layout>
    <style:page-layout style:name="Standard">
      <style:page-layout-properties fo:margin-top="2.000000cm" fo:margin-bottom="2cm" fo:margin-left="2cm" fo:margin-right="2cm"/>
      <style:header-style>
        <style:header-footer-properties svg:height="1.769000cm"/>
      </style:header-style>
    </style:page-layout>
  </office:automatic-styles>
  <office:body>
    <office:text>
      <text:section text:style-name="Sect1" text:name="Section1">
        <text:p text:style-name="P1"/>
        <text:p text:style-name="P2"><text:span text:style-name="T1">Práctica 2</text:span> </text:p>
        <text:p text:style-name="P3">Ingeniería de requisitos: </text:p>
        <text:p text:style-name="P3">Modelo de casos de uso</text:p>
        <text:p text:style-name="P4"/>
        <text:p text:style-name="P2">Alba Aurora Moreno Peinado</text:p>
        <text:p text:style-name="P2">Manuel Ortiz Hita</text:p>
        <text:p text:style-name="P2">Pablo Zafra Jiménez</text:p>
        <text:p text:style-name="P2">Elena Cantero Molina</text:p>
        <text:p text:style-name="P2"/>
        <text:p text:style-name="P2">23 de Marzo de 2018</text:p>
        <text:p text:style-name="P5"/>
        <text:p text:style-name="P4"/>
        <text:p text:style-name="P6">Índice</text:p>
        <text:p text:style-name="P4"/>
        <text:p text:style-name="P4">1. Descripción de los actores</text:p>
        <text:p text:style-name="P4"><text:tab/>1.1. Actor Administrador</text:p>
        <text:p text:style-name="P4"><text:tab/>1.2. Actor Banco</text:p>
        <text:p text:style-name="P4"><text:tab/>1.3. Actor Cliente</text:p>
        <text:p text:style-name="P4"><text:tab/>1.4. Actor Empleado</text:p>
        <text:p text:style-name="P4"><text:tab/>1.5. Actor Encargado</text:p>
        <text:p text:style-name="P4"><text:tab/>1.6. Actor GPS</text:p>
        <text:p text:style-name="P4"><text:tab/>1.7. Actor Repartidor</text:p>
        <text:p text:style-name="P4"><text:tab/>1.8. Actor Temporizador</text:p>
        <text:p text:style-name="P4">2. Diagrama de paquetes</text:p>
        <text:p text:style-name="P4">3. Diagramas de Casos de Uso</text:p>
        <text:p text:style-name="P4"><text:tab/>3.1. Gestión Administrador</text:p>
        <text:p text:style-name="P4"><text:tab/>3.2. Gestión Clientes</text:p>
        <text:p text:style-name="P4"><text:tab/>3.3. Gestión Envíos</text:p>
        <text:p text:style-name="P4"><text:tab/>3.4. Gestión Transportes</text:p>
        <text:p text:style-name="P4"><text:tab/>3.5. Gestión Web</text:p>
        <text:p text:style-name="P4"><text:tab/>3.6.</text:p>
        <text:p text:style-name="P4">4. Descripción de Casos de Uso</text:p>
        <text:p text:style-name="P4"/>
        <text:p text:style-name="P5"/>
        <text:p text:style-name="P4"/>
        <text:p text:style-name="P4"/>
        <text:p text:style-name="P4"/>
        <text:p text:style-name="P4"/>
        <text:p text:style-name="P7"/>
        <text:p text:style-name="P7">1. <text:span text:style-name="T2">Descripción de los actores</text:span></text:p>
        <text:p text:style-name="P7"/>
        <text:p text:style-name="P4">1.1. Actor Administrador</text:p>
        <table:table table:name="Table1" table:style-name="Table1">
          <table:table-column/>
          <table:table-column/>
          <table:table-column/>
          <table:table-column/>
          <table:table-column/>
          <table:table-column/>
          <table:table-column/>
          <table:table-row>
            <table:table-cell table:style-name="Table1_col1_row1">
              <text:h text:style-name="P8" text:outline-level="1">Actor</text:h>
            </table:table-cell>
            <table:table-cell table:style-name="Table1_col2_row1" table:number-columns-spanned="3">
              <text:h text:style-name="P9" text:outline-level="3">Administrador </text:h>
            </table:table-cell>
            <table:covered-table-cell/>
            <table:covered-table-cell/>
            <table:table-cell table:style-name="Table1_col5_row1" table:number-columns-spanned="3">
              <text:p text:style-name="P10">ACT_1</text:p>
            </table:table-cell>
            <table:covered-table-cell/>
            <table:covered-table-cell/>
          </table:table-row>
          <table:table-row>
            <table:table-cell table:style-name="Table1_col1_row2">
              <text:p text:style-name="P11">Descripción</text:p>
            </table:table-cell>
            <table:table-cell table:style-name="Table1_col2_row2" table:number-columns-spanned="6">
              <text:p text:style-name="P12">Persona que gestiona el sistema.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_col1_row3">
              <text:p text:style-name="P11">Características</text:p>
            </table:table-cell>
            <table:table-cell table:style-name="Table1_col2_row3" table:number-columns-spanned="6">
              <text:p text:style-name="P12">Debe tener conocimientos avanzados sobre el funcionamiento de la empresa de mensajería.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_col1_row4">
              <text:p text:style-name="P11">Relaciones</text:p>
            </table:table-cell>
            <table:table-cell table:style-name="Table1_col2_row4" table:number-columns-spanned="6">
              <text:p text:style-name="P12">Banco: administra la gestión económica entre el banco y el cliente.</text:p>
              <text:p text:style-name="P12">Cliente: administra la información sobre el cliente.</text:p>
              <text:p text:style-name="P12">Empleado: administra los horarios y trabajos seguidos por el empleado.</text:p>
              <text:p text:style-name="P12">Encargado: administra los horarios y trabajos seguidos por el encargado.</text:p>
              <text:p text:style-name="P12">GPS: administra la ruta seguida por el GPS.</text:p>
              <text:p text:style-name="P12">Repartidor: administra el trayecto <text:s/>seguido e información sobre el repartidor.</text:p>
              <text:p text:style-name="P12">Temporizador: administra el tiempo de recogida del paquete.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_col1_row5">
              <text:p text:style-name="P11">Referencias</text:p>
            </table:table-cell>
            <table:table-cell table:style-name="Table1_col2_row5" table:number-columns-spanned="6">
              <text:p text:style-name="P12">CU_1, CU_2, CU_3, CU_4, CU_34, CU_35, CU_36, CU_37, CU_8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_col1_row6">
              <text:p text:style-name="P11">Autor</text:p>
            </table:table-cell>
            <table:table-cell table:style-name="Table1_col2_row6">
              <text:p text:style-name="P12">Alba Aurora Moreno Peinado</text:p>
            </table:table-cell>
            <table:table-cell table:style-name="Table1_col3_row6">
              <text:h text:style-name="P13" text:outline-level="2">Fecha</text:h>
            </table:table-cell>
            <table:table-cell table:style-name="Table1_col4_row6" table:number-columns-spanned="2">
              <text:p text:style-name="P14">12/03/2018</text:p>
            </table:table-cell>
            <table:covered-table-cell/>
            <table:table-cell table:style-name="Table1_col6_row6">
              <text:h text:style-name="P13" text:outline-level="2">Versión</text:h>
            </table:table-cell>
            <table:table-cell table:style-name="Table1_col7_row6">
              <text:p text:style-name="P14">1.0</text:p>
            </table:table-cell>
          </table:table-row>
        </table:table>
        <text:p text:style-name="P15"/>
        <table:table table:name="Table2" table:style-name="Table2">
          <table:table-column/>
          <table:table-column/>
          <table:table-column/>
          <table:table-row>
            <table:table-cell table:style-name="Table2_col1_row1" table:number-columns-spanned="3">
              <text:h text:style-name="P16" text:outline-level="1">Atributos</text:h>
            </table:table-cell>
            <table:covered-table-cell/>
            <table:covered-table-cell/>
          </table:table-row>
          <table:table-row>
            <table:table-cell table:style-name="Table2_col1_row2">
              <text:p text:style-name="P11">Nombre</text:p>
            </table:table-cell>
            <table:table-cell table:style-name="Table2_col2_row2">
              <text:h text:style-name="P17" text:outline-level="1">Descripción</text:h>
            </table:table-cell>
            <table:table-cell table:style-name="Table2_col3_row2">
              <text:h text:style-name="P17" text:outline-level="1">Tipo</text:h>
            </table:table-cell>
          </table:table-row>
          <table:table-row>
            <table:table-cell table:style-name="Table2_col1_row3">
              <text:p text:style-name="P11">Datos personales</text:p>
            </table:table-cell>
            <table:table-cell table:style-name="Table2_col2_row3">
              <text:p text:style-name="P18">Código de administrador, DNI, nombre...</text:p>
            </table:table-cell>
            <table:table-cell table:style-name="Table2_col3_row3">
              <text:p text:style-name="P14">Lista de cadena de <text:s/>caracteres</text:p>
            </table:table-cell>
          </table:table-row>
          <table:table-row>
            <table:table-cell table:style-name="Table2_col1_row4">
              <text:p text:style-name="P11">Oficina</text:p>
            </table:table-cell>
            <table:table-cell table:style-name="Table2_col2_row4">
              <text:p text:style-name="P18">Oficina en la que realiza el software.</text:p>
            </table:table-cell>
            <table:table-cell table:style-name="Table2_col3_row4">
              <text:p text:style-name="P14">Cadena de caracteres</text:p>
            </table:table-cell>
          </table:table-row>
          <table:table-row>
            <table:table-cell table:style-name="Table2_col1_row5" table:number-columns-spanned="3">
              <text:p text:style-name="P19"/>
            </table:table-cell>
            <table:covered-table-cell/>
            <table:covered-table-cell/>
          </table:table-row>
        </table:table>
        <text:p text:style-name="P15"/>
        <table:table table:name="Table3" table:style-name="Table3">
          <table:table-column/>
          <table:table-row>
            <table:table-cell table:style-name="Table3_col1_row1">
              <text:p text:style-name="P20">Comentarios</text:p>
            </table:table-cell>
          </table:table-row>
          <table:table-row>
            <table:table-cell table:style-name="Table3_col1_row2">
              <text:p text:style-name="P21"/>
            </table:table-cell>
          </table:table-row>
        </table:table>
        <text:p text:style-name="P4"/>
        <text:p text:style-name="P4">1.2. Actor Banco</text:p>
        <table:table table:name="Table4" table:style-name="Table4">
          <table:table-column/>
          <table:table-column/>
          <table:table-column/>
          <table:table-column/>
          <table:table-column/>
          <table:table-column/>
          <table:table-column/>
          <table:table-row>
            <table:table-cell table:style-name="Table4_col1_row1">
              <text:h text:style-name="P22" text:outline-level="1">Actor</text:h>
            </table:table-cell>
            <table:table-cell table:style-name="Table4_col2_row1" table:number-columns-spanned="4">
              <text:h text:style-name="P9" text:outline-level="3">Banco</text:h>
            </table:table-cell>
            <table:covered-table-cell/>
            <table:covered-table-cell/>
            <table:covered-table-cell/>
            <table:table-cell table:style-name="Table4_col6_row1" table:number-columns-spanned="2">
              <text:p text:style-name="P10">ACT_ 2</text:p>
            </table:table-cell>
            <table:covered-table-cell/>
          </table:table-row>
          <table:table-row>
            <table:table-cell table:style-name="Table4_col1_row2">
              <text:p text:style-name="P11">Descripción</text:p>
            </table:table-cell>
            <table:table-cell table:style-name="Table4_col2_row2" table:number-columns-spanned="6">
              <text:p text:style-name="P12">Establecimiento en el que se realizan los pagos de los servicios de mensajería.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4_col1_row3">
              <text:p text:style-name="P11">Características</text:p>
            </table:table-cell>
            <table:table-cell table:style-name="Table4_col2_row3" table:number-columns-spanned="6">
              <text:p text:style-name="P12">Puede ser tanto un banco nacional como internacional.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4_col1_row4">
              <text:p text:style-name="P11">Relaciones</text:p>
            </table:table-cell>
            <table:table-cell table:style-name="Table4_col2_row4" table:number-columns-spanned="6">
              <text:p text:style-name="P12">Administrador: Se encarga de controlar y supervisar que las transacciones que se hacen con el banco asociado sean correctas.</text:p>
              <text:p text:style-name="P12">Cliente: Realiza una transacción económica con el fin de hacer el pago.</text:p>
              <text:p text:style-name="P12">Encargado: Se encarga de hacer presupuestos y de realizar los cobros.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4_col1_row5">
              <text:p text:style-name="P11">Referencias</text:p>
            </table:table-cell>
            <table:table-cell table:style-name="Table4_col2_row5" table:number-columns-spanned="6">
              <text:p text:style-name="P12">CU_39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4_col1_row6">
              <text:p text:style-name="P11">Autor</text:p>
            </table:table-cell>
            <table:table-cell table:style-name="Table4_col2_row6">
              <text:p text:style-name="P12">Manuel Ortiz Hita</text:p>
            </table:table-cell>
            <table:table-cell table:style-name="Table4_col3_row6">
              <text:h text:style-name="P17" text:outline-level="1">Fecha</text:h>
            </table:table-cell>
            <table:table-cell table:style-name="Table4_col4_row6">
              <text:p text:style-name="P14">19/03/2018</text:p>
            </table:table-cell>
            <table:table-cell table:style-name="Table4_col5_row6" table:number-columns-spanned="2">
              <text:h text:style-name="P17" text:outline-level="1">Versión</text:h>
            </table:table-cell>
            <table:covered-table-cell/>
            <table:table-cell table:style-name="Table4_col7_row6">
              <text:p text:style-name="P14">1.0</text:p>
            </table:table-cell>
          </table:table-row>
        </table:table>
        <text:p text:style-name="P15"/>
        <table:table table:name="Table5" table:style-name="Table5">
          <table:table-column/>
          <table:table-column/>
          <table:table-column/>
          <table:table-row>
            <table:table-cell table:style-name="Table5_col1_row1" table:number-columns-spanned="3">
              <text:h text:style-name="P23" text:outline-level="1">Atributos</text:h>
            </table:table-cell>
            <table:covered-table-cell/>
            <table:covered-table-cell/>
          </table:table-row>
          <table:table-row>
            <table:table-cell table:style-name="Table5_col1_row2">
              <text:p text:style-name="P11">Nombre</text:p>
            </table:table-cell>
            <table:table-cell table:style-name="Table5_col2_row2">
              <text:h text:style-name="Heading-1" text:outline-level="1">Descripción</text:h>
            </table:table-cell>
            <table:table-cell table:style-name="Table5_col3_row2">
              <text:h text:style-name="Heading-1" text:outline-level="1">Tipo</text:h>
            </table:table-cell>
          </table:table-row>
          <table:table-row>
            <table:table-cell table:style-name="Table5_col1_row3">
              <text:p text:style-name="P11">Datos</text:p>
            </table:table-cell>
            <table:table-cell table:style-name="Table5_col2_row3">
              <text:p text:style-name="P18">Nombre, Id de cuenta,...</text:p>
            </table:table-cell>
            <table:table-cell table:style-name="Table5_col3_row3">
              <text:p text:style-name="P14">Lista de cadenas de caracteres</text:p>
            </table:table-cell>
          </table:table-row>
          <table:table-row>
            <table:table-cell table:style-name="Table5_col1_row4">
              <text:p text:style-name="P11">Oficina</text:p>
            </table:table-cell>
            <table:table-cell table:style-name="Table5_col2_row4">
              <text:p text:style-name="P18">Sede principal</text:p>
            </table:table-cell>
            <table:table-cell table:style-name="Table5_col3_row4">
              <text:p text:style-name="P14">Cadena de caracteres</text:p>
            </table:table-cell>
          </table:table-row>
          <table:table-row>
            <table:table-cell table:style-name="Table5_col1_row5" table:number-columns-spanned="3">
              <text:p text:style-name="Normal"/>
            </table:table-cell>
            <table:covered-table-cell/>
            <table:covered-table-cell/>
          </table:table-row>
        </table:table>
        <text:p text:style-name="P15"/>
        <table:table table:name="Table6" table:style-name="Table6">
          <table:table-column/>
          <table:table-row>
            <table:table-cell table:style-name="Table6_col1_row1">
              <text:p text:style-name="P20">Comentarios</text:p>
            </table:table-cell>
          </table:table-row>
          <table:table-row>
            <table:table-cell table:style-name="Table6_col1_row2">
              <text:p text:style-name="P21"/>
            </table:table-cell>
          </table:table-row>
        </table:table>
        <text:p text:style-name="P15"/>
        <text:p text:style-name="P4">1.3. Actor Cliente</text:p>
        <table:table table:name="Table7" table:style-name="Table7">
          <table:table-column/>
          <table:table-column/>
          <table:table-column/>
          <table:table-column/>
          <table:table-column/>
          <table:table-column/>
          <table:table-column/>
          <table:table-row>
            <table:table-cell table:style-name="Table7_col1_row1">
              <text:h text:style-name="P22" text:outline-level="1">Actor</text:h>
            </table:table-cell>
            <table:table-cell table:style-name="Table7_col2_row1" table:number-columns-spanned="3">
              <text:h text:style-name="Heading-3" text:outline-level="3">Cliente</text:h>
            </table:table-cell>
            <table:covered-table-cell/>
            <table:covered-table-cell/>
            <table:table-cell table:style-name="Table7_col5_row1" table:number-columns-spanned="3">
              <text:p text:style-name="P10">ACT_3</text:p>
            </table:table-cell>
            <table:covered-table-cell/>
            <table:covered-table-cell/>
          </table:table-row>
          <table:table-row>
            <table:table-cell table:style-name="Table7_col1_row2">
              <text:p text:style-name="P11">Descripción</text:p>
            </table:table-cell>
            <table:table-cell table:style-name="Table7_col2_row2" table:number-columns-spanned="6">
              <text:p text:style-name="P12">Persona que hace uso de los servicios de mensajería.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7_col1_row3">
              <text:p text:style-name="P11">Características</text:p>
            </table:table-cell>
            <table:table-cell table:style-name="Table7_col2_row3" table:number-columns-spanned="6">
              <text:p text:style-name="P12">Puede ser cualquier persona que resida dentro de España.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7_col1_row4">
              <text:p text:style-name="P11">Relaciones</text:p>
            </table:table-cell>
            <table:table-cell table:style-name="Table7_col2_row4" table:number-columns-spanned="6">
              <text:p text:style-name="P12">Banco: El cliente usa el banco para pagar a la empresa su envío.</text:p>
              <text:p text:style-name="P12">Empleado: Se relacionan a la hora de enviar o recoger un paquete.</text:p>
              <text:p text:style-name="P12">Repartidor: Se relacionan cuando va a recoger o entregar un paquete.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7_col1_row5">
              <text:p text:style-name="P11">Referencias</text:p>
            </table:table-cell>
            <table:table-cell table:style-name="Table7_col2_row5" table:number-columns-spanned="6">
              <text:p text:style-name="P12">CU_38, CU_39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7_col1_row6">
              <text:p text:style-name="P11">Autor</text:p>
            </table:table-cell>
            <table:table-cell table:style-name="Table7_col2_row6">
              <text:p text:style-name="P12">Elena Cantero Molina</text:p>
            </table:table-cell>
            <table:table-cell table:style-name="Table7_col3_row6">
              <text:h text:style-name="Heading-1" text:outline-level="1">Fecha</text:h>
            </table:table-cell>
            <table:table-cell table:style-name="Table7_col4_row6" table:number-columns-spanned="2">
              <text:p text:style-name="P14">12/03/2018</text:p>
            </table:table-cell>
            <table:covered-table-cell/>
            <table:table-cell table:style-name="Table7_col6_row6">
              <text:h text:style-name="Heading-1" text:outline-level="1">Versión</text:h>
            </table:table-cell>
            <table:table-cell table:style-name="Table7_col7_row6">
              <text:p text:style-name="P14">1.0</text:p>
            </table:table-cell>
          </table:table-row>
        </table:table>
        <text:p text:style-name="P15"/>
        <table:table table:name="Table8" table:style-name="Table8">
          <table:table-column/>
          <table:table-column/>
          <table:table-column/>
          <table:table-row>
            <table:table-cell table:style-name="Table8_col1_row1" table:number-columns-spanned="3">
              <text:h text:style-name="P23" text:outline-level="1">Atributos</text:h>
            </table:table-cell>
            <table:covered-table-cell/>
            <table:covered-table-cell/>
          </table:table-row>
          <table:table-row>
            <table:table-cell table:style-name="Table8_col1_row2">
              <text:p text:style-name="P11">Nombre</text:p>
            </table:table-cell>
            <table:table-cell table:style-name="Table8_col2_row2">
              <text:h text:style-name="P24" text:outline-level="1">Descripción</text:h>
            </table:table-cell>
            <table:table-cell table:style-name="Table8_col3_row2">
              <text:h text:style-name="Heading-1" text:outline-level="1">Tipo</text:h>
            </table:table-cell>
          </table:table-row>
          <table:table-row>
            <table:table-cell table:style-name="Table8_col1_row3">
              <text:p text:style-name="P11">Datos personales</text:p>
            </table:table-cell>
            <table:table-cell table:style-name="Table8_col2_row3">
              <text:p text:style-name="P18">DNI, nombre, correo,…</text:p>
            </table:table-cell>
            <table:table-cell table:style-name="Table8_col3_row3">
              <text:p text:style-name="P14">Lista de cadena de caracteres</text:p>
            </table:table-cell>
          </table:table-row>
          <table:table-row>
            <table:table-cell table:style-name="Table8_col1_row4">
              <text:p text:style-name="P11">Lista de paquetes</text:p>
            </table:table-cell>
            <table:table-cell table:style-name="Table8_col2_row4">
              <text:p text:style-name="P18">Lista de paquetes enviados y recibidos</text:p>
            </table:table-cell>
            <table:table-cell table:style-name="Table8_col3_row4">
              <text:p text:style-name="P14">Cadena de caracteres</text:p>
            </table:table-cell>
          </table:table-row>
          <table:table-row>
            <table:table-cell table:style-name="Table8_col1_row5" table:number-columns-spanned="3">
              <text:p text:style-name="P14"/>
            </table:table-cell>
            <table:covered-table-cell/>
            <table:covered-table-cell/>
          </table:table-row>
        </table:table>
        <text:p text:style-name="P15"/>
        <table:table table:name="Table9" table:style-name="Table9">
          <table:table-column/>
          <table:table-row>
            <table:table-cell table:style-name="Table9_col1_row1">
              <text:p text:style-name="P20">Comentarios</text:p>
            </table:table-cell>
          </table:table-row>
          <table:table-row>
            <table:table-cell table:style-name="Table9_col1_row2">
              <text:p text:style-name="P21"/>
            </table:table-cell>
          </table:table-row>
        </table:table>
        <text:p text:style-name="P15"/>
        <text:p text:style-name="P4">1.4. Actor Empleado</text:p>
        <table:table table:name="Table10" table:style-name="Table10">
          <table:table-column/>
          <table:table-column/>
          <table:table-column/>
          <table:table-column/>
          <table:table-column/>
          <table:table-column/>
          <table:table-column/>
          <table:table-row>
            <table:table-cell table:style-name="Table10_col1_row1">
              <text:h text:style-name="P22" text:outline-level="1">Actor</text:h>
            </table:table-cell>
            <table:table-cell table:style-name="Table10_col2_row1" table:number-columns-spanned="3">
              <text:h text:style-name="P9" text:outline-level="3">Empleado</text:h>
            </table:table-cell>
            <table:covered-table-cell/>
            <table:covered-table-cell/>
            <table:table-cell table:style-name="Table10_col5_row1" table:number-columns-spanned="3">
              <text:p text:style-name="P10">ACT_4</text:p>
            </table:table-cell>
            <table:covered-table-cell/>
            <table:covered-table-cell/>
          </table:table-row>
          <table:table-row>
            <table:table-cell table:style-name="Table10_col1_row2">
              <text:p text:style-name="P11">Descripción</text:p>
            </table:table-cell>
            <table:table-cell table:style-name="Table10_col2_row2" table:number-columns-spanned="6">
              <text:p text:style-name="P12">Persona que realiza el trabajo de atención al cliente y controla el almacén de paquetes así como otras funciones relacionadas con los mismos.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0_col1_row3">
              <text:p text:style-name="P11">Características</text:p>
            </table:table-cell>
            <table:table-cell table:style-name="Table10_col2_row3" table:number-columns-spanned="6">
              <text:p text:style-name="P12">Conocimientos de administración de empresa.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0_col1_row4">
              <text:p text:style-name="P11">Relaciones</text:p>
            </table:table-cell>
            <table:table-cell table:style-name="Table10_col2_row4" table:number-columns-spanned="6">
              <text:p text:style-name="P12">Administrador: Obtiene el horario de trabajo así como la llegada de paquetes.</text:p>
              <text:p text:style-name="P12">Cliente: Atiende a éste cuando envía o recibe un paquete en la oficina.</text:p>
              <text:p text:style-name="P12">Repartidor: Recibe del empleado los paquetes a enviar.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0_col1_row5">
              <text:p text:style-name="P11">Referencias</text:p>
            </table:table-cell>
            <table:table-cell table:style-name="Table10_col2_row5" table:number-columns-spanned="6">
              <text:p text:style-name="P12"/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0_col1_row6">
              <text:p text:style-name="P11">Autor</text:p>
            </table:table-cell>
            <table:table-cell table:style-name="Table10_col2_row6">
              <text:p text:style-name="P12">Elena Cantero Molina</text:p>
            </table:table-cell>
            <table:table-cell table:style-name="Table10_col3_row6">
              <text:h text:style-name="P17" text:outline-level="1">Fecha</text:h>
            </table:table-cell>
            <table:table-cell table:style-name="Table10_col4_row6" table:number-columns-spanned="2">
              <text:p text:style-name="P14">19/03/2018</text:p>
            </table:table-cell>
            <table:covered-table-cell/>
            <table:table-cell table:style-name="Table10_col6_row6">
              <text:h text:style-name="P17" text:outline-level="1">Versión</text:h>
            </table:table-cell>
            <table:table-cell table:style-name="Table10_col7_row6">
              <text:p text:style-name="P14">1.0</text:p>
            </table:table-cell>
          </table:table-row>
        </table:table>
        <text:p text:style-name="P15"/>
        <table:table table:name="Table11" table:style-name="Table11">
          <table:table-column/>
          <table:table-column/>
          <table:table-column/>
          <table:table-row>
            <table:table-cell table:style-name="Table11_col1_row1" table:number-columns-spanned="3">
              <text:h text:style-name="P23" text:outline-level="1">Atributos</text:h>
            </table:table-cell>
            <table:covered-table-cell/>
            <table:covered-table-cell/>
          </table:table-row>
          <table:table-row>
            <table:table-cell table:style-name="Table11_col1_row2">
              <text:p text:style-name="P11">Nombre</text:p>
            </table:table-cell>
            <table:table-cell table:style-name="Table11_col2_row2">
              <text:h text:style-name="P17" text:outline-level="1">Descripción</text:h>
            </table:table-cell>
            <table:table-cell table:style-name="Table11_col3_row2">
              <text:h text:style-name="P17" text:outline-level="1">Tipo</text:h>
            </table:table-cell>
          </table:table-row>
          <table:table-row>
            <table:table-cell table:style-name="Table11_col1_row3">
              <text:p text:style-name="P11">Datos personales</text:p>
            </table:table-cell>
            <table:table-cell table:style-name="Table11_col2_row3">
              <text:p text:style-name="P18">DNI, nombre, correo, …</text:p>
            </table:table-cell>
            <table:table-cell table:style-name="Table11_col3_row3">
              <text:p text:style-name="P14">Lista de cadenas de caracteres</text:p>
            </table:table-cell>
          </table:table-row>
          <table:table-row>
            <table:table-cell table:style-name="Table11_col1_row4">
              <text:p text:style-name="P11">Departamento</text:p>
            </table:table-cell>
            <table:table-cell table:style-name="Table11_col2_row4">
              <text:p text:style-name="P18">Tipo de departamento al que pertenece (almacén, mostrador, …)</text:p>
            </table:table-cell>
            <table:table-cell table:style-name="Table11_col3_row4">
              <text:p text:style-name="P14">Cadena de caracteres</text:p>
            </table:table-cell>
          </table:table-row>
          <table:table-row>
            <table:table-cell table:style-name="Table11_col1_row5">
              <text:p text:style-name="P11">Oficina</text:p>
            </table:table-cell>
            <table:table-cell table:style-name="Table11_col2_row5">
              <text:p text:style-name="P18">Oficina de la provincia en la que trabaja</text:p>
            </table:table-cell>
            <table:table-cell table:style-name="Table11_col3_row5">
              <text:p text:style-name="P14">Cadena de caracteres</text:p>
            </table:table-cell>
          </table:table-row>
          <table:table-row>
            <table:table-cell table:style-name="Table11_col1_row6" table:number-columns-spanned="3">
              <text:p text:style-name="P14"/>
            </table:table-cell>
            <table:covered-table-cell/>
            <table:covered-table-cell/>
          </table:table-row>
        </table:table>
        <text:p text:style-name="P15"/>
        <table:table table:name="Table12" table:style-name="Table12">
          <table:table-column/>
          <table:table-row>
            <table:table-cell table:style-name="Table12_col1_row1">
              <text:p text:style-name="P20">Comentarios</text:p>
            </table:table-cell>
          </table:table-row>
          <table:table-row>
            <table:table-cell table:style-name="Table12_col1_row2">
              <text:p text:style-name="P21"/>
            </table:table-cell>
          </table:table-row>
        </table:table>
        <text:p text:style-name="P4"><text:tab/></text:p>
        <text:p text:style-name="P4">1.5. Actor Encargado</text:p>
        <table:table table:name="Table13" table:style-name="Table13">
          <table:table-column/>
          <table:table-column/>
          <table:table-column/>
          <table:table-column/>
          <table:table-column/>
          <table:table-column/>
          <table:table-column/>
          <table:table-row>
            <table:table-cell table:style-name="Table13_col1_row1">
              <text:h text:style-name="P22" text:outline-level="1">Actor</text:h>
            </table:table-cell>
            <table:table-cell table:style-name="Table13_col2_row1" table:number-columns-spanned="3">
              <text:h text:style-name="P9" text:outline-level="3">Encargado</text:h>
            </table:table-cell>
            <table:covered-table-cell/>
            <table:covered-table-cell/>
            <table:table-cell table:style-name="Table13_col5_row1" table:number-columns-spanned="3">
              <text:p text:style-name="P10">ACT_5</text:p>
            </table:table-cell>
            <table:covered-table-cell/>
            <table:covered-table-cell/>
          </table:table-row>
          <table:table-row>
            <table:table-cell table:style-name="Table13_col1_row2">
              <text:p text:style-name="P11">Descripción</text:p>
            </table:table-cell>
            <table:table-cell table:style-name="Table13_col2_row2" table:number-columns-spanned="6">
              <text:p text:style-name="P12">Persona que representa al dueño o encargado de la empresa.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3_col1_row3">
              <text:p text:style-name="P11">Características</text:p>
            </table:table-cell>
            <table:table-cell table:style-name="Table13_col2_row3" table:number-columns-spanned="6">
              <text:p text:style-name="P12">Realiza actividades de gestión y económicas de la mensajería.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3_col1_row4">
              <text:p text:style-name="P11">Relaciones</text:p>
            </table:table-cell>
            <table:table-cell table:style-name="Table13_col2_row4" table:number-columns-spanned="6">
              <text:p text:style-name="P12">Administrador:Negocia y tramita temas de gestión de horarios y logística.</text:p>
              <text:p text:style-name="P12">Banco:Resuelve posibles problemas relacionados con el pago de los servicios <text:s/>por parte de los clientes.</text:p>
              <text:p text:style-name="P12">Cliente:Resuelve posibles problemas y ayuda al cliente cuando el empleado no pudiese resolver alguna cuestión.</text:p>
              <text:p text:style-name="P12">Empleado:Supervisa el trabajo del empleado.</text:p>
              <text:p text:style-name="P12">Repartidor:Supervisa que la comunicación entre empleado/repartidor sea correcta y que las entregas se hagan en el plazo previsto.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3_col1_row5">
              <text:p text:style-name="P11">Referencias</text:p>
            </table:table-cell>
            <table:table-cell table:style-name="Table13_col2_row5" table:number-columns-spanned="6">
              <text:p text:style-name="P12"/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3_col1_row6">
              <text:p text:style-name="P11">Autor</text:p>
            </table:table-cell>
            <table:table-cell table:style-name="Table13_col2_row6">
              <text:p text:style-name="P12">Pablo Zafra Jiménez</text:p>
            </table:table-cell>
            <table:table-cell table:style-name="Table13_col3_row6">
              <text:h text:style-name="P17" text:outline-level="1">Fecha</text:h>
            </table:table-cell>
            <table:table-cell table:style-name="Table13_col4_row6" table:number-columns-spanned="2">
              <text:p text:style-name="P14">19/03/2018</text:p>
            </table:table-cell>
            <table:covered-table-cell/>
            <table:table-cell table:style-name="Table13_col6_row6">
              <text:h text:style-name="P17" text:outline-level="1">Versión</text:h>
            </table:table-cell>
            <table:table-cell table:style-name="Table13_col7_row6">
              <text:p text:style-name="P14">1.0</text:p>
            </table:table-cell>
          </table:table-row>
        </table:table>
        <text:p text:style-name="P15"/>
        <table:table table:name="Table14" table:style-name="Table14">
          <table:table-column/>
          <table:table-column/>
          <table:table-column/>
          <table:table-row>
            <table:table-cell table:style-name="Table14_col1_row1" table:number-columns-spanned="3">
              <text:h text:style-name="P23" text:outline-level="1">Atributos</text:h>
            </table:table-cell>
            <table:covered-table-cell/>
            <table:covered-table-cell/>
          </table:table-row>
          <table:table-row>
            <table:table-cell table:style-name="Table14_col1_row2">
              <text:p text:style-name="P11">Nombre</text:p>
            </table:table-cell>
            <table:table-cell table:style-name="Table14_col2_row2">
              <text:h text:style-name="P17" text:outline-level="1">Descripción</text:h>
            </table:table-cell>
            <table:table-cell table:style-name="Table14_col3_row2">
              <text:h text:style-name="P17" text:outline-level="1">Tipo</text:h>
            </table:table-cell>
          </table:table-row>
          <table:table-row>
            <table:table-cell table:style-name="Table14_col1_row3">
              <text:p text:style-name="P11"/>
            </table:table-cell>
            <table:table-cell table:style-name="Table14_col2_row3">
              <text:p text:style-name="P11"/>
            </table:table-cell>
            <table:table-cell table:style-name="Table14_col3_row3">
              <text:p text:style-name="P14"/>
            </table:table-cell>
          </table:table-row>
          <table:table-row>
            <table:table-cell table:style-name="Table14_col1_row4">
              <text:p text:style-name="P11"/>
            </table:table-cell>
            <table:table-cell table:style-name="Table14_col2_row4">
              <text:p text:style-name="P11"/>
            </table:table-cell>
            <table:table-cell table:style-name="Table14_col3_row4">
              <text:p text:style-name="P14"/>
            </table:table-cell>
          </table:table-row>
          <table:table-row>
            <table:table-cell table:style-name="Table14_col1_row5" table:number-columns-spanned="3">
              <text:p text:style-name="P12"/>
            </table:table-cell>
            <table:covered-table-cell/>
            <table:covered-table-cell/>
          </table:table-row>
        </table:table>
        <text:p text:style-name="P15"/>
        <table:table table:name="Table15" table:style-name="Table15">
          <table:table-column/>
          <table:table-row>
            <table:table-cell table:style-name="Table15_col1_row1">
              <text:p text:style-name="P20">Comentarios</text:p>
            </table:table-cell>
          </table:table-row>
          <table:table-row>
            <table:table-cell table:style-name="Table15_col1_row2">
              <text:p text:style-name="P21"/>
            </table:table-cell>
          </table:table-row>
        </table:table>
        <text:p text:style-name="P4"><text:tab/></text:p>
        <text:p text:style-name="P4">1.6. Actor GPS</text:p>
        <table:table table:name="Table16" table:style-name="Table16">
          <table:table-column/>
          <table:table-column/>
          <table:table-column/>
          <table:table-column/>
          <table:table-column/>
          <table:table-column/>
          <table:table-column/>
          <table:table-row>
            <table:table-cell table:style-name="Table16_col1_row1">
              <text:h text:style-name="P22" text:outline-level="1">Actor</text:h>
            </table:table-cell>
            <table:table-cell table:style-name="Table16_col2_row1" table:number-columns-spanned="3">
              <text:h text:style-name="P9" text:outline-level="3">GPS</text:h>
            </table:table-cell>
            <table:covered-table-cell/>
            <table:covered-table-cell/>
            <table:table-cell table:style-name="Table16_col5_row1" table:number-columns-spanned="3">
              <text:p text:style-name="P10">ACT_6</text:p>
            </table:table-cell>
            <table:covered-table-cell/>
            <table:covered-table-cell/>
          </table:table-row>
          <table:table-row>
            <table:table-cell table:style-name="Table16_col1_row2">
              <text:p text:style-name="P11">Descripción</text:p>
            </table:table-cell>
            <table:table-cell table:style-name="Table16_col2_row2" table:number-columns-spanned="6">
              <text:p text:style-name="P12">Dispositivo que calcula la ruta del paquete.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6_col1_row3">
              <text:p text:style-name="P11">Características</text:p>
            </table:table-cell>
            <table:table-cell table:style-name="Table16_col2_row3" table:number-columns-spanned="6">
              <text:p text:style-name="P12">Tiene que conocer la ruta del paquete.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6_col1_row4">
              <text:p text:style-name="P11">Relaciones</text:p>
            </table:table-cell>
            <table:table-cell table:style-name="Table16_col2_row4" table:number-columns-spanned="6">
              <text:p text:style-name="P12">Administrador:Informa al administrador de posibles errores en la ruta o de contratiempos.</text:p>
              <text:p text:style-name="P12">Repartidor:Informa de la ruta óptima dada una lista de entregas y recogidas, así como el tráfico en vivo, tiempo estimado de llegada y posibles contratiempos (imprevistos meteorológicos, accidentes de tráfico…, etc.)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6_col1_row5">
              <text:p text:style-name="P11">Referencias</text:p>
            </table:table-cell>
            <table:table-cell table:style-name="Table16_col2_row5" table:number-columns-spanned="6">
              <text:p text:style-name="P12"/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6_col1_row6">
              <text:p text:style-name="P11">Autor</text:p>
            </table:table-cell>
            <table:table-cell table:style-name="Table16_col2_row6">
              <text:p text:style-name="P12">Pablo Zafra Jiménez</text:p>
            </table:table-cell>
            <table:table-cell table:style-name="Table16_col3_row6">
              <text:h text:style-name="P17" text:outline-level="1">Fecha</text:h>
            </table:table-cell>
            <table:table-cell table:style-name="Table16_col4_row6" table:number-columns-spanned="2">
              <text:p text:style-name="P14">19/03/2018</text:p>
            </table:table-cell>
            <table:covered-table-cell/>
            <table:table-cell table:style-name="Table16_col6_row6">
              <text:h text:style-name="P17" text:outline-level="1">Versión</text:h>
            </table:table-cell>
            <table:table-cell table:style-name="Table16_col7_row6">
              <text:p text:style-name="P14">1.0</text:p>
            </table:table-cell>
          </table:table-row>
        </table:table>
        <text:p text:style-name="P15"/>
        <table:table table:name="Table17" table:style-name="Table17">
          <table:table-column/>
          <table:table-column/>
          <table:table-column/>
          <table:table-row>
            <table:table-cell table:style-name="Table17_col1_row1" table:number-columns-spanned="3">
              <text:h text:style-name="P23" text:outline-level="1">Atributos</text:h>
            </table:table-cell>
            <table:covered-table-cell/>
            <table:covered-table-cell/>
          </table:table-row>
          <table:table-row>
            <table:table-cell table:style-name="Table17_col1_row2">
              <text:p text:style-name="P11">Nombre</text:p>
            </table:table-cell>
            <table:table-cell table:style-name="Table17_col2_row2">
              <text:h text:style-name="P17" text:outline-level="1">Descripción</text:h>
            </table:table-cell>
            <table:table-cell table:style-name="Table17_col3_row2">
              <text:h text:style-name="P17" text:outline-level="1">Tipo</text:h>
            </table:table-cell>
          </table:table-row>
          <table:table-row>
            <table:table-cell table:style-name="Table17_col1_row3">
              <text:p text:style-name="P11"/>
            </table:table-cell>
            <table:table-cell table:style-name="Table17_col2_row3">
              <text:p text:style-name="P11"/>
            </table:table-cell>
            <table:table-cell table:style-name="Table17_col3_row3">
              <text:p text:style-name="P14"/>
            </table:table-cell>
          </table:table-row>
          <table:table-row>
            <table:table-cell table:style-name="Table17_col1_row4">
              <text:p text:style-name="P11"/>
            </table:table-cell>
            <table:table-cell table:style-name="Table17_col2_row4">
              <text:p text:style-name="P11"/>
            </table:table-cell>
            <table:table-cell table:style-name="Table17_col3_row4">
              <text:p text:style-name="P14"/>
            </table:table-cell>
          </table:table-row>
          <table:table-row>
            <table:table-cell table:style-name="Table17_col1_row5" table:number-columns-spanned="3">
              <text:p text:style-name="P12"/>
            </table:table-cell>
            <table:covered-table-cell/>
            <table:covered-table-cell/>
          </table:table-row>
        </table:table>
        <text:p text:style-name="P15"/>
        <table:table table:name="Table18" table:style-name="Table18">
          <table:table-column/>
          <table:table-row>
            <table:table-cell table:style-name="Table18_col1_row1">
              <text:p text:style-name="P20">Comentarios</text:p>
            </table:table-cell>
          </table:table-row>
          <table:table-row>
            <table:table-cell table:style-name="Table18_col1_row2">
              <text:p text:style-name="P21"/>
            </table:table-cell>
          </table:table-row>
        </table:table>
        <text:p text:style-name="P4"><text:tab/></text:p>
        <text:p text:style-name="P4">1.7. Actor Repartidor</text:p>
        <table:table table:name="Table19" table:style-name="Table19">
          <table:table-column/>
          <table:table-column/>
          <table:table-column/>
          <table:table-column/>
          <table:table-column/>
          <table:table-column/>
          <table:table-column/>
          <table:table-row>
            <table:table-cell table:style-name="Table19_col1_row1">
              <text:h text:style-name="P22" text:outline-level="1">Actor</text:h>
            </table:table-cell>
            <table:table-cell table:style-name="Table19_col2_row1" table:number-columns-spanned="3">
              <text:h text:style-name="P9" text:outline-level="3">Repartidor</text:h>
            </table:table-cell>
            <table:covered-table-cell/>
            <table:covered-table-cell/>
            <table:table-cell table:style-name="Table19_col5_row1" table:number-columns-spanned="3">
              <text:p text:style-name="P10">ACT_7</text:p>
            </table:table-cell>
            <table:covered-table-cell/>
            <table:covered-table-cell/>
          </table:table-row>
          <table:table-row>
            <table:table-cell table:style-name="Table19_col1_row2">
              <text:p text:style-name="P11">Descripción</text:p>
            </table:table-cell>
            <table:table-cell table:style-name="Table19_col2_row2" table:number-columns-spanned="6">
              <text:p text:style-name="P12">Persona que se encarga del transporte de paquetes.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9_col1_row3">
              <text:p text:style-name="P11">Características</text:p>
            </table:table-cell>
            <table:table-cell table:style-name="Table19_col2_row3" table:number-columns-spanned="6">
              <text:p text:style-name="P12">Tener carnet de conducir y saber usar el GP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9_col1_row4">
              <text:p text:style-name="P11">Relaciones</text:p>
            </table:table-cell>
            <table:table-cell table:style-name="Table19_col2_row4" table:number-columns-spanned="6">
              <text:p text:style-name="P12">Empleado: recoge el paquete que le entrega dicho empleado.</text:p>
              <text:p text:style-name="P12">Cliente: entrega el paquete a dicho cliente.</text:p>
              <text:p text:style-name="P12">GPS: obtiene la ruta a seguir a través del GPS.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9_col1_row5">
              <text:p text:style-name="P11">Referencias</text:p>
            </table:table-cell>
            <table:table-cell table:style-name="Table19_col2_row5" table:number-columns-spanned="6">
              <text:p text:style-name="P12">CU_17, CU_18, CU_25, CU_26, CU_31, CU_41-CU_48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9_col1_row6">
              <text:p text:style-name="P11">Autor</text:p>
            </table:table-cell>
            <table:table-cell table:style-name="Table19_col2_row6">
              <text:p text:style-name="P12">Alba Aurora Moreno Peinado</text:p>
            </table:table-cell>
            <table:table-cell table:style-name="Table19_col3_row6">
              <text:h text:style-name="P17" text:outline-level="1">Fecha</text:h>
            </table:table-cell>
            <table:table-cell table:style-name="Table19_col4_row6" table:number-columns-spanned="2">
              <text:p text:style-name="P14">19/03/2018</text:p>
            </table:table-cell>
            <table:covered-table-cell/>
            <table:table-cell table:style-name="Table19_col6_row6">
              <text:h text:style-name="P17" text:outline-level="1">Versión</text:h>
            </table:table-cell>
            <table:table-cell table:style-name="Table19_col7_row6">
              <text:p text:style-name="P14">1.0</text:p>
            </table:table-cell>
          </table:table-row>
        </table:table>
        <text:p text:style-name="P15"/>
        <table:table table:name="Table20" table:style-name="Table20">
          <table:table-column/>
          <table:table-column/>
          <table:table-column/>
          <table:table-row>
            <table:table-cell table:style-name="Table20_col1_row1" table:number-columns-spanned="3">
              <text:h text:style-name="P23" text:outline-level="1">Atributos</text:h>
            </table:table-cell>
            <table:covered-table-cell/>
            <table:covered-table-cell/>
          </table:table-row>
          <table:table-row>
            <table:table-cell table:style-name="Table20_col1_row2">
              <text:p text:style-name="P11">Nombre</text:p>
            </table:table-cell>
            <table:table-cell table:style-name="Table20_col2_row2">
              <text:h text:style-name="P17" text:outline-level="1">Descripción</text:h>
            </table:table-cell>
            <table:table-cell table:style-name="Table20_col3_row2">
              <text:h text:style-name="P17" text:outline-level="1">Tipo</text:h>
            </table:table-cell>
          </table:table-row>
          <table:table-row>
            <table:table-cell table:style-name="Table20_col1_row3">
              <text:p text:style-name="P11">Datos personales</text:p>
            </table:table-cell>
            <table:table-cell table:style-name="Table20_col2_row3">
              <text:p text:style-name="P18">Dni, carnet de conducir,....</text:p>
            </table:table-cell>
            <table:table-cell table:style-name="Table20_col3_row3">
              <text:p text:style-name="P14">Lista de cadena de caracteres</text:p>
            </table:table-cell>
          </table:table-row>
          <table:table-row>
            <table:table-cell table:style-name="Table20_col1_row4">
              <text:p text:style-name="P11">Tipo de vehículo</text:p>
            </table:table-cell>
            <table:table-cell table:style-name="Table20_col2_row4">
              <text:p text:style-name="P18">Furgoneta, camión, moto...</text:p>
            </table:table-cell>
            <table:table-cell table:style-name="Table20_col3_row4">
              <text:p text:style-name="P14">Cadena de caracteres</text:p>
            </table:table-cell>
          </table:table-row>
          <table:table-row>
            <table:table-cell table:style-name="Table20_col1_row5" table:number-columns-spanned="3">
              <text:p text:style-name="P12"/>
            </table:table-cell>
            <table:covered-table-cell/>
            <table:covered-table-cell/>
          </table:table-row>
        </table:table>
        <text:p text:style-name="P15"/>
        <table:table table:name="Table21" table:style-name="Table21">
          <table:table-column/>
          <table:table-row>
            <table:table-cell table:style-name="Table21_col1_row1">
              <text:p text:style-name="P20">Comentarios</text:p>
            </table:table-cell>
          </table:table-row>
          <table:table-row>
            <table:table-cell table:style-name="Table21_col1_row2">
              <text:p text:style-name="P21"/>
            </table:table-cell>
          </table:table-row>
        </table:table>
        <text:p text:style-name="P4"><text:tab/></text:p>
        <text:p text:style-name="P4">1.8. Actor Temporizador</text:p>
        <table:table table:name="Table22" table:style-name="Table22">
          <table:table-column/>
          <table:table-column/>
          <table:table-column/>
          <table:table-column/>
          <table:table-column/>
          <table:table-column/>
          <table:table-column/>
          <table:table-row>
            <table:table-cell table:style-name="Table22_col1_row1">
              <text:h text:style-name="P25" text:outline-level="1">Actor</text:h>
            </table:table-cell>
            <table:table-cell table:style-name="Table22_col2_row1" table:number-columns-spanned="3">
              <text:h text:style-name="P26" text:outline-level="3">Temporizador </text:h>
            </table:table-cell>
            <table:covered-table-cell/>
            <table:covered-table-cell/>
            <table:table-cell table:style-name="Table22_col5_row1" table:number-columns-spanned="3">
              <text:p text:style-name="P10">&lt;&lt; ACT_8 &gt;&gt;</text:p>
            </table:table-cell>
            <table:covered-table-cell/>
            <table:covered-table-cell/>
          </table:table-row>
          <table:table-row>
            <table:table-cell table:style-name="Table22_col1_row2">
              <text:p text:style-name="P11">Descripción</text:p>
            </table:table-cell>
            <table:table-cell table:style-name="Table22_col2_row2" table:number-columns-spanned="6">
              <text:p text:style-name="P12">Dispositivo encargado que comprueba el tiempo de recepción del paquete en una oficina.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22_col1_row3">
              <text:p text:style-name="P11">Características</text:p>
            </table:table-cell>
            <table:table-cell table:style-name="Table22_col2_row3" table:number-columns-spanned="6">
              <text:p text:style-name="P12">Mide el tiempo en minutos.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22_col1_row4">
              <text:p text:style-name="P11">Relaciones</text:p>
            </table:table-cell>
            <table:table-cell table:style-name="Table22_col2_row4" table:number-columns-spanned="6">
              <text:p text:style-name="P12">Administrador:Se encarga del correcto funcionamiento del dispositivo.</text:p>
              <text:p text:style-name="P12">Encargado: Se encarga de redistribuir los paquetes cuyo tiempo de espera del paquete en la oficina.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22_col1_row5">
              <text:p text:style-name="P11">Referencias</text:p>
            </table:table-cell>
            <table:table-cell table:style-name="Table22_col2_row5" table:number-columns-spanned="6">
              <text:p text:style-name="P12"/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22_col1_row6">
              <text:p text:style-name="P11">Autor</text:p>
            </table:table-cell>
            <table:table-cell table:style-name="Table22_col2_row6">
              <text:p text:style-name="P12">Manuel Ortiz Hita</text:p>
            </table:table-cell>
            <table:table-cell table:style-name="Table22_col3_row6">
              <text:h text:style-name="P27" text:outline-level="1">Fecha</text:h>
            </table:table-cell>
            <table:table-cell table:style-name="Table22_col4_row6" table:number-columns-spanned="2">
              <text:p text:style-name="P14">22/03/2018</text:p>
            </table:table-cell>
            <table:covered-table-cell/>
            <table:table-cell table:style-name="Table22_col6_row6">
              <text:h text:style-name="P27" text:outline-level="1">Versión</text:h>
            </table:table-cell>
            <table:table-cell table:style-name="Table22_col7_row6">
              <text:p text:style-name="P14">1.0</text:p>
            </table:table-cell>
          </table:table-row>
        </table:table>
        <text:p text:style-name="P15"/>
        <table:table table:name="Table23" table:style-name="Table23">
          <table:table-column/>
          <table:table-column/>
          <table:table-column/>
          <table:table-row>
            <table:table-cell table:style-name="Table23_col1_row1" table:number-columns-spanned="3">
              <text:h text:style-name="P28" text:outline-level="1">Atributos</text:h>
            </table:table-cell>
            <table:covered-table-cell/>
            <table:covered-table-cell/>
          </table:table-row>
          <table:table-row>
            <table:table-cell table:style-name="Table23_col1_row2">
              <text:p text:style-name="P11">Nombre</text:p>
            </table:table-cell>
            <table:table-cell table:style-name="Table23_col2_row2">
              <text:h text:style-name="P27" text:outline-level="1">Descripción</text:h>
            </table:table-cell>
            <table:table-cell table:style-name="Table23_col3_row2">
              <text:h text:style-name="P27" text:outline-level="1">Tipo</text:h>
            </table:table-cell>
          </table:table-row>
          <table:table-row>
            <table:table-cell table:style-name="Table23_col1_row3">
              <text:p text:style-name="P11">Datos</text:p>
            </table:table-cell>
            <table:table-cell table:style-name="Table23_col2_row3">
              <text:p text:style-name="P18">Codigo del temporizador</text:p>
            </table:table-cell>
            <table:table-cell table:style-name="Table23_col3_row3">
              <text:p text:style-name="P14">Cadena de caracteres</text:p>
            </table:table-cell>
          </table:table-row>
          <table:table-row>
            <table:table-cell table:style-name="Table23_col1_row4">
              <text:p text:style-name="P11">Magnitud</text:p>
            </table:table-cell>
            <table:table-cell table:style-name="Table23_col2_row4">
              <text:p text:style-name="P18">Medida de minutos de estancia del paquete</text:p>
            </table:table-cell>
            <table:table-cell table:style-name="Table23_col3_row4">
              <text:p text:style-name="P14">Fecha y tiempo</text:p>
            </table:table-cell>
          </table:table-row>
          <table:table-row>
            <table:table-cell table:style-name="Table23_col1_row5" table:number-columns-spanned="3">
              <text:p text:style-name="P14"/>
            </table:table-cell>
            <table:covered-table-cell/>
            <table:covered-table-cell/>
          </table:table-row>
        </table:table>
        <text:p text:style-name="P15"/>
        <table:table table:name="Table24" table:style-name="Table24">
          <table:table-column/>
          <table:table-row>
            <table:table-cell table:style-name="Table24_col1_row1">
              <text:p text:style-name="P20">Comentarios</text:p>
            </table:table-cell>
          </table:table-row>
          <table:table-row>
            <table:table-cell table:style-name="Table24_col1_row2">
              <text:p text:style-name="P21"/>
            </table:table-cell>
          </table:table-row>
        </table:table>
        <text:p text:style-name="P15"/>
        <text:p text:style-name="P15"/>
        <text:p text:style-name="P7">2. Diagrama de paquetes</text:p>
        <text:p text:style-name="P4"/>
        <text:p text:style-name="P4"/>
        <text:p text:style-name="P7">3. Diagramas de Casos de Uso</text:p>
        <text:p text:style-name="P29">3.1. Gestión de administrador</text:p>
        <text:p text:style-name="P29"/>
        <text:p text:style-name="P15"/>
        <text:p text:style-name="P4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29">3.2. Gestión Clientes</text:p>
        <text:p text:style-name="P29"/>
        <text:p text:style-name="P15"/>
        <text:p text:style-name="P29"/>
        <text:p text:style-name="P15">3.3. Gestión Envíos</text:p>
        <text:p text:style-name="P29"/>
        <text:p text:style-name="P29"/>
        <text:p text:style-name="P29">3.4. Gestión Transportes</text:p>
        <text:p text:style-name="P29"/>
        <text:p text:style-name="P15"/>
        <text:p text:style-name="P29"/>
        <text:p text:style-name="P29"/>
        <text:p text:style-name="P15">3.5. Gestión Web</text:p>
        <text:p text:style-name="P29"/>
        <text:p text:style-name="P29"/>
        <text:p text:style-name="P7"/>
        <text:p text:style-name="P7">4. Descripción de Casos de Uso</text:p>
        <text:p text:style-name="P30">4.1 Gestión de administrador</text:p>
        <table:table table:name="Table25" table:style-name="Table25">
          <table:table-column/>
          <table:table-column/>
          <table:table-column/>
          <table:table-column/>
          <table:table-column/>
          <table:table-column/>
          <table:table-column/>
          <table:table-column/>
          <table:table-row>
            <table:table-cell table:style-name="Table25_col1_row1">
              <text:h text:style-name="P17" text:outline-level="1">Caso de Uso</text:h>
            </table:table-cell>
            <table:table-cell table:style-name="Table25_col2_row1" table:number-columns-spanned="4">
              <text:p text:style-name="P14">Dar de Alta</text:p>
            </table:table-cell>
            <table:covered-table-cell/>
            <table:covered-table-cell/>
            <table:covered-table-cell/>
            <table:table-cell table:style-name="Table25_col6_row1" table:number-columns-spanned="3">
              <text:p text:style-name="P14">CU_1</text:p>
            </table:table-cell>
            <table:covered-table-cell/>
            <table:covered-table-cell/>
          </table:table-row>
          <table:table-row>
            <table:table-cell table:style-name="Table25_col1_row2">
              <text:p text:style-name="P11">Actores</text:p>
            </table:table-cell>
            <table:table-cell table:style-name="Table25_col2_row2" table:number-columns-spanned="7">
              <text:p text:style-name="P11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25_col1_row3">
              <text:p text:style-name="P11">Tipo</text:p>
            </table:table-cell>
            <table:table-cell table:style-name="Table25_col2_row3" table:number-columns-spanned="7">
              <text:p text:style-name="P11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25_col1_row4">
              <text:p text:style-name="P11">Referencias</text:p>
            </table:table-cell>
            <table:table-cell table:style-name="Table25_col2_row4" table:number-columns-spanned="2">
              <text:p text:style-name="P11"/>
            </table:table-cell>
            <table:covered-table-cell/>
            <table:table-cell table:style-name="Table25_col4_row4" table:number-columns-spanned="5">
              <text:p text:style-name="P14"/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le25_col1_row5">
              <text:p text:style-name="P11">Precondición</text:p>
            </table:table-cell>
            <table:table-cell table:style-name="Table25_col2_row5" table:number-columns-spanned="7">
              <text:p text:style-name="P11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25_col1_row6">
              <text:p text:style-name="P11">Postcondición</text:p>
            </table:table-cell>
            <table:table-cell table:style-name="Table25_col2_row6" table:number-columns-spanned="7">
              <text:p text:style-name="P11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25_col1_row7">
              <text:p text:style-name="P11">Autor</text:p>
            </table:table-cell>
            <table:table-cell table:style-name="Table25_col2_row7">
              <text:p text:style-name="P11"/>
            </table:table-cell>
            <table:table-cell table:style-name="Table25_col3_row7" table:number-columns-spanned="2">
              <text:h text:style-name="P17" text:outline-level="1">Fecha</text:h>
            </table:table-cell>
            <table:covered-table-cell/>
            <table:table-cell table:style-name="Table25_col5_row7" table:number-columns-spanned="2">
              <text:p text:style-name="P14">25/03/2018</text:p>
            </table:table-cell>
            <table:covered-table-cell/>
            <table:table-cell table:style-name="Table25_col7_row7">
              <text:h text:style-name="P17" text:outline-level="1">Versión</text:h>
            </table:table-cell>
            <table:table-cell table:style-name="Table25_col8_row7">
              <text:p text:style-name="P14"/>
            </table:table-cell>
          </table:table-row>
        </table:table>
        <text:p text:style-name="P15"/>
        <table:table table:name="Table26" table:style-name="Table26">
          <table:table-column/>
          <table:table-row>
            <table:table-cell table:style-name="Table26_col1_row1">
              <text:p text:style-name="P20">Propósito</text:p>
            </table:table-cell>
          </table:table-row>
          <table:table-row>
            <table:table-cell table:style-name="Table26_col1_row2">
              <text:p text:style-name="P31"/>
            </table:table-cell>
          </table:table-row>
        </table:table>
        <text:p text:style-name="P15"/>
        <table:table table:name="Table27" table:style-name="Table27">
          <table:table-column/>
          <table:table-row>
            <table:table-cell table:style-name="Table27_col1_row1">
              <text:p text:style-name="P20">Resumen</text:p>
            </table:table-cell>
          </table:table-row>
          <table:table-row>
            <table:table-cell table:style-name="Table27_col1_row2">
              <text:p text:style-name="P31"/>
            </table:table-cell>
          </table:table-row>
        </table:table>
        <text:p text:style-name="P15"/>
        <table:table table:name="Table28" table:style-name="Table28">
          <table:table-column/>
          <table:table-column/>
          <table:table-column/>
          <table:table-column/>
          <table:table-column/>
          <table:table-column/>
          <table:table-column/>
          <table:table-column/>
          <table:table-row>
            <table:table-cell table:style-name="Table28_col1_row1">
              <text:h text:style-name="P17" text:outline-level="1">Caso de Uso</text:h>
            </table:table-cell>
            <table:table-cell table:style-name="Table28_col2_row1" table:number-columns-spanned="4">
              <text:p text:style-name="P14">Dar de Baja</text:p>
            </table:table-cell>
            <table:covered-table-cell/>
            <table:covered-table-cell/>
            <table:covered-table-cell/>
            <table:table-cell table:style-name="Table28_col6_row1" table:number-columns-spanned="3">
              <text:p text:style-name="P14">CU_2</text:p>
            </table:table-cell>
            <table:covered-table-cell/>
            <table:covered-table-cell/>
          </table:table-row>
          <table:table-row>
            <table:table-cell table:style-name="Table28_col1_row2">
              <text:p text:style-name="P11">Actores</text:p>
            </table:table-cell>
            <table:table-cell table:style-name="Table28_col2_row2" table:number-columns-spanned="7">
              <text:p text:style-name="P11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28_col1_row3">
              <text:p text:style-name="P11">Tipo</text:p>
            </table:table-cell>
            <table:table-cell table:style-name="Table28_col2_row3" table:number-columns-spanned="7">
              <text:p text:style-name="P11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28_col1_row4">
              <text:p text:style-name="P11">Referencias</text:p>
            </table:table-cell>
            <table:table-cell table:style-name="Table28_col2_row4" table:number-columns-spanned="2">
              <text:p text:style-name="P11"/>
            </table:table-cell>
            <table:covered-table-cell/>
            <table:table-cell table:style-name="Table28_col4_row4" table:number-columns-spanned="5">
              <text:p text:style-name="P14"/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le28_col1_row5">
              <text:p text:style-name="P11">Precondición</text:p>
            </table:table-cell>
            <table:table-cell table:style-name="Table28_col2_row5" table:number-columns-spanned="7">
              <text:p text:style-name="P11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28_col1_row6">
              <text:p text:style-name="P11">Postcondición</text:p>
            </table:table-cell>
            <table:table-cell table:style-name="Table28_col2_row6" table:number-columns-spanned="7">
              <text:p text:style-name="P11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28_col1_row7">
              <text:p text:style-name="P11">Autor</text:p>
            </table:table-cell>
            <table:table-cell table:style-name="Table28_col2_row7">
              <text:p text:style-name="P11"/>
            </table:table-cell>
            <table:table-cell table:style-name="Table28_col3_row7" table:number-columns-spanned="2">
              <text:h text:style-name="P17" text:outline-level="1">Fecha</text:h>
            </table:table-cell>
            <table:covered-table-cell/>
            <table:table-cell table:style-name="Table28_col5_row7" table:number-columns-spanned="2">
              <text:p text:style-name="P14">25/03/2018</text:p>
            </table:table-cell>
            <table:covered-table-cell/>
            <table:table-cell table:style-name="Table28_col7_row7">
              <text:h text:style-name="P17" text:outline-level="1">Versión</text:h>
            </table:table-cell>
            <table:table-cell table:style-name="Table28_col8_row7">
              <text:p text:style-name="P14"/>
            </table:table-cell>
          </table:table-row>
        </table:table>
        <text:p text:style-name="P15"/>
        <table:table table:name="Table29" table:style-name="Table29">
          <table:table-column/>
          <table:table-row>
            <table:table-cell table:style-name="Table29_col1_row1">
              <text:p text:style-name="P20">Propósito</text:p>
            </table:table-cell>
          </table:table-row>
          <table:table-row>
            <table:table-cell table:style-name="Table29_col1_row2">
              <text:p text:style-name="P31"/>
            </table:table-cell>
          </table:table-row>
        </table:table>
        <text:p text:style-name="P15"/>
        <table:table table:name="Table30" table:style-name="Table30">
          <table:table-column/>
          <table:table-row>
            <table:table-cell table:style-name="Table30_col1_row1">
              <text:p text:style-name="P20">Resumen</text:p>
            </table:table-cell>
          </table:table-row>
          <table:table-row>
            <table:table-cell table:style-name="Table30_col1_row2">
              <text:p text:style-name="P31"/>
            </table:table-cell>
          </table:table-row>
        </table:table>
        <text:p text:style-name="P15"/>
        <table:table table:name="Table31" table:style-name="Table31">
          <table:table-column/>
          <table:table-column/>
          <table:table-column/>
          <table:table-column/>
          <table:table-column/>
          <table:table-column/>
          <table:table-column/>
          <table:table-column/>
          <table:table-row>
            <table:table-cell table:style-name="Table31_col1_row1">
              <text:h text:style-name="P17" text:outline-level="1">Caso de Uso</text:h>
            </table:table-cell>
            <table:table-cell table:style-name="Table31_col2_row1" table:number-columns-spanned="4">
              <text:p text:style-name="P14">Consultar Datos</text:p>
            </table:table-cell>
            <table:covered-table-cell/>
            <table:covered-table-cell/>
            <table:covered-table-cell/>
            <table:table-cell table:style-name="Table31_col6_row1" table:number-columns-spanned="3">
              <text:p text:style-name="P14">CU_3</text:p>
            </table:table-cell>
            <table:covered-table-cell/>
            <table:covered-table-cell/>
          </table:table-row>
          <table:table-row>
            <table:table-cell table:style-name="Table31_col1_row2">
              <text:p text:style-name="P11">Actores</text:p>
            </table:table-cell>
            <table:table-cell table:style-name="Table31_col2_row2" table:number-columns-spanned="7">
              <text:p text:style-name="P11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1_col1_row3">
              <text:p text:style-name="P11">Tipo</text:p>
            </table:table-cell>
            <table:table-cell table:style-name="Table31_col2_row3" table:number-columns-spanned="7">
              <text:p text:style-name="P11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1_col1_row4">
              <text:p text:style-name="P11">Referencias</text:p>
            </table:table-cell>
            <table:table-cell table:style-name="Table31_col2_row4" table:number-columns-spanned="2">
              <text:p text:style-name="P11"/>
            </table:table-cell>
            <table:covered-table-cell/>
            <table:table-cell table:style-name="Table31_col4_row4" table:number-columns-spanned="5">
              <text:p text:style-name="P14"/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le31_col1_row5">
              <text:p text:style-name="P11">Precondición</text:p>
            </table:table-cell>
            <table:table-cell table:style-name="Table31_col2_row5" table:number-columns-spanned="7">
              <text:p text:style-name="P11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1_col1_row6">
              <text:p text:style-name="P11">Postcondición</text:p>
            </table:table-cell>
            <table:table-cell table:style-name="Table31_col2_row6" table:number-columns-spanned="7">
              <text:p text:style-name="P11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1_col1_row7">
              <text:p text:style-name="P11">Autor</text:p>
            </table:table-cell>
            <table:table-cell table:style-name="Table31_col2_row7">
              <text:p text:style-name="P11"/>
            </table:table-cell>
            <table:table-cell table:style-name="Table31_col3_row7" table:number-columns-spanned="2">
              <text:h text:style-name="P17" text:outline-level="1">Fecha</text:h>
            </table:table-cell>
            <table:covered-table-cell/>
            <table:table-cell table:style-name="Table31_col5_row7" table:number-columns-spanned="2">
              <text:p text:style-name="P14">25/03/2018</text:p>
            </table:table-cell>
            <table:covered-table-cell/>
            <table:table-cell table:style-name="Table31_col7_row7">
              <text:h text:style-name="P17" text:outline-level="1">Versión</text:h>
            </table:table-cell>
            <table:table-cell table:style-name="Table31_col8_row7">
              <text:p text:style-name="P14"/>
            </table:table-cell>
          </table:table-row>
        </table:table>
        <text:p text:style-name="P15"/>
        <table:table table:name="Table32" table:style-name="Table32">
          <table:table-column/>
          <table:table-row>
            <table:table-cell table:style-name="Table32_col1_row1">
              <text:p text:style-name="P20">Propósito</text:p>
            </table:table-cell>
          </table:table-row>
          <table:table-row>
            <table:table-cell table:style-name="Table32_col1_row2">
              <text:p text:style-name="P31"/>
            </table:table-cell>
          </table:table-row>
        </table:table>
        <text:p text:style-name="P15"/>
        <table:table table:name="Table33" table:style-name="Table33">
          <table:table-column/>
          <table:table-row>
            <table:table-cell table:style-name="Table33_col1_row1">
              <text:p text:style-name="P20">Resumen</text:p>
            </table:table-cell>
          </table:table-row>
          <table:table-row>
            <table:table-cell table:style-name="Table33_col1_row2">
              <text:p text:style-name="P31"/>
            </table:table-cell>
          </table:table-row>
        </table:table>
        <text:p text:style-name="P15"/>
        <table:table table:name="Table34" table:style-name="Table34">
          <table:table-column/>
          <table:table-column/>
          <table:table-column/>
          <table:table-column/>
          <table:table-column/>
          <table:table-column/>
          <table:table-column/>
          <table:table-column/>
          <table:table-row>
            <table:table-cell table:style-name="Table34_col1_row1">
              <text:h text:style-name="P17" text:outline-level="1">Caso de Uso</text:h>
            </table:table-cell>
            <table:table-cell table:style-name="Table34_col2_row1" table:number-columns-spanned="4">
              <text:p text:style-name="P14">Modificar Datos</text:p>
            </table:table-cell>
            <table:covered-table-cell/>
            <table:covered-table-cell/>
            <table:covered-table-cell/>
            <table:table-cell table:style-name="Table34_col6_row1" table:number-columns-spanned="3">
              <text:p text:style-name="P14">CU_4</text:p>
            </table:table-cell>
            <table:covered-table-cell/>
            <table:covered-table-cell/>
          </table:table-row>
          <table:table-row>
            <table:table-cell table:style-name="Table34_col1_row2">
              <text:p text:style-name="P11">Actores</text:p>
            </table:table-cell>
            <table:table-cell table:style-name="Table34_col2_row2" table:number-columns-spanned="7">
              <text:p text:style-name="P11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4_col1_row3">
              <text:p text:style-name="P11">Tipo</text:p>
            </table:table-cell>
            <table:table-cell table:style-name="Table34_col2_row3" table:number-columns-spanned="7">
              <text:p text:style-name="P11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4_col1_row4">
              <text:p text:style-name="P11">Referencias</text:p>
            </table:table-cell>
            <table:table-cell table:style-name="Table34_col2_row4" table:number-columns-spanned="2">
              <text:p text:style-name="P11"/>
            </table:table-cell>
            <table:covered-table-cell/>
            <table:table-cell table:style-name="Table34_col4_row4" table:number-columns-spanned="5">
              <text:p text:style-name="P14"/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le34_col1_row5">
              <text:p text:style-name="P11">Precondición</text:p>
            </table:table-cell>
            <table:table-cell table:style-name="Table34_col2_row5" table:number-columns-spanned="7">
              <text:p text:style-name="P11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4_col1_row6">
              <text:p text:style-name="P11">Postcondición</text:p>
            </table:table-cell>
            <table:table-cell table:style-name="Table34_col2_row6" table:number-columns-spanned="7">
              <text:p text:style-name="P11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4_col1_row7">
              <text:p text:style-name="P11">Autor</text:p>
            </table:table-cell>
            <table:table-cell table:style-name="Table34_col2_row7">
              <text:p text:style-name="P11"/>
            </table:table-cell>
            <table:table-cell table:style-name="Table34_col3_row7" table:number-columns-spanned="2">
              <text:h text:style-name="P17" text:outline-level="1">Fecha</text:h>
            </table:table-cell>
            <table:covered-table-cell/>
            <table:table-cell table:style-name="Table34_col5_row7" table:number-columns-spanned="2">
              <text:p text:style-name="P14">25/03/2018</text:p>
            </table:table-cell>
            <table:covered-table-cell/>
            <table:table-cell table:style-name="Table34_col7_row7">
              <text:h text:style-name="P17" text:outline-level="1">Versión</text:h>
            </table:table-cell>
            <table:table-cell table:style-name="Table34_col8_row7">
              <text:p text:style-name="P14"/>
            </table:table-cell>
          </table:table-row>
        </table:table>
        <text:p text:style-name="P15"/>
        <table:table table:name="Table35" table:style-name="Table35">
          <table:table-column/>
          <table:table-row>
            <table:table-cell table:style-name="Table35_col1_row1">
              <text:p text:style-name="P20">Propósito</text:p>
            </table:table-cell>
          </table:table-row>
          <table:table-row>
            <table:table-cell table:style-name="Table35_col1_row2">
              <text:p text:style-name="P31"/>
            </table:table-cell>
          </table:table-row>
        </table:table>
        <text:p text:style-name="P15"/>
        <table:table table:name="Table36" table:style-name="Table36">
          <table:table-column/>
          <table:table-row>
            <table:table-cell table:style-name="Table36_col1_row1">
              <text:p text:style-name="P20">Resumen</text:p>
            </table:table-cell>
          </table:table-row>
          <table:table-row>
            <table:table-cell table:style-name="Table36_col1_row2">
              <text:p text:style-name="P31"/>
            </table:table-cell>
          </table:table-row>
        </table:table>
        <text:p text:style-name="P30"/>
        <text:p text:style-name="P30">4.2 Gestión de clientes</text:p>
        <table:table table:name="Table37" table:style-name="Table37">
          <table:table-column/>
          <table:table-column/>
          <table:table-column/>
          <table:table-column/>
          <table:table-column/>
          <table:table-column/>
          <table:table-column/>
          <table:table-column/>
          <table:table-row>
            <table:table-cell table:style-name="Table37_col1_row1">
              <text:h text:style-name="P17" text:outline-level="1">Caso de Uso</text:h>
            </table:table-cell>
            <table:table-cell table:style-name="Table37_col2_row1" table:number-columns-spanned="4">
              <text:p text:style-name="P14">Dar de Alta</text:p>
            </table:table-cell>
            <table:covered-table-cell/>
            <table:covered-table-cell/>
            <table:covered-table-cell/>
            <table:table-cell table:style-name="Table37_col6_row1" table:number-columns-spanned="3">
              <text:p text:style-name="P14">CU_5</text:p>
            </table:table-cell>
            <table:covered-table-cell/>
            <table:covered-table-cell/>
          </table:table-row>
          <table:table-row>
            <table:table-cell table:style-name="Table37_col1_row2">
              <text:p text:style-name="P11">Actores</text:p>
            </table:table-cell>
            <table:table-cell table:style-name="Table37_col2_row2" table:number-columns-spanned="7">
              <text:p text:style-name="P11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7_col1_row3">
              <text:p text:style-name="P11">Tipo</text:p>
            </table:table-cell>
            <table:table-cell table:style-name="Table37_col2_row3" table:number-columns-spanned="7">
              <text:p text:style-name="P11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7_col1_row4">
              <text:p text:style-name="P11">Referencias</text:p>
            </table:table-cell>
            <table:table-cell table:style-name="Table37_col2_row4" table:number-columns-spanned="2">
              <text:p text:style-name="P11"/>
            </table:table-cell>
            <table:covered-table-cell/>
            <table:table-cell table:style-name="Table37_col4_row4" table:number-columns-spanned="5">
              <text:p text:style-name="P14"/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le37_col1_row5">
              <text:p text:style-name="P11">Precondición</text:p>
            </table:table-cell>
            <table:table-cell table:style-name="Table37_col2_row5" table:number-columns-spanned="7">
              <text:p text:style-name="P11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7_col1_row6">
              <text:p text:style-name="P11">Postcondición</text:p>
            </table:table-cell>
            <table:table-cell table:style-name="Table37_col2_row6" table:number-columns-spanned="7">
              <text:p text:style-name="P11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7_col1_row7">
              <text:p text:style-name="P11">Autor</text:p>
            </table:table-cell>
            <table:table-cell table:style-name="Table37_col2_row7">
              <text:p text:style-name="P11"/>
            </table:table-cell>
            <table:table-cell table:style-name="Table37_col3_row7" table:number-columns-spanned="2">
              <text:h text:style-name="P17" text:outline-level="1">Fecha</text:h>
            </table:table-cell>
            <table:covered-table-cell/>
            <table:table-cell table:style-name="Table37_col5_row7" table:number-columns-spanned="2">
              <text:p text:style-name="P14">25/03/2018</text:p>
            </table:table-cell>
            <table:covered-table-cell/>
            <table:table-cell table:style-name="Table37_col7_row7">
              <text:h text:style-name="P17" text:outline-level="1">Versión</text:h>
            </table:table-cell>
            <table:table-cell table:style-name="Table37_col8_row7">
              <text:p text:style-name="P14"/>
            </table:table-cell>
          </table:table-row>
        </table:table>
        <text:p text:style-name="P15"/>
        <table:table table:name="Table38" table:style-name="Table38">
          <table:table-column/>
          <table:table-row>
            <table:table-cell table:style-name="Table38_col1_row1">
              <text:p text:style-name="P20">Propósito</text:p>
            </table:table-cell>
          </table:table-row>
          <table:table-row>
            <table:table-cell table:style-name="Table38_col1_row2">
              <text:p text:style-name="P31"/>
            </table:table-cell>
          </table:table-row>
        </table:table>
        <text:p text:style-name="P15"/>
        <table:table table:name="Table39" table:style-name="Table39">
          <table:table-column/>
          <table:table-row>
            <table:table-cell table:style-name="Table39_col1_row1">
              <text:p text:style-name="P20">Resumen</text:p>
            </table:table-cell>
          </table:table-row>
          <table:table-row>
            <table:table-cell table:style-name="Table39_col1_row2">
              <text:p text:style-name="P31"/>
            </table:table-cell>
          </table:table-row>
        </table:table>
        <text:p text:style-name="P15"/>
        <table:table table:name="Table40" table:style-name="Table40">
          <table:table-column/>
          <table:table-column/>
          <table:table-column/>
          <table:table-column/>
          <table:table-column/>
          <table:table-column/>
          <table:table-column/>
          <table:table-column/>
          <table:table-row>
            <table:table-cell table:style-name="Table40_col1_row1">
              <text:h text:style-name="P17" text:outline-level="1">Caso de Uso</text:h>
            </table:table-cell>
            <table:table-cell table:style-name="Table40_col2_row1" table:number-columns-spanned="4">
              <text:p text:style-name="P14">Dar de Baja</text:p>
            </table:table-cell>
            <table:covered-table-cell/>
            <table:covered-table-cell/>
            <table:covered-table-cell/>
            <table:table-cell table:style-name="Table40_col6_row1" table:number-columns-spanned="3">
              <text:p text:style-name="P14">CU_6</text:p>
            </table:table-cell>
            <table:covered-table-cell/>
            <table:covered-table-cell/>
          </table:table-row>
          <table:table-row>
            <table:table-cell table:style-name="Table40_col1_row2">
              <text:p text:style-name="P11">Actores</text:p>
            </table:table-cell>
            <table:table-cell table:style-name="Table40_col2_row2" table:number-columns-spanned="7">
              <text:p text:style-name="P11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40_col1_row3">
              <text:p text:style-name="P11">Tipo</text:p>
            </table:table-cell>
            <table:table-cell table:style-name="Table40_col2_row3" table:number-columns-spanned="7">
              <text:p text:style-name="P11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40_col1_row4">
              <text:p text:style-name="P11">Referencias</text:p>
            </table:table-cell>
            <table:table-cell table:style-name="Table40_col2_row4" table:number-columns-spanned="2">
              <text:p text:style-name="P11"/>
            </table:table-cell>
            <table:covered-table-cell/>
            <table:table-cell table:style-name="Table40_col4_row4" table:number-columns-spanned="5">
              <text:p text:style-name="P14"/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le40_col1_row5">
              <text:p text:style-name="P11">Precondición</text:p>
            </table:table-cell>
            <table:table-cell table:style-name="Table40_col2_row5" table:number-columns-spanned="7">
              <text:p text:style-name="P11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40_col1_row6">
              <text:p text:style-name="P11">Postcondición</text:p>
            </table:table-cell>
            <table:table-cell table:style-name="Table40_col2_row6" table:number-columns-spanned="7">
              <text:p text:style-name="P11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40_col1_row7">
              <text:p text:style-name="P11">Autor</text:p>
            </table:table-cell>
            <table:table-cell table:style-name="Table40_col2_row7">
              <text:p text:style-name="P11"/>
            </table:table-cell>
            <table:table-cell table:style-name="Table40_col3_row7" table:number-columns-spanned="2">
              <text:h text:style-name="P17" text:outline-level="1">Fecha</text:h>
            </table:table-cell>
            <table:covered-table-cell/>
            <table:table-cell table:style-name="Table40_col5_row7" table:number-columns-spanned="2">
              <text:p text:style-name="P14">25/03/2018</text:p>
            </table:table-cell>
            <table:covered-table-cell/>
            <table:table-cell table:style-name="Table40_col7_row7">
              <text:h text:style-name="P17" text:outline-level="1">Versión</text:h>
            </table:table-cell>
            <table:table-cell table:style-name="Table40_col8_row7">
              <text:p text:style-name="P14"/>
            </table:table-cell>
          </table:table-row>
        </table:table>
        <text:p text:style-name="P15"/>
        <table:table table:name="Table41" table:style-name="Table41">
          <table:table-column/>
          <table:table-row>
            <table:table-cell table:style-name="Table41_col1_row1">
              <text:p text:style-name="P20">Propósito</text:p>
            </table:table-cell>
          </table:table-row>
          <table:table-row>
            <table:table-cell table:style-name="Table41_col1_row2">
              <text:p text:style-name="P31"/>
            </table:table-cell>
          </table:table-row>
        </table:table>
        <text:p text:style-name="P15"/>
        <table:table table:name="Table42" table:style-name="Table42">
          <table:table-column/>
          <table:table-row>
            <table:table-cell table:style-name="Table42_col1_row1">
              <text:p text:style-name="P20">Resumen</text:p>
            </table:table-cell>
          </table:table-row>
          <table:table-row>
            <table:table-cell table:style-name="Table42_col1_row2">
              <text:p text:style-name="P31"/>
            </table:table-cell>
          </table:table-row>
        </table:table>
        <text:p text:style-name="P15"/>
        <table:table table:name="Table43" table:style-name="Table43">
          <table:table-column/>
          <table:table-column/>
          <table:table-column/>
          <table:table-column/>
          <table:table-column/>
          <table:table-column/>
          <table:table-column/>
          <table:table-column/>
          <table:table-row>
            <table:table-cell table:style-name="Table43_col1_row1">
              <text:h text:style-name="P17" text:outline-level="1">Caso de Uso</text:h>
            </table:table-cell>
            <table:table-cell table:style-name="Table43_col2_row1" table:number-columns-spanned="4">
              <text:p text:style-name="P14">Consultar Datos</text:p>
            </table:table-cell>
            <table:covered-table-cell/>
            <table:covered-table-cell/>
            <table:covered-table-cell/>
            <table:table-cell table:style-name="Table43_col6_row1" table:number-columns-spanned="3">
              <text:p text:style-name="P14">CU_7</text:p>
            </table:table-cell>
            <table:covered-table-cell/>
            <table:covered-table-cell/>
          </table:table-row>
          <table:table-row>
            <table:table-cell table:style-name="Table43_col1_row2">
              <text:p text:style-name="P11">Actores</text:p>
            </table:table-cell>
            <table:table-cell table:style-name="Table43_col2_row2" table:number-columns-spanned="7">
              <text:p text:style-name="P11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43_col1_row3">
              <text:p text:style-name="P11">Tipo</text:p>
            </table:table-cell>
            <table:table-cell table:style-name="Table43_col2_row3" table:number-columns-spanned="7">
              <text:p text:style-name="P11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43_col1_row4">
              <text:p text:style-name="P11">Referencias</text:p>
            </table:table-cell>
            <table:table-cell table:style-name="Table43_col2_row4" table:number-columns-spanned="2">
              <text:p text:style-name="P11"/>
            </table:table-cell>
            <table:covered-table-cell/>
            <table:table-cell table:style-name="Table43_col4_row4" table:number-columns-spanned="5">
              <text:p text:style-name="P14"/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le43_col1_row5">
              <text:p text:style-name="P11">Precondición</text:p>
            </table:table-cell>
            <table:table-cell table:style-name="Table43_col2_row5" table:number-columns-spanned="7">
              <text:p text:style-name="P11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43_col1_row6">
              <text:p text:style-name="P11">Postcondición</text:p>
            </table:table-cell>
            <table:table-cell table:style-name="Table43_col2_row6" table:number-columns-spanned="7">
              <text:p text:style-name="P11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43_col1_row7">
              <text:p text:style-name="P11">Autor</text:p>
            </table:table-cell>
            <table:table-cell table:style-name="Table43_col2_row7">
              <text:p text:style-name="P11"/>
            </table:table-cell>
            <table:table-cell table:style-name="Table43_col3_row7" table:number-columns-spanned="2">
              <text:h text:style-name="P17" text:outline-level="1">Fecha</text:h>
            </table:table-cell>
            <table:covered-table-cell/>
            <table:table-cell table:style-name="Table43_col5_row7" table:number-columns-spanned="2">
              <text:p text:style-name="P14">25/03/2018</text:p>
            </table:table-cell>
            <table:covered-table-cell/>
            <table:table-cell table:style-name="Table43_col7_row7">
              <text:h text:style-name="P17" text:outline-level="1">Versión</text:h>
            </table:table-cell>
            <table:table-cell table:style-name="Table43_col8_row7">
              <text:p text:style-name="P14"/>
            </table:table-cell>
          </table:table-row>
        </table:table>
        <text:p text:style-name="P15"/>
        <table:table table:name="Table44" table:style-name="Table44">
          <table:table-column/>
          <table:table-row>
            <table:table-cell table:style-name="Table44_col1_row1">
              <text:p text:style-name="P20">Propósito</text:p>
            </table:table-cell>
          </table:table-row>
          <table:table-row>
            <table:table-cell table:style-name="Table44_col1_row2">
              <text:p text:style-name="P31"/>
            </table:table-cell>
          </table:table-row>
        </table:table>
        <text:p text:style-name="P15"/>
        <table:table table:name="Table45" table:style-name="Table45">
          <table:table-column/>
          <table:table-row>
            <table:table-cell table:style-name="Table45_col1_row1">
              <text:p text:style-name="P20">Resumen</text:p>
            </table:table-cell>
          </table:table-row>
          <table:table-row>
            <table:table-cell table:style-name="Table45_col1_row2">
              <text:p text:style-name="P31"/>
            </table:table-cell>
          </table:table-row>
        </table:table>
        <text:p text:style-name="P15"/>
        <table:table table:name="Table46" table:style-name="Table46">
          <table:table-column/>
          <table:table-column/>
          <table:table-column/>
          <table:table-column/>
          <table:table-column/>
          <table:table-column/>
          <table:table-column/>
          <table:table-column/>
          <table:table-row>
            <table:table-cell table:style-name="Table46_col1_row1">
              <text:h text:style-name="P17" text:outline-level="1">Caso de Uso</text:h>
            </table:table-cell>
            <table:table-cell table:style-name="Table46_col2_row1" table:number-columns-spanned="4">
              <text:p text:style-name="P14">Modificar Datos</text:p>
            </table:table-cell>
            <table:covered-table-cell/>
            <table:covered-table-cell/>
            <table:covered-table-cell/>
            <table:table-cell table:style-name="Table46_col6_row1" table:number-columns-spanned="3">
              <text:p text:style-name="P14">CU_8</text:p>
            </table:table-cell>
            <table:covered-table-cell/>
            <table:covered-table-cell/>
          </table:table-row>
          <table:table-row>
            <table:table-cell table:style-name="Table46_col1_row2">
              <text:p text:style-name="P11">Actores</text:p>
            </table:table-cell>
            <table:table-cell table:style-name="Table46_col2_row2" table:number-columns-spanned="7">
              <text:p text:style-name="P11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46_col1_row3">
              <text:p text:style-name="P11">Tipo</text:p>
            </table:table-cell>
            <table:table-cell table:style-name="Table46_col2_row3" table:number-columns-spanned="7">
              <text:p text:style-name="P11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46_col1_row4">
              <text:p text:style-name="P11">Referencias</text:p>
            </table:table-cell>
            <table:table-cell table:style-name="Table46_col2_row4" table:number-columns-spanned="2">
              <text:p text:style-name="P11"/>
            </table:table-cell>
            <table:covered-table-cell/>
            <table:table-cell table:style-name="Table46_col4_row4" table:number-columns-spanned="5">
              <text:p text:style-name="P14"/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le46_col1_row5">
              <text:p text:style-name="P11">Precondición</text:p>
            </table:table-cell>
            <table:table-cell table:style-name="Table46_col2_row5" table:number-columns-spanned="7">
              <text:p text:style-name="P11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46_col1_row6">
              <text:p text:style-name="P11">Postcondición</text:p>
            </table:table-cell>
            <table:table-cell table:style-name="Table46_col2_row6" table:number-columns-spanned="7">
              <text:p text:style-name="P11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46_col1_row7">
              <text:p text:style-name="P11">Autor</text:p>
            </table:table-cell>
            <table:table-cell table:style-name="Table46_col2_row7">
              <text:p text:style-name="P11"/>
            </table:table-cell>
            <table:table-cell table:style-name="Table46_col3_row7" table:number-columns-spanned="2">
              <text:h text:style-name="P17" text:outline-level="1">Fecha</text:h>
            </table:table-cell>
            <table:covered-table-cell/>
            <table:table-cell table:style-name="Table46_col5_row7" table:number-columns-spanned="2">
              <text:p text:style-name="P14">25/03/2018</text:p>
            </table:table-cell>
            <table:covered-table-cell/>
            <table:table-cell table:style-name="Table46_col7_row7">
              <text:h text:style-name="P17" text:outline-level="1">Versión</text:h>
            </table:table-cell>
            <table:table-cell table:style-name="Table46_col8_row7">
              <text:p text:style-name="P14"/>
            </table:table-cell>
          </table:table-row>
        </table:table>
        <text:p text:style-name="P15"/>
        <table:table table:name="Table47" table:style-name="Table47">
          <table:table-column/>
          <table:table-row>
            <table:table-cell table:style-name="Table47_col1_row1">
              <text:p text:style-name="P20">Propósito</text:p>
            </table:table-cell>
          </table:table-row>
          <table:table-row>
            <table:table-cell table:style-name="Table47_col1_row2">
              <text:p text:style-name="P31"/>
            </table:table-cell>
          </table:table-row>
        </table:table>
        <text:p text:style-name="P15"/>
        <table:table table:name="Table48" table:style-name="Table48">
          <table:table-column/>
          <table:table-row>
            <table:table-cell table:style-name="Table48_col1_row1">
              <text:p text:style-name="P20">Resumen</text:p>
            </table:table-cell>
          </table:table-row>
          <table:table-row>
            <table:table-cell table:style-name="Table48_col1_row2">
              <text:p text:style-name="P31"/>
            </table:table-cell>
          </table:table-row>
        </table:table>
        <text:p text:style-name="P15"/>
        <table:table table:name="Table49" table:style-name="Table49">
          <table:table-column/>
          <table:table-column/>
          <table:table-column/>
          <table:table-column/>
          <table:table-column/>
          <table:table-column/>
          <table:table-column/>
          <table:table-column/>
          <table:table-row>
            <table:table-cell table:style-name="Table49_col1_row1">
              <text:h text:style-name="P17" text:outline-level="1">Caso de Uso</text:h>
            </table:table-cell>
            <table:table-cell table:style-name="Table49_col2_row1" table:number-columns-spanned="4">
              <text:p text:style-name="P14">Enviar Paquete</text:p>
            </table:table-cell>
            <table:covered-table-cell/>
            <table:covered-table-cell/>
            <table:covered-table-cell/>
            <table:table-cell table:style-name="Table49_col6_row1" table:number-columns-spanned="3">
              <text:p text:style-name="P14">CU_9</text:p>
            </table:table-cell>
            <table:covered-table-cell/>
            <table:covered-table-cell/>
          </table:table-row>
          <table:table-row>
            <table:table-cell table:style-name="Table49_col1_row2">
              <text:p text:style-name="P11">Actores</text:p>
            </table:table-cell>
            <table:table-cell table:style-name="Table49_col2_row2" table:number-columns-spanned="7">
              <text:p text:style-name="P11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49_col1_row3">
              <text:p text:style-name="P11">Tipo</text:p>
            </table:table-cell>
            <table:table-cell table:style-name="Table49_col2_row3" table:number-columns-spanned="7">
              <text:p text:style-name="P11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49_col1_row4">
              <text:p text:style-name="P11">Referencias</text:p>
            </table:table-cell>
            <table:table-cell table:style-name="Table49_col2_row4" table:number-columns-spanned="2">
              <text:p text:style-name="P11"/>
            </table:table-cell>
            <table:covered-table-cell/>
            <table:table-cell table:style-name="Table49_col4_row4" table:number-columns-spanned="5">
              <text:p text:style-name="P14"/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le49_col1_row5">
              <text:p text:style-name="P11">Precondición</text:p>
            </table:table-cell>
            <table:table-cell table:style-name="Table49_col2_row5" table:number-columns-spanned="7">
              <text:p text:style-name="P11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49_col1_row6">
              <text:p text:style-name="P11">Postcondición</text:p>
            </table:table-cell>
            <table:table-cell table:style-name="Table49_col2_row6" table:number-columns-spanned="7">
              <text:p text:style-name="P11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49_col1_row7">
              <text:p text:style-name="P11">Autor</text:p>
            </table:table-cell>
            <table:table-cell table:style-name="Table49_col2_row7">
              <text:p text:style-name="P11"/>
            </table:table-cell>
            <table:table-cell table:style-name="Table49_col3_row7" table:number-columns-spanned="2">
              <text:h text:style-name="P17" text:outline-level="1">Fecha</text:h>
            </table:table-cell>
            <table:covered-table-cell/>
            <table:table-cell table:style-name="Table49_col5_row7" table:number-columns-spanned="2">
              <text:p text:style-name="P14">25/03/2018</text:p>
            </table:table-cell>
            <table:covered-table-cell/>
            <table:table-cell table:style-name="Table49_col7_row7">
              <text:h text:style-name="P17" text:outline-level="1">Versión</text:h>
            </table:table-cell>
            <table:table-cell table:style-name="Table49_col8_row7">
              <text:p text:style-name="P14"/>
            </table:table-cell>
          </table:table-row>
        </table:table>
        <text:p text:style-name="P15"/>
        <table:table table:name="Table50" table:style-name="Table50">
          <table:table-column/>
          <table:table-row>
            <table:table-cell table:style-name="Table50_col1_row1">
              <text:p text:style-name="P20">Propósito</text:p>
            </table:table-cell>
          </table:table-row>
          <table:table-row>
            <table:table-cell table:style-name="Table50_col1_row2">
              <text:p text:style-name="P31"/>
            </table:table-cell>
          </table:table-row>
        </table:table>
        <text:p text:style-name="P15"/>
        <table:table table:name="Table51" table:style-name="Table51">
          <table:table-column/>
          <table:table-row>
            <table:table-cell table:style-name="Table51_col1_row1">
              <text:p text:style-name="P20">Resumen</text:p>
            </table:table-cell>
          </table:table-row>
          <table:table-row>
            <table:table-cell table:style-name="Table51_col1_row2">
              <text:p text:style-name="P31"/>
            </table:table-cell>
          </table:table-row>
        </table:table>
        <text:p text:style-name="P15"/>
        <table:table table:name="Table52" table:style-name="Table52">
          <table:table-column/>
          <table:table-column/>
          <table:table-column/>
          <table:table-column/>
          <table:table-column/>
          <table:table-column/>
          <table:table-column/>
          <table:table-column/>
          <table:table-row>
            <table:table-cell table:style-name="Table52_col1_row1">
              <text:h text:style-name="P17" text:outline-level="1">Caso de Uso</text:h>
            </table:table-cell>
            <table:table-cell table:style-name="Table52_col2_row1" table:number-columns-spanned="4">
              <text:p text:style-name="P14">Registrar</text:p>
            </table:table-cell>
            <table:covered-table-cell/>
            <table:covered-table-cell/>
            <table:covered-table-cell/>
            <table:table-cell table:style-name="Table52_col6_row1" table:number-columns-spanned="3">
              <text:p text:style-name="P14">CU_10</text:p>
            </table:table-cell>
            <table:covered-table-cell/>
            <table:covered-table-cell/>
          </table:table-row>
          <table:table-row>
            <table:table-cell table:style-name="Table52_col1_row2">
              <text:p text:style-name="P11">Actores</text:p>
            </table:table-cell>
            <table:table-cell table:style-name="Table52_col2_row2" table:number-columns-spanned="7">
              <text:p text:style-name="P11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52_col1_row3">
              <text:p text:style-name="P11">Tipo</text:p>
            </table:table-cell>
            <table:table-cell table:style-name="Table52_col2_row3" table:number-columns-spanned="7">
              <text:p text:style-name="P11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52_col1_row4">
              <text:p text:style-name="P11">Referencias</text:p>
            </table:table-cell>
            <table:table-cell table:style-name="Table52_col2_row4" table:number-columns-spanned="2">
              <text:p text:style-name="P11"/>
            </table:table-cell>
            <table:covered-table-cell/>
            <table:table-cell table:style-name="Table52_col4_row4" table:number-columns-spanned="5">
              <text:p text:style-name="P14"/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le52_col1_row5">
              <text:p text:style-name="P11">Precondición</text:p>
            </table:table-cell>
            <table:table-cell table:style-name="Table52_col2_row5" table:number-columns-spanned="7">
              <text:p text:style-name="P11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52_col1_row6">
              <text:p text:style-name="P11">Postcondición</text:p>
            </table:table-cell>
            <table:table-cell table:style-name="Table52_col2_row6" table:number-columns-spanned="7">
              <text:p text:style-name="P11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52_col1_row7">
              <text:p text:style-name="P11">Autor</text:p>
            </table:table-cell>
            <table:table-cell table:style-name="Table52_col2_row7">
              <text:p text:style-name="P11"/>
            </table:table-cell>
            <table:table-cell table:style-name="Table52_col3_row7" table:number-columns-spanned="2">
              <text:h text:style-name="P17" text:outline-level="1">Fecha</text:h>
            </table:table-cell>
            <table:covered-table-cell/>
            <table:table-cell table:style-name="Table52_col5_row7" table:number-columns-spanned="2">
              <text:p text:style-name="P14">25/03/2018</text:p>
            </table:table-cell>
            <table:covered-table-cell/>
            <table:table-cell table:style-name="Table52_col7_row7">
              <text:h text:style-name="P17" text:outline-level="1">Versión</text:h>
            </table:table-cell>
            <table:table-cell table:style-name="Table52_col8_row7">
              <text:p text:style-name="P14"/>
            </table:table-cell>
          </table:table-row>
        </table:table>
        <text:p text:style-name="P15"/>
        <table:table table:name="Table53" table:style-name="Table53">
          <table:table-column/>
          <table:table-row>
            <table:table-cell table:style-name="Table53_col1_row1">
              <text:p text:style-name="P20">Propósito</text:p>
            </table:table-cell>
          </table:table-row>
          <table:table-row>
            <table:table-cell table:style-name="Table53_col1_row2">
              <text:p text:style-name="P31"/>
            </table:table-cell>
          </table:table-row>
        </table:table>
        <text:p text:style-name="P15"/>
        <table:table table:name="Table54" table:style-name="Table54">
          <table:table-column/>
          <table:table-row>
            <table:table-cell table:style-name="Table54_col1_row1">
              <text:p text:style-name="P20">Resumen</text:p>
            </table:table-cell>
          </table:table-row>
          <table:table-row>
            <table:table-cell table:style-name="Table54_col1_row2">
              <text:p text:style-name="P31"/>
            </table:table-cell>
          </table:table-row>
        </table:table>
        <text:p text:style-name="P15"/>
        <table:table table:name="Table55" table:style-name="Table55">
          <table:table-column/>
          <table:table-column/>
          <table:table-column/>
          <table:table-column/>
          <table:table-column/>
          <table:table-column/>
          <table:table-column/>
          <table:table-column/>
          <table:table-row>
            <table:table-cell table:style-name="Table55_col1_row1">
              <text:h text:style-name="P17" text:outline-level="1">Caso de Uso</text:h>
            </table:table-cell>
            <table:table-cell table:style-name="Table55_col2_row1" table:number-columns-spanned="4">
              <text:p text:style-name="P14">Por Web</text:p>
            </table:table-cell>
            <table:covered-table-cell/>
            <table:covered-table-cell/>
            <table:covered-table-cell/>
            <table:table-cell table:style-name="Table55_col6_row1" table:number-columns-spanned="3">
              <text:p text:style-name="P14">CU_11</text:p>
            </table:table-cell>
            <table:covered-table-cell/>
            <table:covered-table-cell/>
          </table:table-row>
          <table:table-row>
            <table:table-cell table:style-name="Table55_col1_row2">
              <text:p text:style-name="P11">Actores</text:p>
            </table:table-cell>
            <table:table-cell table:style-name="Table55_col2_row2" table:number-columns-spanned="7">
              <text:p text:style-name="P11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55_col1_row3">
              <text:p text:style-name="P11">Tipo</text:p>
            </table:table-cell>
            <table:table-cell table:style-name="Table55_col2_row3" table:number-columns-spanned="7">
              <text:p text:style-name="P11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55_col1_row4">
              <text:p text:style-name="P11">Referencias</text:p>
            </table:table-cell>
            <table:table-cell table:style-name="Table55_col2_row4" table:number-columns-spanned="2">
              <text:p text:style-name="P11"/>
            </table:table-cell>
            <table:covered-table-cell/>
            <table:table-cell table:style-name="Table55_col4_row4" table:number-columns-spanned="5">
              <text:p text:style-name="P14"/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le55_col1_row5">
              <text:p text:style-name="P11">Precondición</text:p>
            </table:table-cell>
            <table:table-cell table:style-name="Table55_col2_row5" table:number-columns-spanned="7">
              <text:p text:style-name="P11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55_col1_row6">
              <text:p text:style-name="P11">Postcondición</text:p>
            </table:table-cell>
            <table:table-cell table:style-name="Table55_col2_row6" table:number-columns-spanned="7">
              <text:p text:style-name="P11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55_col1_row7">
              <text:p text:style-name="P11">Autor</text:p>
            </table:table-cell>
            <table:table-cell table:style-name="Table55_col2_row7">
              <text:p text:style-name="P11"/>
            </table:table-cell>
            <table:table-cell table:style-name="Table55_col3_row7" table:number-columns-spanned="2">
              <text:h text:style-name="P17" text:outline-level="1">Fecha</text:h>
            </table:table-cell>
            <table:covered-table-cell/>
            <table:table-cell table:style-name="Table55_col5_row7" table:number-columns-spanned="2">
              <text:p text:style-name="P14">25/03/2018</text:p>
            </table:table-cell>
            <table:covered-table-cell/>
            <table:table-cell table:style-name="Table55_col7_row7">
              <text:h text:style-name="P17" text:outline-level="1">Versión</text:h>
            </table:table-cell>
            <table:table-cell table:style-name="Table55_col8_row7">
              <text:p text:style-name="P14"/>
            </table:table-cell>
          </table:table-row>
        </table:table>
        <text:p text:style-name="P15"/>
        <table:table table:name="Table56" table:style-name="Table56">
          <table:table-column/>
          <table:table-row>
            <table:table-cell table:style-name="Table56_col1_row1">
              <text:p text:style-name="P20">Propósito</text:p>
            </table:table-cell>
          </table:table-row>
          <table:table-row>
            <table:table-cell table:style-name="Table56_col1_row2">
              <text:p text:style-name="P31"/>
            </table:table-cell>
          </table:table-row>
        </table:table>
        <text:p text:style-name="P15"/>
        <table:table table:name="Table57" table:style-name="Table57">
          <table:table-column/>
          <table:table-row>
            <table:table-cell table:style-name="Table57_col1_row1">
              <text:p text:style-name="P20">Resumen</text:p>
            </table:table-cell>
          </table:table-row>
          <table:table-row>
            <table:table-cell table:style-name="Table57_col1_row2">
              <text:p text:style-name="P31"/>
            </table:table-cell>
          </table:table-row>
        </table:table>
        <text:p text:style-name="P15"/>
        <table:table table:name="Table58" table:style-name="Table58">
          <table:table-column/>
          <table:table-column/>
          <table:table-column/>
          <table:table-column/>
          <table:table-column/>
          <table:table-column/>
          <table:table-column/>
          <table:table-column/>
          <table:table-row>
            <table:table-cell table:style-name="Table58_col1_row1">
              <text:h text:style-name="P17" text:outline-level="1">Caso de Uso</text:h>
            </table:table-cell>
            <table:table-cell table:style-name="Table58_col2_row1" table:number-columns-spanned="4">
              <text:p text:style-name="P14">Por Mostrador</text:p>
            </table:table-cell>
            <table:covered-table-cell/>
            <table:covered-table-cell/>
            <table:covered-table-cell/>
            <table:table-cell table:style-name="Table58_col6_row1" table:number-columns-spanned="3">
              <text:p text:style-name="P14">CU_12</text:p>
            </table:table-cell>
            <table:covered-table-cell/>
            <table:covered-table-cell/>
          </table:table-row>
          <table:table-row>
            <table:table-cell table:style-name="Table58_col1_row2">
              <text:p text:style-name="P11">Actores</text:p>
            </table:table-cell>
            <table:table-cell table:style-name="Table58_col2_row2" table:number-columns-spanned="7">
              <text:p text:style-name="P11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58_col1_row3">
              <text:p text:style-name="P11">Tipo</text:p>
            </table:table-cell>
            <table:table-cell table:style-name="Table58_col2_row3" table:number-columns-spanned="7">
              <text:p text:style-name="P32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58_col1_row4">
              <text:p text:style-name="P11">Referencias</text:p>
            </table:table-cell>
            <table:table-cell table:style-name="Table58_col2_row4" table:number-columns-spanned="2">
              <text:p text:style-name="P11"/>
            </table:table-cell>
            <table:covered-table-cell/>
            <table:table-cell table:style-name="Table58_col4_row4" table:number-columns-spanned="5">
              <text:p text:style-name="P33"/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le58_col1_row5">
              <text:p text:style-name="P32">Precondición</text:p>
            </table:table-cell>
            <table:table-cell table:style-name="Table58_col2_row5" table:number-columns-spanned="7">
              <text:p text:style-name="P11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58_col1_row6">
              <text:p text:style-name="P11">Postcondición</text:p>
            </table:table-cell>
            <table:table-cell table:style-name="Table58_col2_row6" table:number-columns-spanned="7">
              <text:p text:style-name="P11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58_col1_row7">
              <text:p text:style-name="P11">Autor</text:p>
            </table:table-cell>
            <table:table-cell table:style-name="Table58_col2_row7">
              <text:p text:style-name="P32"/>
            </table:table-cell>
            <table:table-cell table:style-name="Table58_col3_row7" table:number-columns-spanned="2">
              <text:h text:style-name="P17" text:outline-level="1">Fecha</text:h>
            </table:table-cell>
            <table:covered-table-cell/>
            <table:table-cell table:style-name="Table58_col5_row7" table:number-columns-spanned="2">
              <text:p text:style-name="P14">25/03/2018</text:p>
            </table:table-cell>
            <table:covered-table-cell/>
            <table:table-cell table:style-name="Table58_col7_row7">
              <text:h text:style-name="P17" text:outline-level="1">Versión</text:h>
            </table:table-cell>
            <table:table-cell table:style-name="Table58_col8_row7">
              <text:p text:style-name="P14"/>
            </table:table-cell>
          </table:table-row>
        </table:table>
        <text:p text:style-name="P15"/>
        <table:table table:name="Table59" table:style-name="Table59">
          <table:table-column/>
          <table:table-row>
            <table:table-cell table:style-name="Table59_col1_row1">
              <text:p text:style-name="P20">Propósito</text:p>
            </table:table-cell>
          </table:table-row>
          <table:table-row>
            <table:table-cell table:style-name="Table59_col1_row2">
              <text:p text:style-name="P31"/>
            </table:table-cell>
          </table:table-row>
        </table:table>
        <text:p text:style-name="P15"/>
        <table:table table:name="Table60" table:style-name="Table60">
          <table:table-column/>
          <table:table-row>
            <table:table-cell table:style-name="Table60_col1_row1">
              <text:p text:style-name="P20">Resumen</text:p>
            </table:table-cell>
          </table:table-row>
          <table:table-row>
            <table:table-cell table:style-name="Table60_col1_row2">
              <text:p text:style-name="P31"/>
            </table:table-cell>
          </table:table-row>
        </table:table>
        <text:p text:style-name="P15"/>
        <table:table table:name="Table61" table:style-name="Table61">
          <table:table-column/>
          <table:table-column/>
          <table:table-column/>
          <table:table-column/>
          <table:table-column/>
          <table:table-column/>
          <table:table-column/>
          <table:table-column/>
          <table:table-row>
            <table:table-cell table:style-name="Table61_col1_row1">
              <text:h text:style-name="P17" text:outline-level="1">Caso de Uso</text:h>
            </table:table-cell>
            <table:table-cell table:style-name="Table61_col2_row1" table:number-columns-spanned="4">
              <text:p text:style-name="P14">Pago</text:p>
            </table:table-cell>
            <table:covered-table-cell/>
            <table:covered-table-cell/>
            <table:covered-table-cell/>
            <table:table-cell table:style-name="Table61_col6_row1" table:number-columns-spanned="3">
              <text:p text:style-name="P14">CU_13</text:p>
            </table:table-cell>
            <table:covered-table-cell/>
            <table:covered-table-cell/>
          </table:table-row>
          <table:table-row>
            <table:table-cell table:style-name="Table61_col1_row2">
              <text:p text:style-name="P11">Actores</text:p>
            </table:table-cell>
            <table:table-cell table:style-name="Table61_col2_row2" table:number-columns-spanned="7">
              <text:p text:style-name="P11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61_col1_row3">
              <text:p text:style-name="P11">Tipo</text:p>
            </table:table-cell>
            <table:table-cell table:style-name="Table61_col2_row3" table:number-columns-spanned="7">
              <text:p text:style-name="P11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61_col1_row4">
              <text:p text:style-name="P11">Referencias</text:p>
            </table:table-cell>
            <table:table-cell table:style-name="Table61_col2_row4" table:number-columns-spanned="2">
              <text:p text:style-name="P11"/>
            </table:table-cell>
            <table:covered-table-cell/>
            <table:table-cell table:style-name="Table61_col4_row4" table:number-columns-spanned="5">
              <text:p text:style-name="P14"/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le61_col1_row5">
              <text:p text:style-name="P11">Precondición</text:p>
            </table:table-cell>
            <table:table-cell table:style-name="Table61_col2_row5" table:number-columns-spanned="7">
              <text:p text:style-name="P11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61_col1_row6">
              <text:p text:style-name="P11">Postcondición</text:p>
            </table:table-cell>
            <table:table-cell table:style-name="Table61_col2_row6" table:number-columns-spanned="7">
              <text:p text:style-name="P11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61_col1_row7">
              <text:p text:style-name="P11">Autor</text:p>
            </table:table-cell>
            <table:table-cell table:style-name="Table61_col2_row7">
              <text:p text:style-name="P11"/>
            </table:table-cell>
            <table:table-cell table:style-name="Table61_col3_row7" table:number-columns-spanned="2">
              <text:h text:style-name="P17" text:outline-level="1">Fecha</text:h>
            </table:table-cell>
            <table:covered-table-cell/>
            <table:table-cell table:style-name="Table61_col5_row7" table:number-columns-spanned="2">
              <text:p text:style-name="P14">25/03/2018</text:p>
            </table:table-cell>
            <table:covered-table-cell/>
            <table:table-cell table:style-name="Table61_col7_row7">
              <text:h text:style-name="P17" text:outline-level="1">Versión</text:h>
            </table:table-cell>
            <table:table-cell table:style-name="Table61_col8_row7">
              <text:p text:style-name="P14"/>
            </table:table-cell>
          </table:table-row>
        </table:table>
        <text:p text:style-name="P15"/>
        <table:table table:name="Table62" table:style-name="Table62">
          <table:table-column/>
          <table:table-row>
            <table:table-cell table:style-name="Table62_col1_row1">
              <text:p text:style-name="P20">Propósito</text:p>
            </table:table-cell>
          </table:table-row>
          <table:table-row>
            <table:table-cell table:style-name="Table62_col1_row2">
              <text:p text:style-name="P31"/>
            </table:table-cell>
          </table:table-row>
        </table:table>
        <text:p text:style-name="P15"/>
        <table:table table:name="Table63" table:style-name="Table63">
          <table:table-column/>
          <table:table-row>
            <table:table-cell table:style-name="Table63_col1_row1">
              <text:p text:style-name="P20">Resumen</text:p>
            </table:table-cell>
          </table:table-row>
          <table:table-row>
            <table:table-cell table:style-name="Table63_col1_row2">
              <text:p text:style-name="P31"/>
            </table:table-cell>
          </table:table-row>
        </table:table>
        <text:p text:style-name="P15"/>
        <table:table table:name="Table64" table:style-name="Table64">
          <table:table-column/>
          <table:table-column/>
          <table:table-column/>
          <table:table-column/>
          <table:table-column/>
          <table:table-column/>
          <table:table-column/>
          <table:table-column/>
          <table:table-row>
            <table:table-cell table:style-name="Table64_col1_row1">
              <text:h text:style-name="P17" text:outline-level="1">Caso de Uso</text:h>
            </table:table-cell>
            <table:table-cell table:style-name="Table64_col2_row1" table:number-columns-spanned="4">
              <text:p text:style-name="P14">Tarjeta</text:p>
            </table:table-cell>
            <table:covered-table-cell/>
            <table:covered-table-cell/>
            <table:covered-table-cell/>
            <table:table-cell table:style-name="Table64_col6_row1" table:number-columns-spanned="3">
              <text:p text:style-name="P14">CU_14</text:p>
            </table:table-cell>
            <table:covered-table-cell/>
            <table:covered-table-cell/>
          </table:table-row>
          <table:table-row>
            <table:table-cell table:style-name="Table64_col1_row2">
              <text:p text:style-name="P11">Actores</text:p>
            </table:table-cell>
            <table:table-cell table:style-name="Table64_col2_row2" table:number-columns-spanned="7">
              <text:p text:style-name="P11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64_col1_row3">
              <text:p text:style-name="P11">Tipo</text:p>
            </table:table-cell>
            <table:table-cell table:style-name="Table64_col2_row3" table:number-columns-spanned="7">
              <text:p text:style-name="P11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64_col1_row4">
              <text:p text:style-name="P11">Referencias</text:p>
            </table:table-cell>
            <table:table-cell table:style-name="Table64_col2_row4" table:number-columns-spanned="2">
              <text:p text:style-name="P11"/>
            </table:table-cell>
            <table:covered-table-cell/>
            <table:table-cell table:style-name="Table64_col4_row4" table:number-columns-spanned="5">
              <text:p text:style-name="P14"/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le64_col1_row5">
              <text:p text:style-name="P11">Precondición</text:p>
            </table:table-cell>
            <table:table-cell table:style-name="Table64_col2_row5" table:number-columns-spanned="7">
              <text:p text:style-name="P11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64_col1_row6">
              <text:p text:style-name="P11">Postcondición</text:p>
            </table:table-cell>
            <table:table-cell table:style-name="Table64_col2_row6" table:number-columns-spanned="7">
              <text:p text:style-name="P11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64_col1_row7">
              <text:p text:style-name="P11">Autor</text:p>
            </table:table-cell>
            <table:table-cell table:style-name="Table64_col2_row7">
              <text:p text:style-name="P11"/>
            </table:table-cell>
            <table:table-cell table:style-name="Table64_col3_row7" table:number-columns-spanned="2">
              <text:h text:style-name="P17" text:outline-level="1">Fecha</text:h>
            </table:table-cell>
            <table:covered-table-cell/>
            <table:table-cell table:style-name="Table64_col5_row7" table:number-columns-spanned="2">
              <text:p text:style-name="P14">25/03/2018</text:p>
            </table:table-cell>
            <table:covered-table-cell/>
            <table:table-cell table:style-name="Table64_col7_row7">
              <text:h text:style-name="P17" text:outline-level="1">Versión</text:h>
            </table:table-cell>
            <table:table-cell table:style-name="Table64_col8_row7">
              <text:p text:style-name="P14"/>
            </table:table-cell>
          </table:table-row>
        </table:table>
        <text:p text:style-name="P15"/>
        <table:table table:name="Table65" table:style-name="Table65">
          <table:table-column/>
          <table:table-row>
            <table:table-cell table:style-name="Table65_col1_row1">
              <text:p text:style-name="P20">Propósito</text:p>
            </table:table-cell>
          </table:table-row>
          <table:table-row>
            <table:table-cell table:style-name="Table65_col1_row2">
              <text:p text:style-name="P34"/>
            </table:table-cell>
          </table:table-row>
        </table:table>
        <text:p text:style-name="P15"/>
        <table:table table:name="Table66" table:style-name="Table66">
          <table:table-column/>
          <table:table-row>
            <table:table-cell table:style-name="Table66_col1_row1">
              <text:p text:style-name="P20">Resumen</text:p>
            </table:table-cell>
          </table:table-row>
          <table:table-row>
            <table:table-cell table:style-name="Table66_col1_row2">
              <text:p text:style-name="P31"/>
            </table:table-cell>
          </table:table-row>
        </table:table>
        <text:p text:style-name="P15"/>
        <table:table table:name="Table67" table:style-name="Table67">
          <table:table-column/>
          <table:table-column/>
          <table:table-column/>
          <table:table-column/>
          <table:table-column/>
          <table:table-column/>
          <table:table-column/>
          <table:table-column/>
          <table:table-row>
            <table:table-cell table:style-name="Table67_col1_row1">
              <text:h text:style-name="P17" text:outline-level="1">Caso de Uso</text:h>
            </table:table-cell>
            <table:table-cell table:style-name="Table67_col2_row1" table:number-columns-spanned="4">
              <text:p text:style-name="P14">Efectivo</text:p>
            </table:table-cell>
            <table:covered-table-cell/>
            <table:covered-table-cell/>
            <table:covered-table-cell/>
            <table:table-cell table:style-name="Table67_col6_row1" table:number-columns-spanned="3">
              <text:p text:style-name="P14">CU_15</text:p>
            </table:table-cell>
            <table:covered-table-cell/>
            <table:covered-table-cell/>
          </table:table-row>
          <table:table-row>
            <table:table-cell table:style-name="Table67_col1_row2">
              <text:p text:style-name="P11">Actores</text:p>
            </table:table-cell>
            <table:table-cell table:style-name="Table67_col2_row2" table:number-columns-spanned="7">
              <text:p text:style-name="P11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67_col1_row3">
              <text:p text:style-name="P11">Tipo</text:p>
            </table:table-cell>
            <table:table-cell table:style-name="Table67_col2_row3" table:number-columns-spanned="7">
              <text:p text:style-name="P11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67_col1_row4">
              <text:p text:style-name="P11">Referencias</text:p>
            </table:table-cell>
            <table:table-cell table:style-name="Table67_col2_row4" table:number-columns-spanned="2">
              <text:p text:style-name="P11"/>
            </table:table-cell>
            <table:covered-table-cell/>
            <table:table-cell table:style-name="Table67_col4_row4" table:number-columns-spanned="5">
              <text:p text:style-name="P14"/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le67_col1_row5">
              <text:p text:style-name="P11">Precondición</text:p>
            </table:table-cell>
            <table:table-cell table:style-name="Table67_col2_row5" table:number-columns-spanned="7">
              <text:p text:style-name="P11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67_col1_row6">
              <text:p text:style-name="P11">Postcondición</text:p>
            </table:table-cell>
            <table:table-cell table:style-name="Table67_col2_row6" table:number-columns-spanned="7">
              <text:p text:style-name="P11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67_col1_row7">
              <text:p text:style-name="P11">Autor</text:p>
            </table:table-cell>
            <table:table-cell table:style-name="Table67_col2_row7">
              <text:p text:style-name="P11"/>
            </table:table-cell>
            <table:table-cell table:style-name="Table67_col3_row7" table:number-columns-spanned="2">
              <text:h text:style-name="P17" text:outline-level="1">Fecha</text:h>
            </table:table-cell>
            <table:covered-table-cell/>
            <table:table-cell table:style-name="Table67_col5_row7" table:number-columns-spanned="2">
              <text:p text:style-name="P14">25/03/2018</text:p>
            </table:table-cell>
            <table:covered-table-cell/>
            <table:table-cell table:style-name="Table67_col7_row7">
              <text:h text:style-name="P17" text:outline-level="1">Versión</text:h>
            </table:table-cell>
            <table:table-cell table:style-name="Table67_col8_row7">
              <text:p text:style-name="P14"/>
            </table:table-cell>
          </table:table-row>
        </table:table>
        <text:p text:style-name="P15"/>
        <table:table table:name="Table68" table:style-name="Table68">
          <table:table-column/>
          <table:table-row>
            <table:table-cell table:style-name="Table68_col1_row1">
              <text:p text:style-name="P20">Propósito</text:p>
            </table:table-cell>
          </table:table-row>
          <table:table-row>
            <table:table-cell table:style-name="Table68_col1_row2">
              <text:p text:style-name="P31"/>
            </table:table-cell>
          </table:table-row>
        </table:table>
        <text:p text:style-name="P15"/>
        <table:table table:name="Table69" table:style-name="Table69">
          <table:table-column/>
          <table:table-row>
            <table:table-cell table:style-name="Table69_col1_row1">
              <text:p text:style-name="P20">Resumen</text:p>
            </table:table-cell>
          </table:table-row>
          <table:table-row>
            <table:table-cell table:style-name="Table69_col1_row2">
              <text:p text:style-name="P31"/>
            </table:table-cell>
          </table:table-row>
        </table:table>
        <text:p text:style-name="P15"/>
        <table:table table:name="Table70" table:style-name="Table70">
          <table:table-column/>
          <table:table-column/>
          <table:table-column/>
          <table:table-column/>
          <table:table-column/>
          <table:table-column/>
          <table:table-column/>
          <table:table-column/>
          <table:table-row>
            <table:table-cell table:style-name="Table70_col1_row1">
              <text:h text:style-name="P17" text:outline-level="1">Caso de Uso</text:h>
            </table:table-cell>
            <table:table-cell table:style-name="Table70_col2_row1" table:number-columns-spanned="4">
              <text:p text:style-name="P14">Enviar Paquetes</text:p>
            </table:table-cell>
            <table:covered-table-cell/>
            <table:covered-table-cell/>
            <table:covered-table-cell/>
            <table:table-cell table:style-name="Table70_col6_row1" table:number-columns-spanned="3">
              <text:p text:style-name="P14">CU_16</text:p>
            </table:table-cell>
            <table:covered-table-cell/>
            <table:covered-table-cell/>
          </table:table-row>
          <table:table-row>
            <table:table-cell table:style-name="Table70_col1_row2">
              <text:p text:style-name="P11">Actores</text:p>
            </table:table-cell>
            <table:table-cell table:style-name="Table70_col2_row2" table:number-columns-spanned="7">
              <text:p text:style-name="P11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70_col1_row3">
              <text:p text:style-name="P11">Tipo</text:p>
            </table:table-cell>
            <table:table-cell table:style-name="Table70_col2_row3" table:number-columns-spanned="7">
              <text:p text:style-name="P11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70_col1_row4">
              <text:p text:style-name="P11">Referencias</text:p>
            </table:table-cell>
            <table:table-cell table:style-name="Table70_col2_row4" table:number-columns-spanned="2">
              <text:p text:style-name="P11"/>
            </table:table-cell>
            <table:covered-table-cell/>
            <table:table-cell table:style-name="Table70_col4_row4" table:number-columns-spanned="5">
              <text:p text:style-name="P14"/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le70_col1_row5">
              <text:p text:style-name="P11">Precondición</text:p>
            </table:table-cell>
            <table:table-cell table:style-name="Table70_col2_row5" table:number-columns-spanned="7">
              <text:p text:style-name="P11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70_col1_row6">
              <text:p text:style-name="P11">Postcondición</text:p>
            </table:table-cell>
            <table:table-cell table:style-name="Table70_col2_row6" table:number-columns-spanned="7">
              <text:p text:style-name="P11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70_col1_row7">
              <text:p text:style-name="P11">Autor</text:p>
            </table:table-cell>
            <table:table-cell table:style-name="Table70_col2_row7">
              <text:p text:style-name="P11"/>
            </table:table-cell>
            <table:table-cell table:style-name="Table70_col3_row7" table:number-columns-spanned="2">
              <text:h text:style-name="P17" text:outline-level="1">Fecha</text:h>
            </table:table-cell>
            <table:covered-table-cell/>
            <table:table-cell table:style-name="Table70_col5_row7" table:number-columns-spanned="2">
              <text:p text:style-name="P14">25/03/2018</text:p>
            </table:table-cell>
            <table:covered-table-cell/>
            <table:table-cell table:style-name="Table70_col7_row7">
              <text:h text:style-name="P17" text:outline-level="1">Versión</text:h>
            </table:table-cell>
            <table:table-cell table:style-name="Table70_col8_row7">
              <text:p text:style-name="P14"/>
            </table:table-cell>
          </table:table-row>
        </table:table>
        <text:p text:style-name="P15"/>
        <table:table table:name="Table71" table:style-name="Table71">
          <table:table-column/>
          <table:table-row>
            <table:table-cell table:style-name="Table71_col1_row1">
              <text:p text:style-name="P20">Propósito</text:p>
            </table:table-cell>
          </table:table-row>
          <table:table-row>
            <table:table-cell table:style-name="Table71_col1_row2">
              <text:p text:style-name="P31"/>
            </table:table-cell>
          </table:table-row>
        </table:table>
        <text:p text:style-name="P15"/>
        <table:table table:name="Table72" table:style-name="Table72">
          <table:table-column/>
          <table:table-row>
            <table:table-cell table:style-name="Table72_col1_row1">
              <text:p text:style-name="P20">Resumen</text:p>
            </table:table-cell>
          </table:table-row>
          <table:table-row>
            <table:table-cell table:style-name="Table72_col1_row2">
              <text:p text:style-name="P31"/>
            </table:table-cell>
          </table:table-row>
        </table:table>
        <text:p text:style-name="P15"/>
        <text:p text:style-name="P30">4.3 Gestión de envíos</text:p>
        <table:table table:name="Table73" table:style-name="Table73">
          <table:table-column/>
          <table:table-column/>
          <table:table-column/>
          <table:table-column/>
          <table:table-column/>
          <table:table-column/>
          <table:table-column/>
          <table:table-column/>
          <table:table-row>
            <table:table-cell table:style-name="Table73_col1_row1">
              <text:h text:style-name="P17" text:outline-level="1">Caso de Uso</text:h>
            </table:table-cell>
            <table:table-cell table:style-name="Table73_col2_row1" table:number-columns-spanned="4">
              <text:p text:style-name="P14">Enviar paquete</text:p>
            </table:table-cell>
            <table:covered-table-cell/>
            <table:covered-table-cell/>
            <table:covered-table-cell/>
            <table:table-cell table:style-name="Table73_col6_row1" table:number-columns-spanned="3">
              <text:p text:style-name="P14">CU_17</text:p>
            </table:table-cell>
            <table:covered-table-cell/>
            <table:covered-table-cell/>
          </table:table-row>
          <table:table-row>
            <table:table-cell table:style-name="Table73_col1_row2">
              <text:p text:style-name="P11">Actores</text:p>
            </table:table-cell>
            <table:table-cell table:style-name="Table73_col2_row2" table:number-columns-spanned="7">
              <text:p text:style-name="P18">Repartidor, Empleado, Encargado, Cliente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73_col1_row3">
              <text:p text:style-name="P11">Tipo</text:p>
            </table:table-cell>
            <table:table-cell table:style-name="Table73_col2_row3" table:number-columns-spanned="7">
              <text:p text:style-name="P18">Primario, básico y esencial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73_col1_row4">
              <text:p text:style-name="P11">Referencias</text:p>
            </table:table-cell>
            <table:table-cell table:style-name="Table73_col2_row4" table:number-columns-spanned="2">
              <text:p text:style-name="P18">RF_2.1</text:p>
            </table:table-cell>
            <table:covered-table-cell/>
            <table:table-cell table:style-name="Table73_col4_row4" table:number-columns-spanned="5">
              <text:p text:style-name="P14">CU_18, CU_19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le73_col1_row5">
              <text:p text:style-name="P11">Precondición</text:p>
            </table:table-cell>
            <table:table-cell table:style-name="Table73_col2_row5" table:number-columns-spanned="7">
              <text:p text:style-name="P18">El cliente debe estar registrado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73_col1_row6">
              <text:p text:style-name="P11">Postcondición</text:p>
            </table:table-cell>
            <table:table-cell table:style-name="Table73_col2_row6" table:number-columns-spanned="7">
              <text:p text:style-name="P18">El cliente tendrá un paquete en estado de envío en su información almacenada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73_col1_row7">
              <text:p text:style-name="P11">Autor</text:p>
            </table:table-cell>
            <table:table-cell table:style-name="Table73_col2_row7">
              <text:p text:style-name="P18">Alba Aurora Moreno Peinado</text:p>
            </table:table-cell>
            <table:table-cell table:style-name="Table73_col3_row7" table:number-columns-spanned="2">
              <text:h text:style-name="P17" text:outline-level="1">Fecha</text:h>
            </table:table-cell>
            <table:covered-table-cell/>
            <table:table-cell table:style-name="Table73_col5_row7" table:number-columns-spanned="2">
              <text:p text:style-name="P14">25/03/2018</text:p>
            </table:table-cell>
            <table:covered-table-cell/>
            <table:table-cell table:style-name="Table73_col7_row7">
              <text:h text:style-name="P17" text:outline-level="1">Versión</text:h>
            </table:table-cell>
            <table:table-cell table:style-name="Table73_col8_row7">
              <text:p text:style-name="P14">1.0</text:p>
            </table:table-cell>
          </table:table-row>
        </table:table>
        <text:p text:style-name="P35"/>
        <table:table table:name="Table74" table:style-name="Table74">
          <table:table-column/>
          <table:table-row>
            <table:table-cell table:style-name="Table74_col1_row1">
              <text:p text:style-name="P20">Propósito</text:p>
            </table:table-cell>
          </table:table-row>
          <table:table-row>
            <table:table-cell table:style-name="Table74_col1_row2">
              <text:p text:style-name="P31">Permitir que el cliente pueda enviar un paquete desde la web o desde el mostrador.</text:p>
            </table:table-cell>
          </table:table-row>
        </table:table>
        <text:p text:style-name="P35"/>
        <table:table table:name="Table75" table:style-name="Table75">
          <table:table-column/>
          <table:table-row>
            <table:table-cell table:style-name="Table75_col1_row1">
              <text:p text:style-name="P20">Resumen</text:p>
            </table:table-cell>
          </table:table-row>
          <table:table-row>
            <table:table-cell table:style-name="Table75_col1_row2">
              <text:p text:style-name="P31">El cliente quiere enviar un paquete, indica la prioridad de urgencia y así obtendrá un nuevo envío en su lista de registro.</text:p>
            </table:table-cell>
          </table:table-row>
        </table:table>
        <text:p text:style-name="P15"/>
        <table:table table:name="Table76" table:style-name="Table76">
          <table:table-column/>
          <table:table-column/>
          <table:table-column/>
          <table:table-column/>
          <table:table-column/>
          <table:table-column/>
          <table:table-column/>
          <table:table-column/>
          <table:table-row>
            <table:table-cell table:style-name="Table76_col1_row1">
              <text:h text:style-name="P17" text:outline-level="1">Caso de Uso</text:h>
            </table:table-cell>
            <table:table-cell table:style-name="Table76_col2_row1" table:number-columns-spanned="4">
              <text:p text:style-name="P14">Almacenar información</text:p>
            </table:table-cell>
            <table:covered-table-cell/>
            <table:covered-table-cell/>
            <table:covered-table-cell/>
            <table:table-cell table:style-name="Table76_col6_row1" table:number-columns-spanned="3">
              <text:p text:style-name="P14">CU_18</text:p>
            </table:table-cell>
            <table:covered-table-cell/>
            <table:covered-table-cell/>
          </table:table-row>
          <table:table-row>
            <table:table-cell table:style-name="Table76_col1_row2">
              <text:p text:style-name="P11">Actores</text:p>
            </table:table-cell>
            <table:table-cell table:style-name="Table76_col2_row2" table:number-columns-spanned="7">
              <text:p text:style-name="P18">Repartidor, Empleado, Encargado, Cliente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76_col1_row3">
              <text:p text:style-name="P11">Tipo</text:p>
            </table:table-cell>
            <table:table-cell table:style-name="Table76_col2_row3" table:number-columns-spanned="7">
              <text:p text:style-name="P18">Secundario, básico y esencial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76_col1_row4">
              <text:p text:style-name="P11">Referencias</text:p>
            </table:table-cell>
            <table:table-cell table:style-name="Table76_col2_row4" table:number-columns-spanned="2">
              <text:p text:style-name="P18">RF_2.1</text:p>
            </table:table-cell>
            <table:covered-table-cell/>
            <table:table-cell table:style-name="Table76_col4_row4" table:number-columns-spanned="5">
              <text:p text:style-name="P14">CU_17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le76_col1_row5">
              <text:p text:style-name="P11">Precondición</text:p>
            </table:table-cell>
            <table:table-cell table:style-name="Table76_col2_row5" table:number-columns-spanned="7">
              <text:p text:style-name="P18">El cliente debe proporcionar los datos referentes al envío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76_col1_row6">
              <text:p text:style-name="P11">Postcondición</text:p>
            </table:table-cell>
            <table:table-cell table:style-name="Table76_col2_row6" table:number-columns-spanned="7">
              <text:p text:style-name="P18">Los datos quedarán almacenados en el sistema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76_col1_row7">
              <text:p text:style-name="P11">Autor</text:p>
            </table:table-cell>
            <table:table-cell table:style-name="Table76_col2_row7">
              <text:p text:style-name="P18">Alba Aurora Moreno Peinado</text:p>
            </table:table-cell>
            <table:table-cell table:style-name="Table76_col3_row7" table:number-columns-spanned="2">
              <text:h text:style-name="P17" text:outline-level="1">Fecha</text:h>
            </table:table-cell>
            <table:covered-table-cell/>
            <table:table-cell table:style-name="Table76_col5_row7" table:number-columns-spanned="2">
              <text:p text:style-name="P14">25/03/2018</text:p>
            </table:table-cell>
            <table:covered-table-cell/>
            <table:table-cell table:style-name="Table76_col7_row7">
              <text:h text:style-name="P17" text:outline-level="1">Versión</text:h>
            </table:table-cell>
            <table:table-cell table:style-name="Table76_col8_row7">
              <text:p text:style-name="P14">1.0</text:p>
            </table:table-cell>
          </table:table-row>
        </table:table>
        <text:p text:style-name="P35"/>
        <table:table table:name="Table77" table:style-name="Table77">
          <table:table-column/>
          <table:table-row>
            <table:table-cell table:style-name="Table77_col1_row1">
              <text:p text:style-name="P20">Propósito</text:p>
            </table:table-cell>
          </table:table-row>
          <table:table-row>
            <table:table-cell table:style-name="Table77_col1_row2">
              <text:p text:style-name="P31">Registrar los datos referentes al envío que se desea realizar.</text:p>
            </table:table-cell>
          </table:table-row>
        </table:table>
        <text:p text:style-name="P35"/>
        <table:table table:name="Table78" table:style-name="Table78">
          <table:table-column/>
          <table:table-row>
            <table:table-cell table:style-name="Table78_col1_row1">
              <text:p text:style-name="P20">Resumen</text:p>
            </table:table-cell>
          </table:table-row>
          <table:table-row>
            <table:table-cell table:style-name="Table78_col1_row2">
              <text:p text:style-name="P31">El cliente proporciona los datos del paquete que desea enviar para que se tenga constancia de su urgencia, dirección, coste...</text:p>
            </table:table-cell>
          </table:table-row>
        </table:table>
        <text:p text:style-name="P15"/>
        <table:table table:name="Table79" table:style-name="Table79">
          <table:table-column/>
          <table:table-column/>
          <table:table-column/>
          <table:table-column/>
          <table:table-column/>
          <table:table-column/>
          <table:table-column/>
          <table:table-column/>
          <table:table-row>
            <table:table-cell table:style-name="Table79_col1_row1">
              <text:h text:style-name="P17" text:outline-level="1">Caso de Uso</text:h>
            </table:table-cell>
            <table:table-cell table:style-name="Table79_col2_row1" table:number-columns-spanned="4">
              <text:p text:style-name="P14">Pagar</text:p>
            </table:table-cell>
            <table:covered-table-cell/>
            <table:covered-table-cell/>
            <table:covered-table-cell/>
            <table:table-cell table:style-name="Table79_col6_row1" table:number-columns-spanned="3">
              <text:p text:style-name="P14">CU_19</text:p>
            </table:table-cell>
            <table:covered-table-cell/>
            <table:covered-table-cell/>
          </table:table-row>
          <table:table-row>
            <table:table-cell table:style-name="Table79_col1_row2">
              <text:p text:style-name="P11">Actores</text:p>
            </table:table-cell>
            <table:table-cell table:style-name="Table79_col2_row2" table:number-columns-spanned="7">
              <text:p text:style-name="P18">Empleado, Encargado, Cliente, Banco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79_col1_row3">
              <text:p text:style-name="P11">Tipo</text:p>
            </table:table-cell>
            <table:table-cell table:style-name="Table79_col2_row3" table:number-columns-spanned="7">
              <text:p text:style-name="P18">Secundario, básico y esencial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79_col1_row4">
              <text:p text:style-name="P11">Referencias</text:p>
            </table:table-cell>
            <table:table-cell table:style-name="Table79_col2_row4" table:number-columns-spanned="2">
              <text:p text:style-name="P18">RF_2.1</text:p>
            </table:table-cell>
            <table:covered-table-cell/>
            <table:table-cell table:style-name="Table79_col4_row4" table:number-columns-spanned="5">
              <text:p text:style-name="P14">CU_17, CU_20(hijo), CU_21(hijo)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le79_col1_row5">
              <text:p text:style-name="P11">Precondición</text:p>
            </table:table-cell>
            <table:table-cell table:style-name="Table79_col2_row5" table:number-columns-spanned="7">
              <text:p text:style-name="P18">La información del envío debe estar almacenada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79_col1_row6">
              <text:p text:style-name="P11">Postcondición</text:p>
            </table:table-cell>
            <table:table-cell table:style-name="Table79_col2_row6" table:number-columns-spanned="7">
              <text:p text:style-name="P36">El cliente recibirá un código para poder realizar el seguimiento del paquete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79_col1_row7">
              <text:p text:style-name="P11">Autor</text:p>
            </table:table-cell>
            <table:table-cell table:style-name="Table79_col2_row7">
              <text:p text:style-name="P18">Alba Aurora Moreno Peinado</text:p>
            </table:table-cell>
            <table:table-cell table:style-name="Table79_col3_row7" table:number-columns-spanned="2">
              <text:h text:style-name="P17" text:outline-level="1">Fecha</text:h>
            </table:table-cell>
            <table:covered-table-cell/>
            <table:table-cell table:style-name="Table79_col5_row7" table:number-columns-spanned="2">
              <text:p text:style-name="P14">25/03/2018</text:p>
            </table:table-cell>
            <table:covered-table-cell/>
            <table:table-cell table:style-name="Table79_col7_row7">
              <text:h text:style-name="P17" text:outline-level="1">Versión</text:h>
            </table:table-cell>
            <table:table-cell table:style-name="Table79_col8_row7">
              <text:p text:style-name="P14">1.0</text:p>
            </table:table-cell>
          </table:table-row>
        </table:table>
        <text:p text:style-name="P35"/>
        <table:table table:name="Table80" table:style-name="Table80">
          <table:table-column/>
          <table:table-row>
            <table:table-cell table:style-name="Table80_col1_row1">
              <text:p text:style-name="P20">Propósito</text:p>
            </table:table-cell>
          </table:table-row>
          <table:table-row>
            <table:table-cell table:style-name="Table80_col1_row2">
              <text:p text:style-name="P31">Realización de los trámites de envío.</text:p>
            </table:table-cell>
          </table:table-row>
        </table:table>
        <text:p text:style-name="P35"/>
        <table:table table:name="Table81" table:style-name="Table81">
          <table:table-column/>
          <table:table-row>
            <table:table-cell table:style-name="Table81_col1_row1">
              <text:p text:style-name="P20">Resumen</text:p>
            </table:table-cell>
          </table:table-row>
          <table:table-row>
            <table:table-cell table:style-name="Table81_col1_row2">
              <text:p text:style-name="P31">El cliente realiza el pago del envío para poder obtener el código de seguimiento y que comience el así el desplazamiento del paquete al lugar objetivo.</text:p>
            </table:table-cell>
          </table:table-row>
        </table:table>
        <text:p text:style-name="P15"/>
        <table:table table:name="Table82" table:style-name="Table82">
          <table:table-column/>
          <table:table-column/>
          <table:table-column/>
          <table:table-column/>
          <table:table-column/>
          <table:table-column/>
          <table:table-column/>
          <table:table-column/>
          <table:table-row>
            <table:table-cell table:style-name="Table82_col1_row1">
              <text:h text:style-name="P17" text:outline-level="1">Caso de Uso</text:h>
            </table:table-cell>
            <table:table-cell table:style-name="Table82_col2_row1" table:number-columns-spanned="4">
              <text:p text:style-name="P14">Tarjeta</text:p>
            </table:table-cell>
            <table:covered-table-cell/>
            <table:covered-table-cell/>
            <table:covered-table-cell/>
            <table:table-cell table:style-name="Table82_col6_row1" table:number-columns-spanned="3">
              <text:p text:style-name="P14">CU_21</text:p>
            </table:table-cell>
            <table:covered-table-cell/>
            <table:covered-table-cell/>
          </table:table-row>
          <table:table-row>
            <table:table-cell table:style-name="Table82_col1_row2">
              <text:p text:style-name="P11">Actores</text:p>
            </table:table-cell>
            <table:table-cell table:style-name="Table82_col2_row2" table:number-columns-spanned="7">
              <text:p text:style-name="P18">Empleado, Encargado, Cliente, Banco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82_col1_row3">
              <text:p text:style-name="P11">Tipo</text:p>
            </table:table-cell>
            <table:table-cell table:style-name="Table82_col2_row3" table:number-columns-spanned="7">
              <text:p text:style-name="P18">Opcional, básico y real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82_col1_row4">
              <text:p text:style-name="P11">Referencias</text:p>
            </table:table-cell>
            <table:table-cell table:style-name="Table82_col2_row4" table:number-columns-spanned="2">
              <text:p text:style-name="P18">RF_2.1</text:p>
            </table:table-cell>
            <table:covered-table-cell/>
            <table:table-cell table:style-name="Table82_col4_row4" table:number-columns-spanned="5">
              <text:p text:style-name="P14">CU_17, CU_19(padre)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le82_col1_row5">
              <text:p text:style-name="P11">Precondición</text:p>
            </table:table-cell>
            <table:table-cell table:style-name="Table82_col2_row5" table:number-columns-spanned="7">
              <text:p text:style-name="P18">La información del envío debe estar almacenada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82_col1_row6">
              <text:p text:style-name="P11">Postcondición</text:p>
            </table:table-cell>
            <table:table-cell table:style-name="Table82_col2_row6" table:number-columns-spanned="7">
              <text:p text:style-name="P36">El cliente recibirá un código para poder realizar el seguimiento del paquete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82_col1_row7">
              <text:p text:style-name="P11">Autor</text:p>
            </table:table-cell>
            <table:table-cell table:style-name="Table82_col2_row7">
              <text:p text:style-name="P18">Alba Aurora Moreno Peinado</text:p>
            </table:table-cell>
            <table:table-cell table:style-name="Table82_col3_row7" table:number-columns-spanned="2">
              <text:h text:style-name="P17" text:outline-level="1">Fecha</text:h>
            </table:table-cell>
            <table:covered-table-cell/>
            <table:table-cell table:style-name="Table82_col5_row7" table:number-columns-spanned="2">
              <text:p text:style-name="P14">25/03/2018</text:p>
            </table:table-cell>
            <table:covered-table-cell/>
            <table:table-cell table:style-name="Table82_col7_row7">
              <text:h text:style-name="P17" text:outline-level="1">Versión</text:h>
            </table:table-cell>
            <table:table-cell table:style-name="Table82_col8_row7">
              <text:p text:style-name="P14">1.0</text:p>
            </table:table-cell>
          </table:table-row>
        </table:table>
        <text:p text:style-name="P35"/>
        <table:table table:name="Table83" table:style-name="Table83">
          <table:table-column/>
          <table:table-row>
            <table:table-cell table:style-name="Table83_col1_row1">
              <text:p text:style-name="P20">Propósito</text:p>
            </table:table-cell>
          </table:table-row>
          <table:table-row>
            <table:table-cell table:style-name="Table83_col1_row2">
              <text:p text:style-name="P31">Realización de los trámites de envío.</text:p>
            </table:table-cell>
          </table:table-row>
        </table:table>
        <text:p text:style-name="P35"/>
        <table:table table:name="Table84" table:style-name="Table84">
          <table:table-column/>
          <table:table-row>
            <table:table-cell table:style-name="Table84_col1_row1">
              <text:p text:style-name="P20">Resumen</text:p>
            </table:table-cell>
          </table:table-row>
          <table:table-row>
            <table:table-cell table:style-name="Table84_col1_row2">
              <text:p text:style-name="P31">El cliente realiza el pago (en la web) del envío para poder obtener el código de seguimiento y que comience el así el desplazamiento del paquete al lugar objetivo.</text:p>
            </table:table-cell>
          </table:table-row>
        </table:table>
        <text:p text:style-name="P15"/>
        <table:table table:name="Table85" table:style-name="Table85">
          <table:table-column/>
          <table:table-column/>
          <table:table-column/>
          <table:table-column/>
          <table:table-column/>
          <table:table-column/>
          <table:table-column/>
          <table:table-column/>
          <table:table-row>
            <table:table-cell table:style-name="Table85_col1_row1">
              <text:h text:style-name="P17" text:outline-level="1">Caso de Uso</text:h>
            </table:table-cell>
            <table:table-cell table:style-name="Table85_col2_row1" table:number-columns-spanned="4">
              <text:p text:style-name="P14">Consultar datos</text:p>
            </table:table-cell>
            <table:covered-table-cell/>
            <table:covered-table-cell/>
            <table:covered-table-cell/>
            <table:table-cell table:style-name="Table85_col6_row1" table:number-columns-spanned="3">
              <text:p text:style-name="P14">CU_22</text:p>
            </table:table-cell>
            <table:covered-table-cell/>
            <table:covered-table-cell/>
          </table:table-row>
          <table:table-row>
            <table:table-cell table:style-name="Table85_col1_row2">
              <text:p text:style-name="P11">Actores</text:p>
            </table:table-cell>
            <table:table-cell table:style-name="Table85_col2_row2" table:number-columns-spanned="7">
              <text:p text:style-name="P18">Cliente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85_col1_row3">
              <text:p text:style-name="P11">Tipo</text:p>
            </table:table-cell>
            <table:table-cell table:style-name="Table85_col2_row3" table:number-columns-spanned="7">
              <text:p text:style-name="P18">Primario, básico y real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85_col1_row4">
              <text:p text:style-name="P11">Referencias</text:p>
            </table:table-cell>
            <table:table-cell table:style-name="Table85_col2_row4" table:number-columns-spanned="2">
              <text:p text:style-name="P18">RF_2.2</text:p>
            </table:table-cell>
            <table:covered-table-cell/>
            <table:table-cell table:style-name="Table85_col4_row4" table:number-columns-spanned="5">
              <text:p text:style-name="P14">CU_18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le85_col1_row5">
              <text:p text:style-name="P11">Precondición</text:p>
            </table:table-cell>
            <table:table-cell table:style-name="Table85_col2_row5" table:number-columns-spanned="7">
              <text:p text:style-name="P18">Haber realizado el envío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85_col1_row6">
              <text:p text:style-name="P11">Postcondición</text:p>
            </table:table-cell>
            <table:table-cell table:style-name="Table85_col2_row6" table:number-columns-spanned="7">
              <text:p text:style-name="P18">Ver los datos proporcionados para realizar el envío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85_col1_row7">
              <text:p text:style-name="P11">Autor</text:p>
            </table:table-cell>
            <table:table-cell table:style-name="Table85_col2_row7">
              <text:p text:style-name="P18">Alba Aurora Moreno Peinado</text:p>
            </table:table-cell>
            <table:table-cell table:style-name="Table85_col3_row7" table:number-columns-spanned="2">
              <text:h text:style-name="P17" text:outline-level="1">Fecha</text:h>
            </table:table-cell>
            <table:covered-table-cell/>
            <table:table-cell table:style-name="Table85_col5_row7" table:number-columns-spanned="2">
              <text:p text:style-name="P14">25/03/2018</text:p>
            </table:table-cell>
            <table:covered-table-cell/>
            <table:table-cell table:style-name="Table85_col7_row7">
              <text:h text:style-name="P17" text:outline-level="1">Versión</text:h>
            </table:table-cell>
            <table:table-cell table:style-name="Table85_col8_row7">
              <text:p text:style-name="P14">1.0</text:p>
            </table:table-cell>
          </table:table-row>
        </table:table>
        <text:p text:style-name="P35"/>
        <table:table table:name="Table86" table:style-name="Table86">
          <table:table-column/>
          <table:table-row>
            <table:table-cell table:style-name="Table86_col1_row1">
              <text:p text:style-name="P20">Propósito</text:p>
            </table:table-cell>
          </table:table-row>
          <table:table-row>
            <table:table-cell table:style-name="Table86_col1_row2">
              <text:p text:style-name="P31">Realización de los trámites de envío.</text:p>
            </table:table-cell>
          </table:table-row>
        </table:table>
        <text:p text:style-name="P35"/>
        <table:table table:name="Table87" table:style-name="Table87">
          <table:table-column/>
          <table:table-row>
            <table:table-cell table:style-name="Table87_col1_row1">
              <text:p text:style-name="P20">Resumen</text:p>
            </table:table-cell>
          </table:table-row>
          <table:table-row>
            <table:table-cell table:style-name="Table87_col1_row2">
              <text:p text:style-name="P31">El cliente podrá ver el seguimiento del paquete y los datos proporcionados.</text:p>
            </table:table-cell>
          </table:table-row>
        </table:table>
        <text:p text:style-name="P15"/>
        <table:table table:name="Table88" table:style-name="Table88">
          <table:table-column/>
          <table:table-column/>
          <table:table-column/>
          <table:table-column/>
          <table:table-column/>
          <table:table-column/>
          <table:table-column/>
          <table:table-column/>
          <table:table-row>
            <table:table-cell table:style-name="Table88_col1_row1">
              <text:h text:style-name="P17" text:outline-level="1">Caso de Uso</text:h>
            </table:table-cell>
            <table:table-cell table:style-name="Table88_col2_row1" table:number-columns-spanned="4">
              <text:p text:style-name="P14">Modificar envíos</text:p>
            </table:table-cell>
            <table:covered-table-cell/>
            <table:covered-table-cell/>
            <table:covered-table-cell/>
            <table:table-cell table:style-name="Table88_col6_row1" table:number-columns-spanned="3">
              <text:p text:style-name="P14">CU_23</text:p>
            </table:table-cell>
            <table:covered-table-cell/>
            <table:covered-table-cell/>
          </table:table-row>
          <table:table-row>
            <table:table-cell table:style-name="Table88_col1_row2">
              <text:p text:style-name="P11">Actores</text:p>
            </table:table-cell>
            <table:table-cell table:style-name="Table88_col2_row2" table:number-columns-spanned="7">
              <text:p text:style-name="P18">Administrador, Cliente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88_col1_row3">
              <text:p text:style-name="P11">Tipo</text:p>
            </table:table-cell>
            <table:table-cell table:style-name="Table88_col2_row3" table:number-columns-spanned="7">
              <text:p text:style-name="P18">Primario, básico y real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88_col1_row4">
              <text:p text:style-name="P11">Referencias</text:p>
            </table:table-cell>
            <table:table-cell table:style-name="Table88_col2_row4" table:number-columns-spanned="2">
              <text:p text:style-name="P18">RF_2.3</text:p>
            </table:table-cell>
            <table:covered-table-cell/>
            <table:table-cell table:style-name="Table88_col4_row4" table:number-columns-spanned="5">
              <text:p text:style-name="P14">CU_24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le88_col1_row5">
              <text:p text:style-name="P11">Precondición</text:p>
            </table:table-cell>
            <table:table-cell table:style-name="Table88_col2_row5" table:number-columns-spanned="7">
              <text:p text:style-name="P18">Haber realizado el envío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88_col1_row6">
              <text:p text:style-name="P11">Postcondición</text:p>
            </table:table-cell>
            <table:table-cell table:style-name="Table88_col2_row6" table:number-columns-spanned="7">
              <text:p text:style-name="P18">Los datos proporcionados serán modificados, se añadirá otro envío o se eliminará algún envío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88_col1_row7">
              <text:p text:style-name="P11">Autor</text:p>
            </table:table-cell>
            <table:table-cell table:style-name="Table88_col2_row7">
              <text:p text:style-name="P18">Alba Aurora Moreno Peinado</text:p>
            </table:table-cell>
            <table:table-cell table:style-name="Table88_col3_row7" table:number-columns-spanned="2">
              <text:h text:style-name="P17" text:outline-level="1">Fecha</text:h>
            </table:table-cell>
            <table:covered-table-cell/>
            <table:table-cell table:style-name="Table88_col5_row7" table:number-columns-spanned="2">
              <text:p text:style-name="P14">25/03/2018</text:p>
            </table:table-cell>
            <table:covered-table-cell/>
            <table:table-cell table:style-name="Table88_col7_row7">
              <text:h text:style-name="P17" text:outline-level="1">Versión</text:h>
            </table:table-cell>
            <table:table-cell table:style-name="Table88_col8_row7">
              <text:p text:style-name="P14">1.0</text:p>
            </table:table-cell>
          </table:table-row>
        </table:table>
        <text:p text:style-name="P35"/>
        <table:table table:name="Table89" table:style-name="Table89">
          <table:table-column/>
          <table:table-row>
            <table:table-cell table:style-name="Table89_col1_row1">
              <text:p text:style-name="P20">Propósito</text:p>
            </table:table-cell>
          </table:table-row>
          <table:table-row>
            <table:table-cell table:style-name="Table89_col1_row2">
              <text:p text:style-name="P31">Modificar datos y/o añadir/eliminar envío.</text:p>
            </table:table-cell>
          </table:table-row>
        </table:table>
        <text:p text:style-name="P35"/>
        <table:table table:name="Table90" table:style-name="Table90">
          <table:table-column/>
          <table:table-row>
            <table:table-cell table:style-name="Table90_col1_row1">
              <text:p text:style-name="P20">Resumen</text:p>
            </table:table-cell>
          </table:table-row>
          <table:table-row>
            <table:table-cell table:style-name="Table90_col1_row2">
              <text:p text:style-name="P31">El cliente podrá modificar los datos de un envío ya realizado o incluir/borrar otro.</text:p>
            </table:table-cell>
          </table:table-row>
        </table:table>
        <text:p text:style-name="P15"/>
        <table:table table:name="Table91" table:style-name="Table91">
          <table:table-column/>
          <table:table-column/>
          <table:table-column/>
          <table:table-column/>
          <table:table-column/>
          <table:table-column/>
          <table:table-column/>
          <table:table-column/>
          <table:table-row>
            <table:table-cell table:style-name="Table91_col1_row1">
              <text:h text:style-name="P17" text:outline-level="1">Caso de Uso</text:h>
            </table:table-cell>
            <table:table-cell table:style-name="Table91_col2_row1" table:number-columns-spanned="4">
              <text:p text:style-name="P14">Ingresar coste adicional</text:p>
            </table:table-cell>
            <table:covered-table-cell/>
            <table:covered-table-cell/>
            <table:covered-table-cell/>
            <table:table-cell table:style-name="Table91_col6_row1" table:number-columns-spanned="3">
              <text:p text:style-name="P14">CU_24</text:p>
            </table:table-cell>
            <table:covered-table-cell/>
            <table:covered-table-cell/>
          </table:table-row>
          <table:table-row>
            <table:table-cell table:style-name="Table91_col1_row2">
              <text:p text:style-name="P11">Actores</text:p>
            </table:table-cell>
            <table:table-cell table:style-name="Table91_col2_row2" table:number-columns-spanned="7">
              <text:p text:style-name="P18">Administrador, Cliente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91_col1_row3">
              <text:p text:style-name="P11">Tipo</text:p>
            </table:table-cell>
            <table:table-cell table:style-name="Table91_col2_row3" table:number-columns-spanned="7">
              <text:p text:style-name="P18">Opcional, básico y real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91_col1_row4">
              <text:p text:style-name="P11">Referencias</text:p>
            </table:table-cell>
            <table:table-cell table:style-name="Table91_col2_row4" table:number-columns-spanned="2">
              <text:p text:style-name="P18">RF_2.3</text:p>
            </table:table-cell>
            <table:covered-table-cell/>
            <table:table-cell table:style-name="Table91_col4_row4" table:number-columns-spanned="5">
              <text:p text:style-name="P14">CU_23, CU_19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le91_col1_row5">
              <text:p text:style-name="P11">Precondición</text:p>
            </table:table-cell>
            <table:table-cell table:style-name="Table91_col2_row5" table:number-columns-spanned="7">
              <text:p text:style-name="P18">Haber modificado el envío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91_col1_row6">
              <text:p text:style-name="P11">Postcondición</text:p>
            </table:table-cell>
            <table:table-cell table:style-name="Table91_col2_row6" table:number-columns-spanned="7">
              <text:p text:style-name="P18">El cliente habrá modificado su primer envío para realizar una nueva entrega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91_col1_row7">
              <text:p text:style-name="P11">Autor</text:p>
            </table:table-cell>
            <table:table-cell table:style-name="Table91_col2_row7">
              <text:p text:style-name="P18">Alba Aurora Moreno Peinado</text:p>
            </table:table-cell>
            <table:table-cell table:style-name="Table91_col3_row7" table:number-columns-spanned="2">
              <text:h text:style-name="P17" text:outline-level="1">Fecha</text:h>
            </table:table-cell>
            <table:covered-table-cell/>
            <table:table-cell table:style-name="Table91_col5_row7" table:number-columns-spanned="2">
              <text:p text:style-name="P14">25/03/2018</text:p>
            </table:table-cell>
            <table:covered-table-cell/>
            <table:table-cell table:style-name="Table91_col7_row7">
              <text:h text:style-name="P17" text:outline-level="1">Versión</text:h>
            </table:table-cell>
            <table:table-cell table:style-name="Table91_col8_row7">
              <text:p text:style-name="P14">1.0</text:p>
            </table:table-cell>
          </table:table-row>
        </table:table>
        <text:p text:style-name="P35"/>
        <table:table table:name="Table92" table:style-name="Table92">
          <table:table-column/>
          <table:table-row>
            <table:table-cell table:style-name="Table92_col1_row1">
              <text:p text:style-name="P20">Propósito</text:p>
            </table:table-cell>
          </table:table-row>
          <table:table-row>
            <table:table-cell table:style-name="Table92_col1_row2">
              <text:p text:style-name="P31">Realizar una nueva entrega.</text:p>
            </table:table-cell>
          </table:table-row>
        </table:table>
        <text:p text:style-name="P35"/>
        <table:table table:name="Table93" table:style-name="Table93">
          <table:table-column/>
          <table:table-row>
            <table:table-cell table:style-name="Table93_col1_row1">
              <text:p text:style-name="P20">Resumen</text:p>
            </table:table-cell>
          </table:table-row>
          <table:table-row>
            <table:table-cell table:style-name="Table93_col1_row2">
              <text:p text:style-name="P31">Ingresar un coste adicional para poder realizar una nueva entrega del paquete.</text:p>
            </table:table-cell>
          </table:table-row>
        </table:table>
        <text:p text:style-name="P15"/>
        <text:p text:style-name="P30">4.4. Gestión de transporte</text:p>
        <table:table table:name="Table94" table:style-name="Table94">
          <table:table-column/>
          <table:table-column/>
          <table:table-column/>
          <table:table-column/>
          <table:table-column/>
          <table:table-column/>
          <table:table-column/>
          <table:table-column/>
          <table:table-row>
            <table:table-cell table:style-name="Table94_col1_row1">
              <text:h text:style-name="P17" text:outline-level="1">Caso de Uso</text:h>
            </table:table-cell>
            <table:table-cell table:style-name="Table94_col2_row1" table:number-columns-spanned="4">
              <text:p text:style-name="P14">Seguir ruta</text:p>
            </table:table-cell>
            <table:covered-table-cell/>
            <table:covered-table-cell/>
            <table:covered-table-cell/>
            <table:table-cell table:style-name="Table94_col6_row1" table:number-columns-spanned="3">
              <text:p text:style-name="P14">CU_25</text:p>
            </table:table-cell>
            <table:covered-table-cell/>
            <table:covered-table-cell/>
          </table:table-row>
          <table:table-row>
            <table:table-cell table:style-name="Table94_col1_row2">
              <text:p text:style-name="P11">Actores</text:p>
            </table:table-cell>
            <table:table-cell table:style-name="Table94_col2_row2" table:number-columns-spanned="7">
              <text:p text:style-name="P18">Repartidor, GPS, Temporizador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94_col1_row3">
              <text:p text:style-name="P11">Tipo</text:p>
            </table:table-cell>
            <table:table-cell table:style-name="Table94_col2_row3" table:number-columns-spanned="7">
              <text:p text:style-name="P18">Primario, básico y esencial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94_col1_row4">
              <text:p text:style-name="P11">Referencias</text:p>
            </table:table-cell>
            <table:table-cell table:style-name="Table94_col2_row4" table:number-columns-spanned="2">
              <text:p text:style-name="P18">RF_5.1</text:p>
            </table:table-cell>
            <table:covered-table-cell/>
            <table:table-cell table:style-name="Table94_col4_row4" table:number-columns-spanned="5">
              <text:p text:style-name="P14">CU_26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le94_col1_row5">
              <text:p text:style-name="P11">Precondición</text:p>
            </table:table-cell>
            <table:table-cell table:style-name="Table94_col2_row5" table:number-columns-spanned="7">
              <text:p text:style-name="P18">La ruta debe estar registrada previamente en el GPS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94_col1_row6">
              <text:p text:style-name="P11">Postcondición</text:p>
            </table:table-cell>
            <table:table-cell table:style-name="Table94_col2_row6" table:number-columns-spanned="7">
              <text:p text:style-name="P18">La furgoneta llegará a su destino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94_col1_row7">
              <text:p text:style-name="P11">Autor</text:p>
            </table:table-cell>
            <table:table-cell table:style-name="Table94_col2_row7">
              <text:p text:style-name="P18">Alba Aurora Moreno Peinado</text:p>
            </table:table-cell>
            <table:table-cell table:style-name="Table94_col3_row7" table:number-columns-spanned="2">
              <text:h text:style-name="P17" text:outline-level="1">Fecha</text:h>
            </table:table-cell>
            <table:covered-table-cell/>
            <table:table-cell table:style-name="Table94_col5_row7" table:number-columns-spanned="2">
              <text:p text:style-name="P14">25/03/2018</text:p>
            </table:table-cell>
            <table:covered-table-cell/>
            <table:table-cell table:style-name="Table94_col7_row7">
              <text:h text:style-name="P17" text:outline-level="1">Versión</text:h>
            </table:table-cell>
            <table:table-cell table:style-name="Table94_col8_row7">
              <text:p text:style-name="P14">1.0</text:p>
            </table:table-cell>
          </table:table-row>
        </table:table>
        <text:p text:style-name="P35"/>
        <table:table table:name="Table95" table:style-name="Table95">
          <table:table-column/>
          <table:table-row>
            <table:table-cell table:style-name="Table95_col1_row1">
              <text:p text:style-name="P20">Propósito</text:p>
            </table:table-cell>
          </table:table-row>
          <table:table-row>
            <table:table-cell table:style-name="Table95_col1_row2">
              <text:p text:style-name="P31">Llegar a un destino a través de una ruta.</text:p>
            </table:table-cell>
          </table:table-row>
        </table:table>
        <text:p text:style-name="P35"/>
        <table:table table:name="Table96" table:style-name="Table96">
          <table:table-column/>
          <table:table-row>
            <table:table-cell table:style-name="Table96_col1_row1">
              <text:p text:style-name="P20">Resumen</text:p>
            </table:table-cell>
          </table:table-row>
          <table:table-row>
            <table:table-cell table:style-name="Table96_col1_row2">
              <text:p text:style-name="P31">La furgoneta seguirá la ruta almacenada en el GPS para llegar al destino marcado.</text:p>
            </table:table-cell>
          </table:table-row>
        </table:table>
        <text:p text:style-name="P15"/>
        <table:table table:name="Table97" table:style-name="Table97">
          <table:table-column/>
          <table:table-column/>
          <table:table-column/>
          <table:table-column/>
          <table:table-column/>
          <table:table-column/>
          <table:table-column/>
          <table:table-column/>
          <table:table-row>
            <table:table-cell table:style-name="Table97_col1_row1">
              <text:h text:style-name="P17" text:outline-level="1">Caso de Uso</text:h>
            </table:table-cell>
            <table:table-cell table:style-name="Table97_col2_row1" table:number-columns-spanned="4">
              <text:p text:style-name="P14">Adaptarse al horario</text:p>
            </table:table-cell>
            <table:covered-table-cell/>
            <table:covered-table-cell/>
            <table:covered-table-cell/>
            <table:table-cell table:style-name="Table97_col6_row1" table:number-columns-spanned="3">
              <text:p text:style-name="P14">CU_26</text:p>
            </table:table-cell>
            <table:covered-table-cell/>
            <table:covered-table-cell/>
          </table:table-row>
          <table:table-row>
            <table:table-cell table:style-name="Table97_col1_row2">
              <text:p text:style-name="P11">Actores</text:p>
            </table:table-cell>
            <table:table-cell table:style-name="Table97_col2_row2" table:number-columns-spanned="7">
              <text:p text:style-name="P18">Repartidor, GPS, Temporizador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97_col1_row3">
              <text:p text:style-name="P11">Tipo</text:p>
            </table:table-cell>
            <table:table-cell table:style-name="Table97_col2_row3" table:number-columns-spanned="7">
              <text:p text:style-name="P18">Secundario, básico y real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97_col1_row4">
              <text:p text:style-name="P11">Referencias</text:p>
            </table:table-cell>
            <table:table-cell table:style-name="Table97_col2_row4" table:number-columns-spanned="2">
              <text:p text:style-name="P18">RF_5.1</text:p>
            </table:table-cell>
            <table:covered-table-cell/>
            <table:table-cell table:style-name="Table97_col4_row4" table:number-columns-spanned="5">
              <text:p text:style-name="P14">CU_25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le97_col1_row5">
              <text:p text:style-name="P11">Precondición</text:p>
            </table:table-cell>
            <table:table-cell table:style-name="Table97_col2_row5" table:number-columns-spanned="7">
              <text:p text:style-name="P18">La furgoneta debe tener una ruta previa que seguir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97_col1_row6">
              <text:p text:style-name="P11">Postcondición</text:p>
            </table:table-cell>
            <table:table-cell table:style-name="Table97_col2_row6" table:number-columns-spanned="7">
              <text:p text:style-name="P18">La furgoneta llegará a su destino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97_col1_row7">
              <text:p text:style-name="P11">Autor</text:p>
            </table:table-cell>
            <table:table-cell table:style-name="Table97_col2_row7">
              <text:p text:style-name="P18">Alba Aurora Moreno Peinado</text:p>
            </table:table-cell>
            <table:table-cell table:style-name="Table97_col3_row7" table:number-columns-spanned="2">
              <text:h text:style-name="P17" text:outline-level="1">Fecha</text:h>
            </table:table-cell>
            <table:covered-table-cell/>
            <table:table-cell table:style-name="Table97_col5_row7" table:number-columns-spanned="2">
              <text:p text:style-name="P14">25/03/2018</text:p>
            </table:table-cell>
            <table:covered-table-cell/>
            <table:table-cell table:style-name="Table97_col7_row7">
              <text:h text:style-name="P17" text:outline-level="1">Versión</text:h>
            </table:table-cell>
            <table:table-cell table:style-name="Table97_col8_row7">
              <text:p text:style-name="P14">1.0</text:p>
            </table:table-cell>
          </table:table-row>
        </table:table>
        <text:p text:style-name="P35"/>
        <table:table table:name="Table98" table:style-name="Table98">
          <table:table-column/>
          <table:table-row>
            <table:table-cell table:style-name="Table98_col1_row1">
              <text:p text:style-name="P20">Propósito</text:p>
            </table:table-cell>
          </table:table-row>
          <table:table-row>
            <table:table-cell table:style-name="Table98_col1_row2">
              <text:p text:style-name="P34">Llegar a un destino a través de una ruta en un tiempo previsto.</text:p>
            </table:table-cell>
          </table:table-row>
        </table:table>
        <text:p text:style-name="P35"/>
        <table:table table:name="Table99" table:style-name="Table99">
          <table:table-column/>
          <table:table-row>
            <table:table-cell table:style-name="Table99_col1_row1">
              <text:p text:style-name="P20">Resumen</text:p>
            </table:table-cell>
          </table:table-row>
          <table:table-row>
            <table:table-cell table:style-name="Table99_col1_row2">
              <text:p text:style-name="P31">La furgoneta seguirá la ruta almacenada en el GPS para llegar al destino marcado y en el tiempo previsto para ello.</text:p>
            </table:table-cell>
          </table:table-row>
        </table:table>
        <text:p text:style-name="P15"/>
        <table:table table:name="Table100" table:style-name="Table100">
          <table:table-column/>
          <table:table-column/>
          <table:table-column/>
          <table:table-column/>
          <table:table-column/>
          <table:table-column/>
          <table:table-column/>
          <table:table-column/>
          <table:table-row>
            <table:table-cell table:style-name="Table100_col1_row1">
              <text:h text:style-name="P37" text:outline-level="1">Caso de Uso</text:h>
            </table:table-cell>
            <table:table-cell table:style-name="Table100_col2_row1" table:number-columns-spanned="4">
              <text:p text:style-name="P33">Registrar furgonetas</text:p>
            </table:table-cell>
            <table:covered-table-cell/>
            <table:covered-table-cell/>
            <table:covered-table-cell/>
            <table:table-cell table:style-name="Table100_col6_row1" table:number-columns-spanned="3">
              <text:p text:style-name="P33">CU_27</text:p>
            </table:table-cell>
            <table:covered-table-cell/>
            <table:covered-table-cell/>
          </table:table-row>
          <table:table-row>
            <table:table-cell table:style-name="Table100_col1_row2">
              <text:p text:style-name="P32">Actores</text:p>
            </table:table-cell>
            <table:table-cell table:style-name="Table100_col2_row2" table:number-columns-spanned="7">
              <text:p text:style-name="P38">Administrador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00_col1_row3">
              <text:p text:style-name="P32">Tipo</text:p>
            </table:table-cell>
            <table:table-cell table:style-name="Table100_col2_row3" table:number-columns-spanned="7">
              <text:p text:style-name="P38">Primario, básico y esencial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00_col1_row4">
              <text:p text:style-name="P32">Referencias</text:p>
            </table:table-cell>
            <table:table-cell table:style-name="Table100_col2_row4" table:number-columns-spanned="2">
              <text:p text:style-name="P38">RF_5.2</text:p>
            </table:table-cell>
            <table:covered-table-cell/>
            <table:table-cell table:style-name="Table100_col4_row4" table:number-columns-spanned="5">
              <text:p text:style-name="P33">CU_28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le100_col1_row5">
              <text:p text:style-name="P32">Precondición</text:p>
            </table:table-cell>
            <table:table-cell table:style-name="Table100_col2_row5" table:number-columns-spanned="7">
              <text:p text:style-name="P38">Tener al menos una furgoneta que no haya sido registrada antes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00_col1_row6">
              <text:p text:style-name="P32">Postcondición</text:p>
            </table:table-cell>
            <table:table-cell table:style-name="Table100_col2_row6" table:number-columns-spanned="7">
              <text:p text:style-name="P38">La furgoneta formará parte de la empresa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00_col1_row7">
              <text:p text:style-name="P32">Autor</text:p>
            </table:table-cell>
            <table:table-cell table:style-name="Table100_col2_row7">
              <text:p text:style-name="P38">Alba Aurora Moreno Peinado</text:p>
            </table:table-cell>
            <table:table-cell table:style-name="Table100_col3_row7" table:number-columns-spanned="2">
              <text:h text:style-name="P37" text:outline-level="1">Fecha</text:h>
            </table:table-cell>
            <table:covered-table-cell/>
            <table:table-cell table:style-name="Table100_col5_row7" table:number-columns-spanned="2">
              <text:p text:style-name="P33">25/03/2018</text:p>
            </table:table-cell>
            <table:covered-table-cell/>
            <table:table-cell table:style-name="Table100_col7_row7">
              <text:h text:style-name="P37" text:outline-level="1">Versión</text:h>
            </table:table-cell>
            <table:table-cell table:style-name="Table100_col8_row7">
              <text:p text:style-name="P33">1.0</text:p>
            </table:table-cell>
          </table:table-row>
        </table:table>
        <text:p text:style-name="P35"/>
        <table:table table:name="Table101" table:style-name="Table101">
          <table:table-column/>
          <table:table-row>
            <table:table-cell table:style-name="Table101_col1_row1">
              <text:p text:style-name="P39">Propósito</text:p>
            </table:table-cell>
          </table:table-row>
          <table:table-row>
            <table:table-cell table:style-name="Table101_col1_row2">
              <text:p text:style-name="P34">Incluir una furgoneta nueva en la empresa.</text:p>
            </table:table-cell>
          </table:table-row>
        </table:table>
        <text:p text:style-name="P35"/>
        <table:table table:name="Table102" table:style-name="Table102">
          <table:table-column/>
          <table:table-row>
            <table:table-cell table:style-name="Table102_col1_row1">
              <text:p text:style-name="P39">Resumen</text:p>
            </table:table-cell>
          </table:table-row>
          <table:table-row>
            <table:table-cell table:style-name="Table102_col1_row2">
              <text:p text:style-name="P34">La furgoneta será dada de alta y podrá empezar a ser utilizada por los repartidores de la empresa.</text:p>
            </table:table-cell>
          </table:table-row>
        </table:table>
        <text:p text:style-name="P15"/>
        <table:table table:name="Table103" table:style-name="Table103">
          <table:table-column/>
          <table:table-column/>
          <table:table-column/>
          <table:table-column/>
          <table:table-column/>
          <table:table-column/>
          <table:table-column/>
          <table:table-column/>
          <table:table-row>
            <table:table-cell table:style-name="Table103_col1_row1">
              <text:h text:style-name="P37" text:outline-level="1">Caso de Uso</text:h>
            </table:table-cell>
            <table:table-cell table:style-name="Table103_col2_row1" table:number-columns-spanned="4">
              <text:p text:style-name="P33">Incluir nueva furgoneta</text:p>
            </table:table-cell>
            <table:covered-table-cell/>
            <table:covered-table-cell/>
            <table:covered-table-cell/>
            <table:table-cell table:style-name="Table103_col6_row1" table:number-columns-spanned="3">
              <text:p text:style-name="P33">CU_28</text:p>
            </table:table-cell>
            <table:covered-table-cell/>
            <table:covered-table-cell/>
          </table:table-row>
          <table:table-row>
            <table:table-cell table:style-name="Table103_col1_row2">
              <text:p text:style-name="P32">Actores</text:p>
            </table:table-cell>
            <table:table-cell table:style-name="Table103_col2_row2" table:number-columns-spanned="7">
              <text:p text:style-name="P38">Administrador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03_col1_row3">
              <text:p text:style-name="P32">Tipo</text:p>
            </table:table-cell>
            <table:table-cell table:style-name="Table103_col2_row3" table:number-columns-spanned="7">
              <text:p text:style-name="P38">Primario, básico y esencial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03_col1_row4">
              <text:p text:style-name="P32">Referencias</text:p>
            </table:table-cell>
            <table:table-cell table:style-name="Table103_col2_row4" table:number-columns-spanned="2">
              <text:p text:style-name="P38">RF_5.2</text:p>
            </table:table-cell>
            <table:covered-table-cell/>
            <table:table-cell table:style-name="Table103_col4_row4" table:number-columns-spanned="5">
              <text:p text:style-name="P33">CU_27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le103_col1_row5">
              <text:p text:style-name="P32">Precondición</text:p>
            </table:table-cell>
            <table:table-cell table:style-name="Table103_col2_row5" table:number-columns-spanned="7">
              <text:p text:style-name="P38">La furgoneta no puede estar registrada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03_col1_row6">
              <text:p text:style-name="P32">Postcondición</text:p>
            </table:table-cell>
            <table:table-cell table:style-name="Table103_col2_row6" table:number-columns-spanned="7">
              <text:p text:style-name="P38">La furgoneta formará parte de la empresa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03_col1_row7">
              <text:p text:style-name="P32">Autor</text:p>
            </table:table-cell>
            <table:table-cell table:style-name="Table103_col2_row7">
              <text:p text:style-name="P38">Alba Aurora Moreno Peinado</text:p>
            </table:table-cell>
            <table:table-cell table:style-name="Table103_col3_row7" table:number-columns-spanned="2">
              <text:h text:style-name="P37" text:outline-level="1">Fecha</text:h>
            </table:table-cell>
            <table:covered-table-cell/>
            <table:table-cell table:style-name="Table103_col5_row7" table:number-columns-spanned="2">
              <text:p text:style-name="P33">25/03/2018</text:p>
            </table:table-cell>
            <table:covered-table-cell/>
            <table:table-cell table:style-name="Table103_col7_row7">
              <text:h text:style-name="P37" text:outline-level="1">Versión</text:h>
            </table:table-cell>
            <table:table-cell table:style-name="Table103_col8_row7">
              <text:p text:style-name="P33">1.0</text:p>
            </table:table-cell>
          </table:table-row>
        </table:table>
        <text:p text:style-name="P35"/>
        <table:table table:name="Table104" table:style-name="Table104">
          <table:table-column/>
          <table:table-row>
            <table:table-cell table:style-name="Table104_col1_row1">
              <text:p text:style-name="P39">Propósito</text:p>
            </table:table-cell>
          </table:table-row>
          <table:table-row>
            <table:table-cell table:style-name="Table104_col1_row2">
              <text:p text:style-name="P34">La furgoneta empezará a formar parte de la empresa.</text:p>
            </table:table-cell>
          </table:table-row>
        </table:table>
        <text:p text:style-name="P35"/>
        <table:table table:name="Table105" table:style-name="Table105">
          <table:table-column/>
          <table:table-row>
            <table:table-cell table:style-name="Table105_col1_row1">
              <text:p text:style-name="P39">Resumen</text:p>
            </table:table-cell>
          </table:table-row>
          <table:table-row>
            <table:table-cell table:style-name="Table105_col1_row2">
              <text:p text:style-name="P34">La furgoneta será dada de alta y podrá empezar a ser utilizada por los repartidores de la empresa.</text:p>
            </table:table-cell>
          </table:table-row>
        </table:table>
        <text:p text:style-name="P15"/>
        <table:table table:name="Table106" table:style-name="Table106">
          <table:table-column/>
          <table:table-column/>
          <table:table-column/>
          <table:table-column/>
          <table:table-column/>
          <table:table-column/>
          <table:table-column/>
          <table:table-column/>
          <table:table-row>
            <table:table-cell table:style-name="Table106_col1_row1">
              <text:h text:style-name="P37" text:outline-level="1">Caso de Uso</text:h>
            </table:table-cell>
            <table:table-cell table:style-name="Table106_col2_row1" table:number-columns-spanned="4">
              <text:p text:style-name="P33">Recontar furgonetas</text:p>
            </table:table-cell>
            <table:covered-table-cell/>
            <table:covered-table-cell/>
            <table:covered-table-cell/>
            <table:table-cell table:style-name="Table106_col6_row1" table:number-columns-spanned="3">
              <text:p text:style-name="P33">CU_29</text:p>
            </table:table-cell>
            <table:covered-table-cell/>
            <table:covered-table-cell/>
          </table:table-row>
          <table:table-row>
            <table:table-cell table:style-name="Table106_col1_row2">
              <text:p text:style-name="P32">Actores</text:p>
            </table:table-cell>
            <table:table-cell table:style-name="Table106_col2_row2" table:number-columns-spanned="7">
              <text:p text:style-name="P38">Administrador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06_col1_row3">
              <text:p text:style-name="P32">Tipo</text:p>
            </table:table-cell>
            <table:table-cell table:style-name="Table106_col2_row3" table:number-columns-spanned="7">
              <text:p text:style-name="P38">Secundario, básico y esencial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06_col1_row4">
              <text:p text:style-name="P32">Referencias</text:p>
            </table:table-cell>
            <table:table-cell table:style-name="Table106_col2_row4" table:number-columns-spanned="2">
              <text:p text:style-name="P38">RF_5.3</text:p>
            </table:table-cell>
            <table:covered-table-cell/>
            <table:table-cell table:style-name="Table106_col4_row4" table:number-columns-spanned="5">
              <text:p text:style-name="P33">CU_30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le106_col1_row5">
              <text:p text:style-name="P32">Precondición</text:p>
            </table:table-cell>
            <table:table-cell table:style-name="Table106_col2_row5" table:number-columns-spanned="7">
              <text:p text:style-name="P38">Las furgonetas deben formar parte de la empresa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06_col1_row6">
              <text:p text:style-name="P32">Postcondición</text:p>
            </table:table-cell>
            <table:table-cell table:style-name="Table106_col2_row6" table:number-columns-spanned="7">
              <text:p text:style-name="P38">Obtención del número de furgonetas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06_col1_row7">
              <text:p text:style-name="P32">Autor</text:p>
            </table:table-cell>
            <table:table-cell table:style-name="Table106_col2_row7">
              <text:p text:style-name="P38">Alba Aurora Moreno Peinado</text:p>
            </table:table-cell>
            <table:table-cell table:style-name="Table106_col3_row7" table:number-columns-spanned="2">
              <text:h text:style-name="P37" text:outline-level="1">Fecha</text:h>
            </table:table-cell>
            <table:covered-table-cell/>
            <table:table-cell table:style-name="Table106_col5_row7" table:number-columns-spanned="2">
              <text:p text:style-name="P33">25/03/2018</text:p>
            </table:table-cell>
            <table:covered-table-cell/>
            <table:table-cell table:style-name="Table106_col7_row7">
              <text:h text:style-name="P37" text:outline-level="1">Versión</text:h>
            </table:table-cell>
            <table:table-cell table:style-name="Table106_col8_row7">
              <text:p text:style-name="P33">1.0</text:p>
            </table:table-cell>
          </table:table-row>
        </table:table>
        <text:p text:style-name="P35"/>
        <table:table table:name="Table107" table:style-name="Table107">
          <table:table-column/>
          <table:table-row>
            <table:table-cell table:style-name="Table107_col1_row1">
              <text:p text:style-name="P39">Propósito</text:p>
            </table:table-cell>
          </table:table-row>
          <table:table-row>
            <table:table-cell table:style-name="Table107_col1_row2">
              <text:p text:style-name="P34">La empresa podrá saber el número de furgonetas de las que dispone.</text:p>
            </table:table-cell>
          </table:table-row>
        </table:table>
        <text:p text:style-name="P35"/>
        <table:table table:name="Table108" table:style-name="Table108">
          <table:table-column/>
          <table:table-row>
            <table:table-cell table:style-name="Table108_col1_row1">
              <text:p text:style-name="P39">Resumen</text:p>
            </table:table-cell>
          </table:table-row>
          <table:table-row>
            <table:table-cell table:style-name="Table108_col1_row2">
              <text:p text:style-name="P34">El administrador hará un recuento de las furgonetas disponibles en la empresa para saber el número de ellas que podrá ser utilizado por los repartidores.</text:p>
            </table:table-cell>
          </table:table-row>
        </table:table>
        <text:p text:style-name="P15"/>
        <table:table table:name="Table109" table:style-name="Table109">
          <table:table-column/>
          <table:table-column/>
          <table:table-column/>
          <table:table-column/>
          <table:table-column/>
          <table:table-column/>
          <table:table-column/>
          <table:table-column/>
          <table:table-row>
            <table:table-cell table:style-name="Table109_col1_row1">
              <text:h text:style-name="P37" text:outline-level="1">Caso de Uso</text:h>
            </table:table-cell>
            <table:table-cell table:style-name="Table109_col2_row1" table:number-columns-spanned="4">
              <text:p text:style-name="P33">Eliminar furgonetas</text:p>
            </table:table-cell>
            <table:covered-table-cell/>
            <table:covered-table-cell/>
            <table:covered-table-cell/>
            <table:table-cell table:style-name="Table109_col6_row1" table:number-columns-spanned="3">
              <text:p text:style-name="P33">CU_30</text:p>
            </table:table-cell>
            <table:covered-table-cell/>
            <table:covered-table-cell/>
          </table:table-row>
          <table:table-row>
            <table:table-cell table:style-name="Table109_col1_row2">
              <text:p text:style-name="P32">Actores</text:p>
            </table:table-cell>
            <table:table-cell table:style-name="Table109_col2_row2" table:number-columns-spanned="7">
              <text:p text:style-name="P38">Administrador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09_col1_row3">
              <text:p text:style-name="P32">Tipo</text:p>
            </table:table-cell>
            <table:table-cell table:style-name="Table109_col2_row3" table:number-columns-spanned="7">
              <text:p text:style-name="P38">Secundario, básico y esencial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09_col1_row4">
              <text:p text:style-name="P32">Referencias</text:p>
            </table:table-cell>
            <table:table-cell table:style-name="Table109_col2_row4" table:number-columns-spanned="2">
              <text:p text:style-name="P38">RF_5.3</text:p>
            </table:table-cell>
            <table:covered-table-cell/>
            <table:table-cell table:style-name="Table109_col4_row4" table:number-columns-spanned="5">
              <text:p text:style-name="P33">CU_29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le109_col1_row5">
              <text:p text:style-name="P32">Precondición</text:p>
            </table:table-cell>
            <table:table-cell table:style-name="Table109_col2_row5" table:number-columns-spanned="7">
              <text:p text:style-name="P38">La furgoneta debe formar parte de la empresa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09_col1_row6">
              <text:p text:style-name="P32">Postcondición</text:p>
            </table:table-cell>
            <table:table-cell table:style-name="Table109_col2_row6" table:number-columns-spanned="7">
              <text:p text:style-name="P38">La empresa dispondrá de una furgoneta menos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09_col1_row7">
              <text:p text:style-name="P32">Autor</text:p>
            </table:table-cell>
            <table:table-cell table:style-name="Table109_col2_row7">
              <text:p text:style-name="P38">Alba Aurora Moreno Peinado</text:p>
            </table:table-cell>
            <table:table-cell table:style-name="Table109_col3_row7" table:number-columns-spanned="2">
              <text:h text:style-name="P37" text:outline-level="1">Fecha</text:h>
            </table:table-cell>
            <table:covered-table-cell/>
            <table:table-cell table:style-name="Table109_col5_row7" table:number-columns-spanned="2">
              <text:p text:style-name="P33">25/03/2018</text:p>
            </table:table-cell>
            <table:covered-table-cell/>
            <table:table-cell table:style-name="Table109_col7_row7">
              <text:h text:style-name="P37" text:outline-level="1">Versión</text:h>
            </table:table-cell>
            <table:table-cell table:style-name="Table109_col8_row7">
              <text:p text:style-name="P33">1.0</text:p>
            </table:table-cell>
          </table:table-row>
        </table:table>
        <text:p text:style-name="P35"/>
        <table:table table:name="Table110" table:style-name="Table110">
          <table:table-column/>
          <table:table-row>
            <table:table-cell table:style-name="Table110_col1_row1">
              <text:p text:style-name="P39">Propósito</text:p>
            </table:table-cell>
          </table:table-row>
          <table:table-row>
            <table:table-cell table:style-name="Table110_col1_row2">
              <text:p text:style-name="P34">Eliminar las furgonetas que no cumplan con los requisitos necesarios para realizar los envíos.</text:p>
            </table:table-cell>
          </table:table-row>
        </table:table>
        <text:p text:style-name="P35"/>
        <table:table table:name="Table111" table:style-name="Table111">
          <table:table-column/>
          <table:table-row>
            <table:table-cell table:style-name="Table111_col1_row1">
              <text:p text:style-name="P39">Resumen</text:p>
            </table:table-cell>
          </table:table-row>
          <table:table-row>
            <table:table-cell table:style-name="Table111_col1_row2">
              <text:p text:style-name="P34">Tras el recuento de furgonetas que forman parte de la empresa se dispondrá a dar de baja aquellas que no cumplan los requisitos para poder transportar los paquetes.</text:p>
            </table:table-cell>
          </table:table-row>
        </table:table>
        <text:p text:style-name="P15"/>
        <table:table table:name="Table112" table:style-name="Table112">
          <table:table-column/>
          <table:table-column/>
          <table:table-column/>
          <table:table-column/>
          <table:table-column/>
          <table:table-column/>
          <table:table-column/>
          <table:table-column/>
          <table:table-row>
            <table:table-cell table:style-name="Table112_col1_row1">
              <text:h text:style-name="P37" text:outline-level="1">Caso de Uso</text:h>
            </table:table-cell>
            <table:table-cell table:style-name="Table112_col2_row1" table:number-columns-spanned="4">
              <text:p text:style-name="P33">Asignar furgonetas</text:p>
            </table:table-cell>
            <table:covered-table-cell/>
            <table:covered-table-cell/>
            <table:covered-table-cell/>
            <table:table-cell table:style-name="Table112_col6_row1" table:number-columns-spanned="3">
              <text:p text:style-name="P33">CU_31</text:p>
            </table:table-cell>
            <table:covered-table-cell/>
            <table:covered-table-cell/>
          </table:table-row>
          <table:table-row>
            <table:table-cell table:style-name="Table112_col1_row2">
              <text:p text:style-name="P32">Actores</text:p>
            </table:table-cell>
            <table:table-cell table:style-name="Table112_col2_row2" table:number-columns-spanned="7">
              <text:p text:style-name="P38">Repartidor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12_col1_row3">
              <text:p text:style-name="P32">Tipo</text:p>
            </table:table-cell>
            <table:table-cell table:style-name="Table112_col2_row3" table:number-columns-spanned="7">
              <text:p text:style-name="P38">Primario, básico y esencial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12_col1_row4">
              <text:p text:style-name="P32">Referencias</text:p>
            </table:table-cell>
            <table:table-cell table:style-name="Table112_col2_row4" table:number-columns-spanned="2">
              <text:p text:style-name="P38">RF_5.4</text:p>
            </table:table-cell>
            <table:covered-table-cell/>
            <table:table-cell table:style-name="Table112_col4_row4" table:number-columns-spanned="5">
              <text:p text:style-name="P33"/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le112_col1_row5">
              <text:p text:style-name="P32">Precondición</text:p>
            </table:table-cell>
            <table:table-cell table:style-name="Table112_col2_row5" table:number-columns-spanned="7">
              <text:p text:style-name="P38">Las furgonetas deben estar registradas en la empresa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12_col1_row6">
              <text:p text:style-name="P32">Postcondición</text:p>
            </table:table-cell>
            <table:table-cell table:style-name="Table112_col2_row6" table:number-columns-spanned="7">
              <text:p text:style-name="P38">Las furgonetas podrán utilizarse por 3 repartidores cada una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12_col1_row7">
              <text:p text:style-name="P32">Autor</text:p>
            </table:table-cell>
            <table:table-cell table:style-name="Table112_col2_row7">
              <text:p text:style-name="P38">Alba Aurora Moreno Peinado</text:p>
            </table:table-cell>
            <table:table-cell table:style-name="Table112_col3_row7" table:number-columns-spanned="2">
              <text:h text:style-name="P37" text:outline-level="1">Fecha</text:h>
            </table:table-cell>
            <table:covered-table-cell/>
            <table:table-cell table:style-name="Table112_col5_row7" table:number-columns-spanned="2">
              <text:p text:style-name="P33">25/03/2018</text:p>
            </table:table-cell>
            <table:covered-table-cell/>
            <table:table-cell table:style-name="Table112_col7_row7">
              <text:h text:style-name="P37" text:outline-level="1">Versión</text:h>
            </table:table-cell>
            <table:table-cell table:style-name="Table112_col8_row7">
              <text:p text:style-name="P33">1.0</text:p>
            </table:table-cell>
          </table:table-row>
        </table:table>
        <text:p text:style-name="P35"/>
        <table:table table:name="Table113" table:style-name="Table113">
          <table:table-column/>
          <table:table-row>
            <table:table-cell table:style-name="Table113_col1_row1">
              <text:p text:style-name="P39">Propósito</text:p>
            </table:table-cell>
          </table:table-row>
          <table:table-row>
            <table:table-cell table:style-name="Table113_col1_row2">
              <text:p text:style-name="P40">Asignar cada furgoneta a 3 repartidores. </text:p>
            </table:table-cell>
          </table:table-row>
        </table:table>
        <text:p text:style-name="P35"/>
        <table:table table:name="Table114" table:style-name="Table114">
          <table:table-column/>
          <table:table-row>
            <table:table-cell table:style-name="Table114_col1_row1">
              <text:p text:style-name="P39">Resumen</text:p>
            </table:table-cell>
          </table:table-row>
          <table:table-row>
            <table:table-cell table:style-name="Table114_col1_row2">
              <text:p text:style-name="P40">Las furgonetas previamente registradas podrán ser usadas cada una por 3 repartidores distintos en los turnos de mañana, tarde y noche.</text:p>
            </table:table-cell>
          </table:table-row>
        </table:table>
        <text:p text:style-name="P15"/>
        <table:table table:name="Table115" table:style-name="Table115">
          <table:table-column/>
          <table:table-column/>
          <table:table-column/>
          <table:table-column/>
          <table:table-column/>
          <table:table-column/>
          <table:table-column/>
          <table:table-column/>
          <table:table-row>
            <table:table-cell table:style-name="Table115_col1_row1">
              <text:h text:style-name="P37" text:outline-level="1">Caso de Uso</text:h>
            </table:table-cell>
            <table:table-cell table:style-name="Table115_col2_row1" table:number-columns-spanned="4">
              <text:p text:style-name="P33">Modificar datos furgonetas</text:p>
            </table:table-cell>
            <table:covered-table-cell/>
            <table:covered-table-cell/>
            <table:covered-table-cell/>
            <table:table-cell table:style-name="Table115_col6_row1" table:number-columns-spanned="3">
              <text:p text:style-name="P33">CU_32</text:p>
            </table:table-cell>
            <table:covered-table-cell/>
            <table:covered-table-cell/>
          </table:table-row>
          <table:table-row>
            <table:table-cell table:style-name="Table115_col1_row2">
              <text:p text:style-name="P32">Actores</text:p>
            </table:table-cell>
            <table:table-cell table:style-name="Table115_col2_row2" table:number-columns-spanned="7">
              <text:p text:style-name="P38">Administrador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15_col1_row3">
              <text:p text:style-name="P32">Tipo</text:p>
            </table:table-cell>
            <table:table-cell table:style-name="Table115_col2_row3" table:number-columns-spanned="7">
              <text:p text:style-name="P38">Primario, básico y esencial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15_col1_row4">
              <text:p text:style-name="P32">Referencias</text:p>
            </table:table-cell>
            <table:table-cell table:style-name="Table115_col2_row4" table:number-columns-spanned="2">
              <text:p text:style-name="P38">RF_5.5</text:p>
            </table:table-cell>
            <table:covered-table-cell/>
            <table:table-cell table:style-name="Table115_col4_row4" table:number-columns-spanned="5">
              <text:p text:style-name="P33">CU_33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le115_col1_row5">
              <text:p text:style-name="P32">Precondición</text:p>
            </table:table-cell>
            <table:table-cell table:style-name="Table115_col2_row5" table:number-columns-spanned="7">
              <text:p text:style-name="P38">Las furgonetas deben estar registradas previamente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15_col1_row6">
              <text:p text:style-name="P32">Postcondición</text:p>
            </table:table-cell>
            <table:table-cell table:style-name="Table115_col2_row6" table:number-columns-spanned="7">
              <text:p text:style-name="P38">Cambios en los datos de las furgonetas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15_col1_row7">
              <text:p text:style-name="P32">Autor</text:p>
            </table:table-cell>
            <table:table-cell table:style-name="Table115_col2_row7">
              <text:p text:style-name="P38">Alba Aurora Moreno Peinado</text:p>
            </table:table-cell>
            <table:table-cell table:style-name="Table115_col3_row7" table:number-columns-spanned="2">
              <text:h text:style-name="P37" text:outline-level="1">Fecha</text:h>
            </table:table-cell>
            <table:covered-table-cell/>
            <table:table-cell table:style-name="Table115_col5_row7" table:number-columns-spanned="2">
              <text:p text:style-name="P33">25/03/2018</text:p>
            </table:table-cell>
            <table:covered-table-cell/>
            <table:table-cell table:style-name="Table115_col7_row7">
              <text:h text:style-name="P37" text:outline-level="1">Versión</text:h>
            </table:table-cell>
            <table:table-cell table:style-name="Table115_col8_row7">
              <text:p text:style-name="P33">1.0</text:p>
            </table:table-cell>
          </table:table-row>
        </table:table>
        <text:p text:style-name="P35"/>
        <table:table table:name="Table116" table:style-name="Table116">
          <table:table-column/>
          <table:table-row>
            <table:table-cell table:style-name="Table116_col1_row1">
              <text:p text:style-name="P39">Propósito</text:p>
            </table:table-cell>
          </table:table-row>
          <table:table-row>
            <table:table-cell table:style-name="Table116_col1_row2">
              <text:p text:style-name="P34">Cambiar la asignación, características o datos en general de las furgonetas registradas.</text:p>
            </table:table-cell>
          </table:table-row>
        </table:table>
        <text:p text:style-name="P35"/>
        <table:table table:name="Table117" table:style-name="Table117">
          <table:table-column/>
          <table:table-row>
            <table:table-cell table:style-name="Table117_col1_row1">
              <text:p text:style-name="P39">Resumen</text:p>
            </table:table-cell>
          </table:table-row>
          <table:table-row>
            <table:table-cell table:style-name="Table117_col1_row2">
              <text:p text:style-name="P34">Los datos de una furgoneta registrada podrán ser modificados por el administrador.</text:p>
            </table:table-cell>
          </table:table-row>
        </table:table>
        <text:p text:style-name="P15"/>
        <table:table table:name="Table118" table:style-name="Table118">
          <table:table-column/>
          <table:table-column/>
          <table:table-column/>
          <table:table-column/>
          <table:table-column/>
          <table:table-column/>
          <table:table-column/>
          <table:table-column/>
          <table:table-row>
            <table:table-cell table:style-name="Table118_col1_row1">
              <text:h text:style-name="P37" text:outline-level="1">Caso de Uso</text:h>
            </table:table-cell>
            <table:table-cell table:style-name="Table118_col2_row1" table:number-columns-spanned="4">
              <text:p text:style-name="P33">Recibir multa</text:p>
            </table:table-cell>
            <table:covered-table-cell/>
            <table:covered-table-cell/>
            <table:covered-table-cell/>
            <table:table-cell table:style-name="Table118_col6_row1" table:number-columns-spanned="3">
              <text:p text:style-name="P33">CU_33</text:p>
            </table:table-cell>
            <table:covered-table-cell/>
            <table:covered-table-cell/>
          </table:table-row>
          <table:table-row>
            <table:table-cell table:style-name="Table118_col1_row2">
              <text:p text:style-name="P32">Actores</text:p>
            </table:table-cell>
            <table:table-cell table:style-name="Table118_col2_row2" table:number-columns-spanned="7">
              <text:p text:style-name="P38">Administrador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18_col1_row3">
              <text:p text:style-name="P32">Tipo</text:p>
            </table:table-cell>
            <table:table-cell table:style-name="Table118_col2_row3" table:number-columns-spanned="7">
              <text:p text:style-name="P38">Opcional, básico y esencial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18_col1_row4">
              <text:p text:style-name="P32">Referencias</text:p>
            </table:table-cell>
            <table:table-cell table:style-name="Table118_col2_row4" table:number-columns-spanned="2">
              <text:p text:style-name="P38">RF_5.5</text:p>
            </table:table-cell>
            <table:covered-table-cell/>
            <table:table-cell table:style-name="Table118_col4_row4" table:number-columns-spanned="5">
              <text:p text:style-name="P33">CU_32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le118_col1_row5">
              <text:p text:style-name="P32">Precondición</text:p>
            </table:table-cell>
            <table:table-cell table:style-name="Table118_col2_row5" table:number-columns-spanned="7">
              <text:p text:style-name="P38">Utilizar una furgoneta registrada en la empresa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18_col1_row6">
              <text:p text:style-name="P32">Postcondición</text:p>
            </table:table-cell>
            <table:table-cell table:style-name="Table118_col2_row6" table:number-columns-spanned="7">
              <text:p text:style-name="P38">Recibir un aviso de multa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18_col1_row7">
              <text:p text:style-name="P32">Autor</text:p>
            </table:table-cell>
            <table:table-cell table:style-name="Table118_col2_row7">
              <text:p text:style-name="P38">Alba Aurora Moreno Peinado</text:p>
            </table:table-cell>
            <table:table-cell table:style-name="Table118_col3_row7" table:number-columns-spanned="2">
              <text:h text:style-name="P37" text:outline-level="1">Fecha</text:h>
            </table:table-cell>
            <table:covered-table-cell/>
            <table:table-cell table:style-name="Table118_col5_row7" table:number-columns-spanned="2">
              <text:p text:style-name="P33">25/03/2018</text:p>
            </table:table-cell>
            <table:covered-table-cell/>
            <table:table-cell table:style-name="Table118_col7_row7">
              <text:h text:style-name="P37" text:outline-level="1">Versión</text:h>
            </table:table-cell>
            <table:table-cell table:style-name="Table118_col8_row7">
              <text:p text:style-name="P33">1.0</text:p>
            </table:table-cell>
          </table:table-row>
        </table:table>
        <text:p text:style-name="P35"/>
        <table:table table:name="Table119" table:style-name="Table119">
          <table:table-column/>
          <table:table-row>
            <table:table-cell table:style-name="Table119_col1_row1">
              <text:p text:style-name="P39">Propósito</text:p>
            </table:table-cell>
          </table:table-row>
          <table:table-row>
            <table:table-cell table:style-name="Table119_col1_row2">
              <text:p text:style-name="P34">La furgoneta recibirá un aviso de multa en los datos de la matrícula que le corresponda.</text:p>
            </table:table-cell>
          </table:table-row>
        </table:table>
        <text:p text:style-name="P35"/>
        <table:table table:name="Table120" table:style-name="Table120">
          <table:table-column/>
          <table:table-row>
            <table:table-cell table:style-name="Table120_col1_row1">
              <text:p text:style-name="P39">Resumen</text:p>
            </table:table-cell>
          </table:table-row>
          <table:table-row>
            <table:table-cell table:style-name="Table120_col1_row2">
              <text:p text:style-name="P34">Los datos de la furgoneta utilizada en ese momento serán modificados para señalar que contiene una multa a esa matrícula.</text:p>
            </table:table-cell>
          </table:table-row>
        </table:table>
        <text:p text:style-name="P15"/>
        <text:p text:style-name="P30">3.5 Gestión Web</text:p>
        <text:p text:style-name="P41"/>
        <table:table table:name="Table121" table:style-name="Table121">
          <table:table-column/>
          <table:table-column/>
          <table:table-column/>
          <table:table-column/>
          <table:table-column/>
          <table:table-column/>
          <table:table-column/>
          <table:table-column/>
          <table:table-row>
            <table:table-cell table:style-name="Table121_col1_row1">
              <text:h text:style-name="P42" text:outline-level="1"><text:span text:style-name="T3">Caso de Uso</text:span></text:h>
            </table:table-cell>
            <table:table-cell table:style-name="Table121_col2_row1" table:number-columns-spanned="4">
              <text:p text:style-name="P43"><text:span text:style-name="T4">Crear Web</text:span></text:p>
            </table:table-cell>
            <table:covered-table-cell/>
            <table:covered-table-cell/>
            <table:covered-table-cell/>
            <table:table-cell table:style-name="Table121_col6_row1" table:number-columns-spanned="3">
              <text:p text:style-name="P43"><text:span text:style-name="T4">CU_34</text:span></text:p>
            </table:table-cell>
            <table:covered-table-cell/>
            <table:covered-table-cell/>
          </table:table-row>
          <table:table-row>
            <table:table-cell table:style-name="Table121_col1_row2">
              <text:p text:style-name="P43"><text:span text:style-name="T3">Actores</text:span></text:p>
            </table:table-cell>
            <table:table-cell table:style-name="Table121_col2_row2" table:number-columns-spanned="7">
              <text:p text:style-name="P43"><text:span text:style-name="T4">Administrador.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21_col1_row3">
              <text:p text:style-name="P43"><text:span text:style-name="T3">Tipo</text:span></text:p>
            </table:table-cell>
            <table:table-cell table:style-name="Table121_col2_row3" table:number-columns-spanned="7">
              <text:p text:style-name="P43"><text:span text:style-name="T4">Primario, básico y esencial.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21_col1_row4">
              <text:p text:style-name="P43"><text:span text:style-name="T3">Referencias</text:span></text:p>
            </table:table-cell>
            <table:table-cell table:style-name="Table121_col2_row4" table:number-columns-spanned="2">
              <text:p text:style-name="P43"><text:span text:style-name="T4">RF_6.1</text:span></text:p>
            </table:table-cell>
            <table:covered-table-cell/>
            <table:table-cell table:style-name="Table121_col4_row4" table:number-columns-spanned="5">
              <text:p text:style-name="P43"/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le121_col1_row5">
              <text:p text:style-name="P43"><text:span text:style-name="T3">Precondición</text:span></text:p>
            </table:table-cell>
            <table:table-cell table:style-name="Table121_col2_row5" table:number-columns-spanned="7">
              <text:p text:style-name="P43"><text:span text:style-name="T4">La empresa debe de estar operativa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21_col1_row6">
              <text:p text:style-name="P43"><text:span text:style-name="T3">Postcondición</text:span></text:p>
            </table:table-cell>
            <table:table-cell table:style-name="Table121_col2_row6" table:number-columns-spanned="7">
              <text:p text:style-name="P43"><text:span text:style-name="T4">Comprobar que la pagina funciona correctamente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21_col1_row7">
              <text:p text:style-name="P43"><text:span text:style-name="T3">Autor</text:span></text:p>
            </table:table-cell>
            <table:table-cell table:style-name="Table121_col2_row7">
              <text:p text:style-name="P43"><text:span text:style-name="T4">Manuel Ortiz Hita</text:span></text:p>
            </table:table-cell>
            <table:table-cell table:style-name="Table121_col3_row7" table:number-columns-spanned="2">
              <text:h text:style-name="P42" text:outline-level="1"><text:span text:style-name="T3">Fecha</text:span></text:h>
            </table:table-cell>
            <table:covered-table-cell/>
            <table:table-cell table:style-name="Table121_col5_row7" table:number-columns-spanned="2">
              <text:p text:style-name="P43"><text:span text:style-name="T4">25/03/2018</text:span></text:p>
            </table:table-cell>
            <table:covered-table-cell/>
            <table:table-cell table:style-name="Table121_col7_row7">
              <text:h text:style-name="P42" text:outline-level="1"><text:span text:style-name="T3">Versión</text:span></text:h>
            </table:table-cell>
            <table:table-cell table:style-name="Table121_col8_row7">
              <text:p text:style-name="P44"><text:span text:style-name="T4">1.0</text:span></text:p>
            </table:table-cell>
          </table:table-row>
        </table:table>
        <table:table table:name="Table122" table:style-name="Table122">
          <table:table-column/>
          <table:table-row>
            <table:table-cell table:style-name="Table122_col1_row1">
              <text:p text:style-name="P43"><text:span text:style-name="T4">Propósito</text:span></text:p>
            </table:table-cell>
          </table:table-row>
          <table:table-row>
            <table:table-cell table:style-name="Table122_col1_row2">
              <text:p text:style-name="P45"><text:span text:style-name="T5">Tener una pagina web operativa en la que los clientes puedan acceder</text:span></text:p>
            </table:table-cell>
          </table:table-row>
        </table:table>
        <table:table table:name="Table123" table:style-name="Table123">
          <table:table-column/>
          <table:table-row>
            <table:table-cell table:style-name="Table123_col1_row1">
              <text:p text:style-name="P43"><text:span text:style-name="T4">Resumen</text:span></text:p>
            </table:table-cell>
          </table:table-row>
          <table:table-row>
            <table:table-cell table:style-name="Table123_col1_row2">
              <text:p text:style-name="P46"><text:span text:style-name="T4">Los datos de los envios y la creacion de nuevos a traves de una pagina web</text:span></text:p>
            </table:table-cell>
          </table:table-row>
        </table:table>
        <text:p text:style-name="P47"/>
        <table:table table:name="Table124" table:style-name="Table124">
          <table:table-column/>
          <table:table-column/>
          <table:table-column/>
          <table:table-column/>
          <table:table-column/>
          <table:table-column/>
          <table:table-column/>
          <table:table-column/>
          <table:table-row>
            <table:table-cell table:style-name="Table124_col1_row1">
              <text:h text:style-name="P42" text:outline-level="1"><text:span text:style-name="T3">Caso de Uso</text:span></text:h>
            </table:table-cell>
            <table:table-cell table:style-name="Table124_col2_row1" table:number-columns-spanned="4">
              <text:p text:style-name="P43"><text:span text:style-name="T4">Registrar cliente en web</text:span></text:p>
            </table:table-cell>
            <table:covered-table-cell/>
            <table:covered-table-cell/>
            <table:covered-table-cell/>
            <table:table-cell table:style-name="Table124_col6_row1" table:number-columns-spanned="3">
              <text:p text:style-name="P43"><text:span text:style-name="T4">CU_35</text:span></text:p>
            </table:table-cell>
            <table:covered-table-cell/>
            <table:covered-table-cell/>
          </table:table-row>
          <table:table-row>
            <table:table-cell table:style-name="Table124_col1_row2">
              <text:p text:style-name="P43"><text:span text:style-name="T3">Actores</text:span></text:p>
            </table:table-cell>
            <table:table-cell table:style-name="Table124_col2_row2" table:number-columns-spanned="7">
              <text:p text:style-name="P43"><text:span text:style-name="T4">Administrador.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24_col1_row3">
              <text:p text:style-name="P43"><text:span text:style-name="T3">Tipo</text:span></text:p>
            </table:table-cell>
            <table:table-cell table:style-name="Table124_col2_row3" table:number-columns-spanned="7">
              <text:p text:style-name="P43"><text:span text:style-name="T4">Primario, básico y esencial.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24_col1_row4">
              <text:p text:style-name="P43"><text:span text:style-name="T3">Referencias</text:span></text:p>
            </table:table-cell>
            <table:table-cell table:style-name="Table124_col2_row4" table:number-columns-spanned="2">
              <text:p text:style-name="P43"><text:span text:style-name="T4">RF_6.2</text:span></text:p>
            </table:table-cell>
            <table:covered-table-cell/>
            <table:table-cell table:style-name="Table124_col4_row4" table:number-columns-spanned="5">
              <text:p text:style-name="P43"/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le124_col1_row5">
              <text:p text:style-name="P43"><text:span text:style-name="T3">Precondición</text:span></text:p>
            </table:table-cell>
            <table:table-cell table:style-name="Table124_col2_row5" table:number-columns-spanned="7">
              <text:p text:style-name="P43"><text:span text:style-name="T4">La pagina web debe de funcionar perfectamente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24_col1_row6">
              <text:p text:style-name="P43"><text:span text:style-name="T3">Postcondición</text:span></text:p>
            </table:table-cell>
            <table:table-cell table:style-name="Table124_col2_row6" table:number-columns-spanned="7">
              <text:p text:style-name="P43"><text:span text:style-name="T4">El cliente debe de estar registrado en la base de datos de la empresa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24_col1_row7">
              <text:p text:style-name="P43"><text:span text:style-name="T3">Autor</text:span></text:p>
            </table:table-cell>
            <table:table-cell table:style-name="Table124_col2_row7">
              <text:p text:style-name="P43"><text:span text:style-name="T5">Manuel Ortiz Hita</text:span></text:p>
            </table:table-cell>
            <table:table-cell table:style-name="Table124_col3_row7" table:number-columns-spanned="2">
              <text:h text:style-name="P42" text:outline-level="1"><text:span text:style-name="T3">Fecha</text:span></text:h>
            </table:table-cell>
            <table:covered-table-cell/>
            <table:table-cell table:style-name="Table124_col5_row7" table:number-columns-spanned="2">
              <text:p text:style-name="P43"><text:span text:style-name="T4">25/03/2018</text:span></text:p>
            </table:table-cell>
            <table:covered-table-cell/>
            <table:table-cell table:style-name="Table124_col7_row7">
              <text:h text:style-name="P42" text:outline-level="1"><text:span text:style-name="T3">Versión</text:span></text:h>
            </table:table-cell>
            <table:table-cell table:style-name="Table124_col8_row7">
              <text:p text:style-name="P44"><text:span text:style-name="T4">1.0</text:span></text:p>
            </table:table-cell>
          </table:table-row>
        </table:table>
        <table:table table:name="Table125" table:style-name="Table125">
          <table:table-column/>
          <table:table-row>
            <table:table-cell table:style-name="Table125_col1_row1">
              <text:p text:style-name="P43"><text:span text:style-name="T4">Propósito</text:span></text:p>
            </table:table-cell>
          </table:table-row>
          <table:table-row>
            <table:table-cell table:style-name="Table125_col1_row2">
              <text:p text:style-name="P45"><text:span text:style-name="T4">El administrador dara de alta a los usuarios en la pagina web</text:span></text:p>
            </table:table-cell>
          </table:table-row>
        </table:table>
        <table:table table:name="Table126" table:style-name="Table126">
          <table:table-column/>
          <table:table-row>
            <table:table-cell table:style-name="Table126_col1_row1">
              <text:p text:style-name="P43"><text:span text:style-name="T4">Resumen</text:span></text:p>
            </table:table-cell>
          </table:table-row>
          <table:table-row>
            <table:table-cell table:style-name="Table126_col1_row2">
              <text:p text:style-name="P46"><text:span text:style-name="T4">Los usuarios podran ser registrados en la pagina web para poder acceder a sus envios y datos</text:span></text:p>
            </table:table-cell>
          </table:table-row>
        </table:table>
        <text:p text:style-name="P47"/>
        <table:table table:name="Table127" table:style-name="Table127">
          <table:table-column/>
          <table:table-column/>
          <table:table-column/>
          <table:table-column/>
          <table:table-column/>
          <table:table-column/>
          <table:table-column/>
          <table:table-column/>
          <table:table-row>
            <table:table-cell table:style-name="Table127_col1_row1">
              <text:h text:style-name="P42" text:outline-level="1"><text:span text:style-name="T3">Caso de Uso</text:span></text:h>
            </table:table-cell>
            <table:table-cell table:style-name="Table127_col2_row1" table:number-columns-spanned="4">
              <text:p text:style-name="P43"><text:span text:style-name="T4">Dar de baja</text:span></text:p>
            </table:table-cell>
            <table:covered-table-cell/>
            <table:covered-table-cell/>
            <table:covered-table-cell/>
            <table:table-cell table:style-name="Table127_col6_row1" table:number-columns-spanned="3">
              <text:p text:style-name="P43"><text:span text:style-name="T4">CU_36</text:span></text:p>
            </table:table-cell>
            <table:covered-table-cell/>
            <table:covered-table-cell/>
          </table:table-row>
          <table:table-row>
            <table:table-cell table:style-name="Table127_col1_row2">
              <text:p text:style-name="P43"><text:span text:style-name="T3">Actores</text:span></text:p>
            </table:table-cell>
            <table:table-cell table:style-name="Table127_col2_row2" table:number-columns-spanned="7">
              <text:p text:style-name="P43"><text:span text:style-name="T4">Administrador.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27_col1_row3">
              <text:p text:style-name="P43"><text:span text:style-name="T3">Tipo</text:span></text:p>
            </table:table-cell>
            <table:table-cell table:style-name="Table127_col2_row3" table:number-columns-spanned="7">
              <text:p text:style-name="P43"><text:span text:style-name="T4">Opcional, básico y esencial.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27_col1_row4">
              <text:p text:style-name="P43"><text:span text:style-name="T3">Referencias</text:span></text:p>
            </table:table-cell>
            <table:table-cell table:style-name="Table127_col2_row4" table:number-columns-spanned="2">
              <text:p text:style-name="P43"><text:span text:style-name="T4">RF_6.2</text:span></text:p>
            </table:table-cell>
            <table:covered-table-cell/>
            <table:table-cell table:style-name="Table127_col4_row4" table:number-columns-spanned="5">
              <text:p text:style-name="P43"><text:span text:style-name="T4">CU_35</text:span>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le127_col1_row5">
              <text:p text:style-name="P43"><text:span text:style-name="T3">Precondición</text:span></text:p>
            </table:table-cell>
            <table:table-cell table:style-name="Table127_col2_row5" table:number-columns-spanned="7">
              <text:p text:style-name="P43"><text:span text:style-name="T4">El usuario tendra que estar registrado previamente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27_col1_row6">
              <text:p text:style-name="P43"><text:span text:style-name="T3">Postcondición</text:span></text:p>
            </table:table-cell>
            <table:table-cell table:style-name="Table127_col2_row6" table:number-columns-spanned="7">
              <text:p text:style-name="P43"><text:span text:style-name="T4">El usuario recibira una notificacion de que ha sido borrado de la base de datos de la empresa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27_col1_row7">
              <text:p text:style-name="P43"><text:span text:style-name="T3">Autor</text:span></text:p>
            </table:table-cell>
            <table:table-cell table:style-name="Table127_col2_row7">
              <text:p text:style-name="P43"><text:span text:style-name="T5">Manuel Ortiz Hita</text:span></text:p>
            </table:table-cell>
            <table:table-cell table:style-name="Table127_col3_row7" table:number-columns-spanned="2">
              <text:h text:style-name="P42" text:outline-level="1"><text:span text:style-name="T3">Fecha</text:span></text:h>
            </table:table-cell>
            <table:covered-table-cell/>
            <table:table-cell table:style-name="Table127_col5_row7" table:number-columns-spanned="2">
              <text:p text:style-name="P43"><text:span text:style-name="T4">25/03/2018</text:span></text:p>
            </table:table-cell>
            <table:covered-table-cell/>
            <table:table-cell table:style-name="Table127_col7_row7">
              <text:h text:style-name="P42" text:outline-level="1"><text:span text:style-name="T3">Versión</text:span></text:h>
            </table:table-cell>
            <table:table-cell table:style-name="Table127_col8_row7">
              <text:p text:style-name="P44"><text:span text:style-name="T4">1.0</text:span></text:p>
            </table:table-cell>
          </table:table-row>
        </table:table>
        <table:table table:name="Table128" table:style-name="Table128">
          <table:table-column/>
          <table:table-row>
            <table:table-cell table:style-name="Table128_col1_row1">
              <text:p text:style-name="P43"><text:span text:style-name="T4">Propósito</text:span></text:p>
            </table:table-cell>
          </table:table-row>
          <table:table-row>
            <table:table-cell table:style-name="Table128_col1_row2">
              <text:p text:style-name="P45"><text:span text:style-name="T4">Eliminar los datos de un usuarios de la base de datos de la empresa</text:span></text:p>
            </table:table-cell>
          </table:table-row>
        </table:table>
        <table:table table:name="Table129" table:style-name="Table129">
          <table:table-column/>
          <table:table-row>
            <table:table-cell table:style-name="Table129_col1_row1">
              <text:p text:style-name="P43"><text:span text:style-name="T4">Resumen</text:span></text:p>
            </table:table-cell>
          </table:table-row>
          <table:table-row>
            <table:table-cell table:style-name="Table129_col1_row2">
              <text:p text:style-name="P46"><text:span text:style-name="T4">El administrador podra dar de baja a un usuario si este lo desea</text:span></text:p>
            </table:table-cell>
          </table:table-row>
        </table:table>
        <text:p text:style-name="P47"/>
        <table:table table:name="Table130" table:style-name="Table130">
          <table:table-column/>
          <table:table-column/>
          <table:table-column/>
          <table:table-column/>
          <table:table-column/>
          <table:table-column/>
          <table:table-column/>
          <table:table-column/>
          <table:table-row>
            <table:table-cell table:style-name="Table130_col1_row1">
              <text:h text:style-name="P42" text:outline-level="1"><text:span text:style-name="T3">Caso de Uso</text:span></text:h>
            </table:table-cell>
            <table:table-cell table:style-name="Table130_col2_row1" table:number-columns-spanned="4">
              <text:p text:style-name="P43"><text:span text:style-name="T4">Dar de alta</text:span></text:p>
            </table:table-cell>
            <table:covered-table-cell/>
            <table:covered-table-cell/>
            <table:covered-table-cell/>
            <table:table-cell table:style-name="Table130_col6_row1" table:number-columns-spanned="3">
              <text:p text:style-name="P43"><text:span text:style-name="T4">CU_37</text:span></text:p>
            </table:table-cell>
            <table:covered-table-cell/>
            <table:covered-table-cell/>
          </table:table-row>
          <table:table-row>
            <table:table-cell table:style-name="Table130_col1_row2">
              <text:p text:style-name="P43"><text:span text:style-name="T3">Actores</text:span></text:p>
            </table:table-cell>
            <table:table-cell table:style-name="Table130_col2_row2" table:number-columns-spanned="7">
              <text:p text:style-name="P43"><text:span text:style-name="T4">Administrador.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30_col1_row3">
              <text:p text:style-name="P43"><text:span text:style-name="T3">Tipo</text:span></text:p>
            </table:table-cell>
            <table:table-cell table:style-name="Table130_col2_row3" table:number-columns-spanned="7">
              <text:p text:style-name="P43"><text:span text:style-name="T4">Opcional, básico y esencial.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30_col1_row4">
              <text:p text:style-name="P43"><text:span text:style-name="T3">Referencias</text:span></text:p>
            </table:table-cell>
            <table:table-cell table:style-name="Table130_col2_row4" table:number-columns-spanned="2">
              <text:p text:style-name="P43"><text:span text:style-name="T4">RF_6.2</text:span></text:p>
            </table:table-cell>
            <table:covered-table-cell/>
            <table:table-cell table:style-name="Table130_col4_row4" table:number-columns-spanned="5">
              <text:p text:style-name="P43"><text:span text:style-name="T4">CU_35</text:span>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le130_col1_row5">
              <text:p text:style-name="P43"><text:span text:style-name="T3">Precondición</text:span></text:p>
            </table:table-cell>
            <table:table-cell table:style-name="Table130_col2_row5" table:number-columns-spanned="7">
              <text:p text:style-name="P43"><text:span text:style-name="T4">El usuatio no estara registrado previamente y ha de dar la informacion basica de sus datos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30_col1_row6">
              <text:p text:style-name="P43"><text:span text:style-name="T3">Postcondición</text:span></text:p>
            </table:table-cell>
            <table:table-cell table:style-name="Table130_col2_row6" table:number-columns-spanned="7">
              <text:p text:style-name="P43"><text:span text:style-name="T4">El usuario recibira una notificacion de que ha sido registrado en la base de datos de la empresa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30_col1_row7">
              <text:p text:style-name="P43"><text:span text:style-name="T3">Autor</text:span></text:p>
            </table:table-cell>
            <table:table-cell table:style-name="Table130_col2_row7">
              <text:p text:style-name="P43"><text:span text:style-name="T5">Manuel Ortiz Hita</text:span></text:p>
            </table:table-cell>
            <table:table-cell table:style-name="Table130_col3_row7" table:number-columns-spanned="2">
              <text:h text:style-name="P42" text:outline-level="1"><text:span text:style-name="T3">Fecha</text:span></text:h>
            </table:table-cell>
            <table:covered-table-cell/>
            <table:table-cell table:style-name="Table130_col5_row7" table:number-columns-spanned="2">
              <text:p text:style-name="P43"><text:span text:style-name="T4">25/03/2018</text:span></text:p>
            </table:table-cell>
            <table:covered-table-cell/>
            <table:table-cell table:style-name="Table130_col7_row7">
              <text:h text:style-name="P42" text:outline-level="1"><text:span text:style-name="T3">Versión</text:span></text:h>
            </table:table-cell>
            <table:table-cell table:style-name="Table130_col8_row7">
              <text:p text:style-name="P44"><text:span text:style-name="T4">1.0</text:span></text:p>
            </table:table-cell>
          </table:table-row>
        </table:table>
        <table:table table:name="Table131" table:style-name="Table131">
          <table:table-column/>
          <table:table-row>
            <table:table-cell table:style-name="Table131_col1_row1">
              <text:p text:style-name="P43"><text:span text:style-name="T4">Propósito</text:span></text:p>
            </table:table-cell>
          </table:table-row>
          <table:table-row>
            <table:table-cell table:style-name="Table131_col1_row2">
              <text:p text:style-name="P45"><text:span text:style-name="T4">El administrador podra crear nuevos usuarios.</text:span></text:p>
            </table:table-cell>
          </table:table-row>
        </table:table>
        <table:table table:name="Table132" table:style-name="Table132">
          <table:table-column/>
          <table:table-row>
            <table:table-cell table:style-name="Table132_col1_row1">
              <text:p text:style-name="P43"><text:span text:style-name="T4">Resumen</text:span></text:p>
            </table:table-cell>
          </table:table-row>
          <table:table-row>
            <table:table-cell table:style-name="Table132_col1_row2">
              <text:p text:style-name="P46"><text:span text:style-name="T4">El administrador podra crear nuevos usuarios que deseen acceder a sus datos, para ello tendran que facilitar sus datos personales</text:span></text:p>
            </table:table-cell>
          </table:table-row>
        </table:table>
        <text:p text:style-name="P47"/>
        <table:table table:name="Table133" table:style-name="Table133">
          <table:table-column/>
          <table:table-column/>
          <table:table-column/>
          <table:table-column/>
          <table:table-column/>
          <table:table-column/>
          <table:table-column/>
          <table:table-column/>
          <table:table-row>
            <table:table-cell table:style-name="Table133_col1_row1">
              <text:h text:style-name="P42" text:outline-level="1"><text:span text:style-name="T3">Caso de Uso</text:span></text:h>
            </table:table-cell>
            <table:table-cell table:style-name="Table133_col2_row1" table:number-columns-spanned="4">
              <text:p text:style-name="P43"><text:span text:style-name="T4">Crear envio web</text:span></text:p>
            </table:table-cell>
            <table:covered-table-cell/>
            <table:covered-table-cell/>
            <table:covered-table-cell/>
            <table:table-cell table:style-name="Table133_col6_row1" table:number-columns-spanned="3">
              <text:p text:style-name="P43"><text:span text:style-name="T4">CU_38</text:span></text:p>
            </table:table-cell>
            <table:covered-table-cell/>
            <table:covered-table-cell/>
          </table:table-row>
          <table:table-row>
            <table:table-cell table:style-name="Table133_col1_row2">
              <text:p text:style-name="P43"><text:span text:style-name="T3">Actores</text:span></text:p>
            </table:table-cell>
            <table:table-cell table:style-name="Table133_col2_row2" table:number-columns-spanned="7">
              <text:p text:style-name="P43"><text:span text:style-name="T4">Administrador,Cliente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33_col1_row3">
              <text:p text:style-name="P43"><text:span text:style-name="T3">Tipo</text:span></text:p>
            </table:table-cell>
            <table:table-cell table:style-name="Table133_col2_row3" table:number-columns-spanned="7">
              <text:p text:style-name="P43"><text:span text:style-name="T4">Primario, básico y esencial.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33_col1_row4">
              <text:p text:style-name="P43"><text:span text:style-name="T3">Referencias</text:span></text:p>
            </table:table-cell>
            <table:table-cell table:style-name="Table133_col2_row4" table:number-columns-spanned="2">
              <text:p text:style-name="P43"><text:span text:style-name="T4">RF_6.3</text:span></text:p>
            </table:table-cell>
            <table:covered-table-cell/>
            <table:table-cell table:style-name="Table133_col4_row4" table:number-columns-spanned="5">
              <text:p text:style-name="P43"/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le133_col1_row5">
              <text:p text:style-name="P43"><text:span text:style-name="T3">Precondición</text:span></text:p>
            </table:table-cell>
            <table:table-cell table:style-name="Table133_col2_row5" table:number-columns-spanned="7">
              <text:p text:style-name="P43"><text:span text:style-name="T4">El usuario debera de estar registrado e introducir los datos del envio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33_col1_row6">
              <text:p text:style-name="P43"><text:span text:style-name="T3">Postcondición</text:span></text:p>
            </table:table-cell>
            <table:table-cell table:style-name="Table133_col2_row6" table:number-columns-spanned="7">
              <text:p text:style-name="P43"><text:span text:style-name="T4">Se debera de efectuar el envio y un pago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33_col1_row7">
              <text:p text:style-name="P43"><text:span text:style-name="T3">Autor</text:span></text:p>
            </table:table-cell>
            <table:table-cell table:style-name="Table133_col2_row7">
              <text:p text:style-name="P43"><text:span text:style-name="T4">Manuel Ortiz Hita</text:span></text:p>
            </table:table-cell>
            <table:table-cell table:style-name="Table133_col3_row7" table:number-columns-spanned="2">
              <text:h text:style-name="P42" text:outline-level="1"><text:span text:style-name="T3">Fecha</text:span></text:h>
            </table:table-cell>
            <table:covered-table-cell/>
            <table:table-cell table:style-name="Table133_col5_row7" table:number-columns-spanned="2">
              <text:p text:style-name="P43"><text:span text:style-name="T4">25/03/2018</text:span></text:p>
            </table:table-cell>
            <table:covered-table-cell/>
            <table:table-cell table:style-name="Table133_col7_row7">
              <text:h text:style-name="P42" text:outline-level="1"><text:span text:style-name="T3">Versión</text:span></text:h>
            </table:table-cell>
            <table:table-cell table:style-name="Table133_col8_row7">
              <text:p text:style-name="P44"><text:span text:style-name="T4">1.0</text:span></text:p>
            </table:table-cell>
          </table:table-row>
        </table:table>
        <table:table table:name="Table134" table:style-name="Table134">
          <table:table-column/>
          <table:table-row>
            <table:table-cell table:style-name="Table134_col1_row1">
              <text:p text:style-name="P43"><text:span text:style-name="T4">Propósito</text:span></text:p>
            </table:table-cell>
          </table:table-row>
          <table:table-row>
            <table:table-cell table:style-name="Table134_col1_row2">
              <text:p text:style-name="P45"><text:span text:style-name="T4">Un cliente registrado podra realizar un envio a traves de la pagina web</text:span></text:p>
            </table:table-cell>
          </table:table-row>
        </table:table>
        <table:table table:name="Table135" table:style-name="Table135">
          <table:table-column/>
          <table:table-row>
            <table:table-cell table:style-name="Table135_col1_row1">
              <text:p text:style-name="P43"><text:span text:style-name="T4">Resumen</text:span></text:p>
            </table:table-cell>
          </table:table-row>
          <table:table-row>
            <table:table-cell table:style-name="Table135_col1_row2">
              <text:p text:style-name="P46"><text:span text:style-name="T4">El administrador podra efectuar un envio solicitado por un cliente si este asi lo desea</text:span></text:p>
            </table:table-cell>
          </table:table-row>
        </table:table>
        <text:p text:style-name="P47"/>
        <table:table table:name="Table136" table:style-name="Table136">
          <table:table-column/>
          <table:table-column/>
          <table:table-column/>
          <table:table-column/>
          <table:table-column/>
          <table:table-column/>
          <table:table-column/>
          <table:table-column/>
          <table:table-row>
            <table:table-cell table:style-name="Table136_col1_row1">
              <text:h text:style-name="P42" text:outline-level="1"><text:span text:style-name="T3">Caso de Uso</text:span></text:h>
            </table:table-cell>
            <table:table-cell table:style-name="Table136_col2_row1" table:number-columns-spanned="4">
              <text:p text:style-name="P43"><text:span text:style-name="T4">Pago</text:span></text:p>
            </table:table-cell>
            <table:covered-table-cell/>
            <table:covered-table-cell/>
            <table:covered-table-cell/>
            <table:table-cell table:style-name="Table136_col6_row1" table:number-columns-spanned="3">
              <text:p text:style-name="P43"><text:span text:style-name="T4">CU_39</text:span></text:p>
            </table:table-cell>
            <table:covered-table-cell/>
            <table:covered-table-cell/>
          </table:table-row>
          <table:table-row>
            <table:table-cell table:style-name="Table136_col1_row2">
              <text:p text:style-name="P43"><text:span text:style-name="T3">Actores</text:span></text:p>
            </table:table-cell>
            <table:table-cell table:style-name="Table136_col2_row2" table:number-columns-spanned="7">
              <text:p text:style-name="P43"><text:span text:style-name="T4">Cliente,Banco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36_col1_row3">
              <text:p text:style-name="P43"><text:span text:style-name="T3">Tipo</text:span></text:p>
            </table:table-cell>
            <table:table-cell table:style-name="Table136_col2_row3" table:number-columns-spanned="7">
              <text:p text:style-name="P43"><text:span text:style-name="T4">Primario, básico y esencial.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36_col1_row4">
              <text:p text:style-name="P43"><text:span text:style-name="T3">Referencias</text:span></text:p>
            </table:table-cell>
            <table:table-cell table:style-name="Table136_col2_row4" table:number-columns-spanned="2">
              <text:p text:style-name="P43"><text:span text:style-name="T4">RF_6.3</text:span></text:p>
            </table:table-cell>
            <table:covered-table-cell/>
            <table:table-cell table:style-name="Table136_col4_row4" table:number-columns-spanned="5">
              <text:p text:style-name="P43"><text:span text:style-name="T4">CU_38</text:span>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le136_col1_row5">
              <text:p text:style-name="P43"><text:span text:style-name="T3">Precondición</text:span></text:p>
            </table:table-cell>
            <table:table-cell table:style-name="Table136_col2_row5" table:number-columns-spanned="7">
              <text:p text:style-name="P43"><text:span text:style-name="T4">El envio debe de haber sido creado previamente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36_col1_row6">
              <text:p text:style-name="P43"><text:span text:style-name="T3">Postcondición</text:span></text:p>
            </table:table-cell>
            <table:table-cell table:style-name="Table136_col2_row6" table:number-columns-spanned="7">
              <text:p text:style-name="P43"><text:span text:style-name="T4">El cliente debera de efectuar el pago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36_col1_row7">
              <text:p text:style-name="P43"><text:span text:style-name="T3">Autor</text:span></text:p>
            </table:table-cell>
            <table:table-cell table:style-name="Table136_col2_row7">
              <text:p text:style-name="P43"><text:span text:style-name="T4">Manuel Ortiz Hita</text:span></text:p>
            </table:table-cell>
            <table:table-cell table:style-name="Table136_col3_row7" table:number-columns-spanned="2">
              <text:h text:style-name="P42" text:outline-level="1"><text:span text:style-name="T3">Fecha</text:span></text:h>
            </table:table-cell>
            <table:covered-table-cell/>
            <table:table-cell table:style-name="Table136_col5_row7" table:number-columns-spanned="2">
              <text:p text:style-name="P43"><text:span text:style-name="T4">25/03/2018</text:span></text:p>
            </table:table-cell>
            <table:covered-table-cell/>
            <table:table-cell table:style-name="Table136_col7_row7">
              <text:h text:style-name="P42" text:outline-level="1"><text:span text:style-name="T3">Versión</text:span></text:h>
            </table:table-cell>
            <table:table-cell table:style-name="Table136_col8_row7">
              <text:p text:style-name="P44"><text:span text:style-name="T4">1.0</text:span></text:p>
            </table:table-cell>
          </table:table-row>
        </table:table>
        <table:table table:name="Table137" table:style-name="Table137">
          <table:table-column/>
          <table:table-row>
            <table:table-cell table:style-name="Table137_col1_row1">
              <text:p text:style-name="P43"><text:span text:style-name="T4">Propósito</text:span></text:p>
            </table:table-cell>
          </table:table-row>
          <table:table-row>
            <table:table-cell table:style-name="Table137_col1_row2">
              <text:p text:style-name="P45"><text:span text:style-name="T5">Que el cliente pueda pagar en la pagina web para realizar un pedido web</text:span></text:p>
            </table:table-cell>
          </table:table-row>
        </table:table>
        <table:table table:name="Table138" table:style-name="Table138">
          <table:table-column/>
          <table:table-row>
            <table:table-cell table:style-name="Table138_col1_row1">
              <text:p text:style-name="P43"><text:span text:style-name="T4">Resumen</text:span></text:p>
            </table:table-cell>
          </table:table-row>
          <table:table-row>
            <table:table-cell table:style-name="Table138_col1_row2">
              <text:p text:style-name="P46"><text:span text:style-name="T5">Se evaluara el pedido realizado y se le mandara al cliente para que este pueda realizar el pago.</text:span></text:p>
            </table:table-cell>
          </table:table-row>
        </table:table>
        <text:p text:style-name="P47"/>
        <table:table table:name="Table139" table:style-name="Table139">
          <table:table-column/>
          <table:table-column/>
          <table:table-column/>
          <table:table-column/>
          <table:table-column/>
          <table:table-column/>
          <table:table-column/>
          <table:table-column/>
          <table:table-row>
            <table:table-cell table:style-name="Table139_col1_row1">
              <text:h text:style-name="P42" text:outline-level="1"><text:span text:style-name="T3">Caso de Uso</text:span></text:h>
            </table:table-cell>
            <table:table-cell table:style-name="Table139_col2_row1" table:number-columns-spanned="4">
              <text:p text:style-name="P43"><text:span text:style-name="T4">Tarjeta</text:span></text:p>
            </table:table-cell>
            <table:covered-table-cell/>
            <table:covered-table-cell/>
            <table:covered-table-cell/>
            <table:table-cell table:style-name="Table139_col6_row1" table:number-columns-spanned="3">
              <text:p text:style-name="P43"><text:span text:style-name="T4">CU_40</text:span></text:p>
            </table:table-cell>
            <table:covered-table-cell/>
            <table:covered-table-cell/>
          </table:table-row>
          <table:table-row>
            <table:table-cell table:style-name="Table139_col1_row2">
              <text:p text:style-name="P43"><text:span text:style-name="T3">Actores</text:span></text:p>
            </table:table-cell>
            <table:table-cell table:style-name="Table139_col2_row2" table:number-columns-spanned="7">
              <text:p text:style-name="P43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39_col1_row3">
              <text:p text:style-name="P43"><text:span text:style-name="T3">Tipo</text:span></text:p>
            </table:table-cell>
            <table:table-cell table:style-name="Table139_col2_row3" table:number-columns-spanned="7">
              <text:p text:style-name="P43"><text:span text:style-name="T4">Secundario, básico y esencial.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39_col1_row4">
              <text:p text:style-name="P43"><text:span text:style-name="T3">Referencias</text:span></text:p>
            </table:table-cell>
            <table:table-cell table:style-name="Table139_col2_row4" table:number-columns-spanned="2">
              <text:p text:style-name="P43"><text:span text:style-name="T4">RF_6.3</text:span></text:p>
            </table:table-cell>
            <table:covered-table-cell/>
            <table:table-cell table:style-name="Table139_col4_row4" table:number-columns-spanned="5">
              <text:p text:style-name="P43"><text:span text:style-name="T4">CU_38 CU_37</text:span>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le139_col1_row5">
              <text:p text:style-name="P43"><text:span text:style-name="T3">Precondición</text:span></text:p>
            </table:table-cell>
            <table:table-cell table:style-name="Table139_col2_row5" table:number-columns-spanned="7">
              <text:p text:style-name="P43"><text:span text:style-name="T4">Se debe de haber creado la carta de pago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39_col1_row6">
              <text:p text:style-name="P43"><text:span text:style-name="T3">Postcondición</text:span></text:p>
            </table:table-cell>
            <table:table-cell table:style-name="Table139_col2_row6" table:number-columns-spanned="7">
              <text:p text:style-name="P43"><text:span text:style-name="T4">Recibir la transaccion de un cliente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39_col1_row7">
              <text:p text:style-name="P43"><text:span text:style-name="T3">Autor</text:span></text:p>
            </table:table-cell>
            <table:table-cell table:style-name="Table139_col2_row7">
              <text:p text:style-name="P43"><text:span text:style-name="T4">Manuel Ortiz Hita</text:span></text:p>
            </table:table-cell>
            <table:table-cell table:style-name="Table139_col3_row7" table:number-columns-spanned="2">
              <text:h text:style-name="P42" text:outline-level="1"><text:span text:style-name="T3">Fecha</text:span></text:h>
            </table:table-cell>
            <table:covered-table-cell/>
            <table:table-cell table:style-name="Table139_col5_row7" table:number-columns-spanned="2">
              <text:p text:style-name="P43"><text:span text:style-name="T4">25/03/2018</text:span></text:p>
            </table:table-cell>
            <table:covered-table-cell/>
            <table:table-cell table:style-name="Table139_col7_row7">
              <text:h text:style-name="P42" text:outline-level="1"><text:span text:style-name="T3">Versión</text:span></text:h>
            </table:table-cell>
            <table:table-cell table:style-name="Table139_col8_row7">
              <text:p text:style-name="P44"><text:span text:style-name="T4">1.0</text:span></text:p>
            </table:table-cell>
          </table:table-row>
        </table:table>
        <table:table table:name="Table140" table:style-name="Table140">
          <table:table-column/>
          <table:table-row>
            <table:table-cell table:style-name="Table140_col1_row1">
              <text:p text:style-name="P43"><text:span text:style-name="T4">Propósito</text:span></text:p>
            </table:table-cell>
          </table:table-row>
          <table:table-row>
            <table:table-cell table:style-name="Table140_col1_row2">
              <text:p text:style-name="P45"><text:span text:style-name="T4">Que el usuario pueda pagar a traves de una pagina web a traves de una cuenta bancaria</text:span></text:p>
            </table:table-cell>
          </table:table-row>
        </table:table>
        <table:table table:name="Table141" table:style-name="Table141">
          <table:table-column/>
          <table:table-row>
            <table:table-cell table:style-name="Table141_col1_row1">
              <text:p text:style-name="P43"><text:span text:style-name="T4">Resumen</text:span></text:p>
            </table:table-cell>
          </table:table-row>
          <table:table-row>
            <table:table-cell table:style-name="Table141_col1_row2">
              <text:p text:style-name="P46"><text:span text:style-name="T4">El usurio que desee realizar un pedido a traves de la pagina web debera de poder realizar el pago por tarjeta a traves de su cuenta bancaria</text:span></text:p>
            </table:table-cell>
          </table:table-row>
        </table:table>
        <text:p text:style-name="P15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  <style:font-face style:name="Liberation Sans" svg:font-family="Liberation Sans"/>
    <style:font-face style:name="Comic Sans MS" svg:font-family="Comic Sans MS"/>
  </office:font-face-decls>
  <office:styles>
    <style:default-style style:family="paragraph">
      <style:paragraph-properties style:tab-stop-distance="1.251cm"/>
    </style:default-style>
    <style:style style:family="paragraph" style:name="Table-Heading" style:display-name="Table Heading" style:parent-style-name="Normal" style:next-style-name="Table-Heading">
      <style:paragraph-properties fo:text-align="center"/>
      <style:text-properties fo:font-weight="bold"/>
    </style:style>
    <style:style style:family="paragraph" style:name="Text-body" style:display-name="Text body" style:parent-style-name="Normal" style:next-style-name="Text-body">
      <style:paragraph-properties fo:line-height="120%" fo:margin-top="0cm" fo:margin-bottom="0.247cm"/>
    </style:style>
    <style:style style:family="paragraph" style:name="Normal" style:display-name="Normal"/>
    <style:style style:family="paragraph" style:name="Heading-1" style:display-name="Heading 1" style:parent-style-name="Normal" style:next-style-name="Normal">
      <style:paragraph-properties fo:margin-top="22pt" fo:margin-bottom="3pt" fo:keep-with-next="always"/>
      <style:text-properties style:font-name="Arial" fo:font-size="17pt" fo:font-weight="bold"/>
    </style:style>
    <style:style style:family="paragraph" style:name="Heading-3" style:display-name="Heading 3" style:parent-style-name="Normal" style:next-style-name="Normal">
      <style:paragraph-properties fo:margin-top="22pt" fo:margin-bottom="3pt" fo:keep-with-next="always"/>
      <style:text-properties style:font-name="Arial" fo:font-size="12pt" fo:font-style="italic" fo:font-weight="bold"/>
    </style:style>
    <style:style style:family="paragraph" style:name="Contents-1" style:display-name="Contents 1" style:parent-style-name="Normal" style:next-style-name="Normal">
      <style:paragraph-properties fo:text-indent="-0.300000in" fo:margin-left="0.500000in"/>
    </style:style>
    <style:style style:family="paragraph" style:name="Header" style:display-name="Header" style:parent-style-name="Normal" style:next-style-name="Header">
      <style:paragraph-properties>
        <style:tab-stops>
          <style:tab-stop style:type="center" style:position="3.345139in"/>
          <style:tab-stop style:type="right" style:position="6.691667in"/>
        </style:tab-stops>
      </style:paragraph-properties>
    </style:style>
    <style:style style:family="paragraph" style:name="Heading-2" style:display-name="Heading 2" style:parent-style-name="Normal" style:next-style-name="Normal">
      <style:paragraph-properties fo:text-align="justify" fo:margin-top="22pt" fo:margin-bottom="3pt" fo:keep-with-next="always"/>
      <style:text-properties style:font-name="Arial" fo:font-size="14pt" fo:font-weight="bold"/>
    </style:style>
    <style:style style:family="paragraph" style:name="Caption" style:display-name="Caption" style:parent-style-name="Normal" style:next-style-name="Caption">
      <style:paragraph-properties fo:margin-top="0.212cm" fo:margin-bottom="0.212cm"/>
      <style:text-properties fo:font-size="12pt" fo:font-style="italic"/>
    </style:style>
    <style:style style:family="paragraph" style:name="Heading" style:display-name="Heading" style:parent-style-name="Normal" style:next-style-name="Text-body">
      <style:paragraph-properties fo:margin-top="0.423cm" fo:margin-bottom="0.212cm" fo:keep-with-next="always"/>
      <style:text-properties style:font-name="Liberation Sans" fo:font-size="14pt"/>
    </style:style>
    <style:style style:family="paragraph" style:name="Contents-2" style:display-name="Contents 2" style:parent-style-name="Normal" style:next-style-name="Normal">
      <style:paragraph-properties fo:text-indent="-0.300000in" fo:margin-left="1.000000in"/>
    </style:style>
    <style:style style:family="paragraph" style:name="Contents-3" style:display-name="Contents 3" style:parent-style-name="Normal" style:next-style-name="Normal">
      <style:paragraph-properties fo:text-indent="-0.300000in" fo:margin-left="1.500000in"/>
    </style:style>
    <style:style style:family="paragraph" style:name="Contents-4" style:display-name="Contents 4" style:parent-style-name="Normal" style:next-style-name="Normal">
      <style:paragraph-properties fo:text-indent="-0.300000in" fo:margin-left="2.000000in"/>
    </style:style>
  </office:styles>
  <office:automatic-styles>
    <style:style style:family="paragraph" style:name="P1" style:display-name="P1" style:parent-style-name="Header"/>
    <style:page-layout style:name="Standard">
      <style:page-layout-properties fo:page-width="210.000000mm" fo:page-height="297.000000mm" style:print-orientation="portrait" fo:margin-top="2.000000cm" fo:margin-bottom="2cm" fo:margin-left="2cm" fo:margin-right="2cm"/>
      <style:header-style>
        <style:header-footer-properties svg:height="1.769000cm"/>
      </style:header-style>
    </style:page-layout>
  </office:automatic-styles>
  <office:master-styles>
    <style:master-page style:name="Standard" style:page-layout-name="Standard">
      <style:header>
        <text:p text:style-name="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AbiWord/3.0.2 (unix, gtk)</meta:generator>
    <meta:creation-date>Sun Mar 25 21:55:29 2018
</meta:creation-date>
    <dc:date>Sun Mar 25 23:03:21 2018
</dc:date>
  </office:meta>
</office:document-meta>
</file>